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2264in"/>
    </style:style>
    <style:style style:name="Table1.B" style:family="table-column">
      <style:table-column-properties style:column-width="5.922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4507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0.6521in"/>
    </style:style>
    <style:style style:name="Table2.C" style:family="table-column">
      <style:table-column-properties style:column-width="0.5667in"/>
    </style:style>
    <style:style style:name="Table2.D" style:family="table-column">
      <style:table-column-properties style:column-width="2.665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6792in" fo:margin-left="-0.075in" fo:margin-top="0in" fo:margin-bottom="0in" table:align="left" style:writing-mode="lr-tb"/>
    </style:style>
    <style:style style:name="Table3.A" style:family="table-column">
      <style:table-column-properties style:column-width="0.5542in"/>
    </style:style>
    <style:style style:name="Table3.B" style:family="table-column">
      <style:table-column-properties style:column-width="0.6833in"/>
    </style:style>
    <style:style style:name="Table3.C" style:family="table-column">
      <style:table-column-properties style:column-width="0.5549in"/>
    </style:style>
    <style:style style:name="Table3.D" style:family="table-column">
      <style:table-column-properties style:column-width="1.4924in"/>
    </style:style>
    <style:style style:name="Table3.E" style:family="table-column">
      <style:table-column-properties style:column-width="1.394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5715in" fo:margin-left="-0.075in" fo:margin-top="0in" fo:margin-bottom="0in" table:align="left" style:writing-mode="lr-tb"/>
    </style:style>
    <style:style style:name="Table4.A" style:family="table-column">
      <style:table-column-properties style:column-width="0.5313in"/>
    </style:style>
    <style:style style:name="Table4.B" style:family="table-column">
      <style:table-column-properties style:column-width="0.6563in"/>
    </style:style>
    <style:style style:name="Table4.C" style:family="table-column">
      <style:table-column-properties style:column-width="0.5319in"/>
    </style:style>
    <style:style style:name="Table4.D" style:family="table-column">
      <style:table-column-properties style:column-width="1.5153in"/>
    </style:style>
    <style:style style:name="Table4.E" style:family="table-column">
      <style:table-column-properties style:column-width="1.3368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2194in" fo:margin-left="-0.075in" fo:margin-top="0in" fo:margin-bottom="0in" table:align="left" style:writing-mode="lr-tb"/>
    </style:style>
    <style:style style:name="Table5.A" style:family="table-column">
      <style:table-column-properties style:column-width="0.916in"/>
    </style:style>
    <style:style style:name="Table5.B" style:family="table-column">
      <style:table-column-properties style:column-width="0.891in"/>
    </style:style>
    <style:style style:name="Table5.C" style:family="table-column">
      <style:table-column-properties style:column-width="0.6021in"/>
    </style:style>
    <style:style style:name="Table5.D" style:family="table-column">
      <style:table-column-properties style:column-width="1.3944in"/>
    </style:style>
    <style:style style:name="Table5.E" style:family="table-column">
      <style:table-column-properties style:column-width="1.41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6028in" fo:margin-left="-0.075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1.141in"/>
    </style:style>
    <style:style style:name="Table6.C" style:family="table-column">
      <style:table-column-properties style:column-width="1.0778in"/>
    </style:style>
    <style:style style:name="Table6.D" style:family="table-column">
      <style:table-column-properties style:column-width="1.3104in"/>
    </style:style>
    <style:style style:name="Table6.E" style:family="table-column">
      <style:table-column-properties style:column-width="1.4035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7583in" fo:margin-left="-0.075in" fo:margin-top="0in" fo:margin-bottom="0in" table:align="left" style:writing-mode="lr-tb"/>
    </style:style>
    <style:style style:name="Table7.A" style:family="table-column">
      <style:table-column-properties style:column-width="1.384in"/>
    </style:style>
    <style:style style:name="Table7.B" style:family="table-column">
      <style:table-column-properties style:column-width="1.373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0639in" fo:margin-left="-0.075in" fo:margin-top="0in" fo:margin-bottom="0in" table:align="left" style:writing-mode="lr-tb"/>
    </style:style>
    <style:style style:name="Table8.A" style:family="table-column">
      <style:table-column-properties style:column-width="0.6354in"/>
    </style:style>
    <style:style style:name="Table8.B" style:family="table-column">
      <style:table-column-properties style:column-width="0.6521in"/>
    </style:style>
    <style:style style:name="Table8.C" style:family="table-column">
      <style:table-column-properties style:column-width="0.5667in"/>
    </style:style>
    <style:style style:name="Table8.D" style:family="table-column">
      <style:table-column-properties style:column-width="1.1993in"/>
    </style:style>
    <style:style style:name="Table8.E" style:family="table-column">
      <style:table-column-properties style:column-width="1.010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3" style:family="table-cell">
      <style:table-cell-properties style:vertical-align="" fo:padding-left="0.075in" fo:padding-right="0.075in" fo:padding-top="0in" fo:padding-bottom="0in" fo:border-left="none" fo:border-right="none" fo:border-top="0.5pt solid #000001" fo:border-bottom="0.5pt solid #000001"/>
    </style:style>
    <style:style style:name="Table8.A11"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2632in" fo:margin-left="-0.075in" fo:margin-top="0in" fo:margin-bottom="0in" table:align="left" style:writing-mode="lr-tb"/>
    </style:style>
    <style:style style:name="Table9.A" style:family="table-column">
      <style:table-column-properties style:column-width="0.7576in"/>
    </style:style>
    <style:style style:name="Table9.B" style:family="table-column">
      <style:table-column-properties style:column-width="0.7861in"/>
    </style:style>
    <style:style style:name="Table9.C" style:family="table-column">
      <style:table-column-properties style:column-width="0.6542in"/>
    </style:style>
    <style:style style:name="Table9.D" style:family="table-column">
      <style:table-column-properties style:column-width="1.0014in"/>
    </style:style>
    <style:style style:name="Table9.E" style:family="table-column">
      <style:table-column-properties style:column-width="1.0639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1.7049in" fo:margin-left="-0.075in" fo:margin-top="0in" fo:margin-bottom="0in" table:align="left" style:writing-mode="lr-tb"/>
    </style:style>
    <style:style style:name="Table10.A" style:family="table-column">
      <style:table-column-properties style:column-width="0.6063in"/>
    </style:style>
    <style:style style:name="Table10.B" style:family="table-column">
      <style:table-column-properties style:column-width="1.0979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4"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2.6813in" fo:margin-left="-0.075in" fo:margin-top="0in" fo:margin-bottom="0in" table:align="left" style:writing-mode="lr-tb"/>
    </style:style>
    <style:style style:name="Table11.A" style:family="table-column">
      <style:table-column-properties style:column-width="1.3236in"/>
    </style:style>
    <style:style style:name="Table11.B" style:family="table-column">
      <style:table-column-properties style:column-width="1.3569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7486in" fo:margin-left="-0.075in" fo:margin-top="0in" fo:margin-bottom="0in" table:align="left" style:writing-mode="lr-tb"/>
    </style:style>
    <style:style style:name="Table12.A" style:family="table-column">
      <style:table-column-properties style:column-width="0.9896in"/>
    </style:style>
    <style:style style:name="Table12.B" style:family="table-column">
      <style:table-column-properties style:column-width="0.8576in"/>
    </style:style>
    <style:style style:name="Table12.C" style:family="table-column">
      <style:table-column-properties style:column-width="0.6736in"/>
    </style:style>
    <style:style style:name="Table12.D" style:family="table-column">
      <style:table-column-properties style:column-width="1.0549in"/>
    </style:style>
    <style:style style:name="Table12.E" style:family="table-column">
      <style:table-column-properties style:column-width="1.1729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4097in" fo:margin-left="-0.075in" fo:margin-top="0in" fo:margin-bottom="0in" table:align="left" style:writing-mode="lr-tb"/>
    </style:style>
    <style:style style:name="Table13.A" style:family="table-column">
      <style:table-column-properties style:column-width="0.6514in"/>
    </style:style>
    <style:style style:name="Table13.B" style:family="table-column">
      <style:table-column-properties style:column-width="0.5667in"/>
    </style:style>
    <style:style style:name="Table13.C" style:family="table-column">
      <style:table-column-properties style:column-width="1.25in"/>
    </style:style>
    <style:style style:name="Table13.D" style:family="table-column">
      <style:table-column-properties style:column-width="0.941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3.6125in" fo:margin-left="-0.075in" fo:margin-top="0in" fo:margin-bottom="0in" table:align="left" style:writing-mode="lr-tb"/>
    </style:style>
    <style:style style:name="Table14.A" style:family="table-column">
      <style:table-column-properties style:column-width="0.566in"/>
    </style:style>
    <style:style style:name="Table14.B" style:family="table-column">
      <style:table-column-properties style:column-width="0.6521in"/>
    </style:style>
    <style:style style:name="Table14.C" style:family="table-column">
      <style:table-column-properties style:column-width="0.5667in"/>
    </style:style>
    <style:style style:name="Table14.D" style:family="table-column">
      <style:table-column-properties style:column-width="0.8861in"/>
    </style:style>
    <style:style style:name="Table14.E" style:family="table-column">
      <style:table-column-properties style:column-width="0.941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5"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3.4014in" fo:margin-left="-0.075in" fo:margin-top="0in" fo:margin-bottom="0in" table:align="left" style:writing-mode="lr-tb"/>
    </style:style>
    <style:style style:name="Table15.A" style:family="table-column">
      <style:table-column-properties style:column-width="0.5667in"/>
    </style:style>
    <style:style style:name="Table15.B" style:family="table-column">
      <style:table-column-properties style:column-width="1.8938in"/>
    </style:style>
    <style:style style:name="Table15.C" style:family="table-column">
      <style:table-column-properties style:column-width="0.941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3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3.6333in" fo:margin-left="-0.075in" fo:margin-top="0in" fo:margin-bottom="0in" table:align="left" style:writing-mode="lr-tb"/>
    </style:style>
    <style:style style:name="Table16.A" style:family="table-column">
      <style:table-column-properties style:column-width="0.566in"/>
    </style:style>
    <style:style style:name="Table16.B" style:family="table-column">
      <style:table-column-properties style:column-width="2.1257in"/>
    </style:style>
    <style:style style:name="Table16.C" style:family="table-column">
      <style:table-column-properties style:column-width="0.9417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4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3819in" fo:margin-left="-0.075in" fo:margin-top="0in" fo:margin-bottom="0in" table:align="left" style:writing-mode="lr-tb"/>
    </style:style>
    <style:style style:name="Table17.A" style:family="table-column">
      <style:table-column-properties style:column-width="0.566in"/>
    </style:style>
    <style:style style:name="Table17.B" style:family="table-column">
      <style:table-column-properties style:column-width="1.8743in"/>
    </style:style>
    <style:style style:name="Table17.C" style:family="table-column">
      <style:table-column-properties style:column-width="0.9417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2" style:family="table-row">
      <style:table-row-properties fo:keep-together="auto"/>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6"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1.8278in" fo:margin-left="-0.075in" fo:margin-top="0in" fo:margin-bottom="0in" table:align="left" style:writing-mode="lr-tb"/>
    </style:style>
    <style:style style:name="Table18.A" style:family="table-column">
      <style:table-column-properties style:column-width="0.8861in"/>
    </style:style>
    <style:style style:name="Table18.B" style:family="table-column">
      <style:table-column-properties style:column-width="0.94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4"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3.1979in" fo:margin-left="-0.075in" fo:margin-top="0in" fo:margin-bottom="0in" table:align="left" style:writing-mode="lr-tb"/>
    </style:style>
    <style:style style:name="Table19.A" style:family="table-column">
      <style:table-column-properties style:column-width="1.0417in"/>
    </style:style>
    <style:style style:name="Table19.B" style:family="table-column">
      <style:table-column-properties style:column-width="1.1458in"/>
    </style:style>
    <style:style style:name="Table19.C" style:family="table-column">
      <style:table-column-properties style:column-width="1.0104in"/>
    </style:style>
    <style:style style:name="Table19.1" style:family="table-row">
      <style:table-row-properties fo:keep-together="auto"/>
    </style:style>
    <style:style style:name="Table19.A1" style:family="table-cell">
      <style:table-cell-properties style:vertical-align="bottom" fo:padding-left="0.075in" fo:padding-right="0.075in" fo:padding-top="0in" fo:padding-bottom="0in" fo:border-left="none" fo:border-right="none" fo:border-top="none" fo:border-bottom="0.5pt solid #000001"/>
    </style:style>
    <style:style style:name="Table19.B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C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9.A5" style:family="table-cell">
      <style:table-cell-properties style:vertical-align="" fo:padding-left="0.075in" fo:padding-right="0.075in" fo:padding-top="0in" fo:padding-bottom="0in" fo:border-left="none" fo:border-right="none" fo:border-top="0.5pt solid #000001" fo:border-bottom="none"/>
    </style:style>
    <style:style style:name="Table19.C5" style:family="table-cell">
      <style:table-cell-properties style:vertical-align="bottom" fo:padding-left="0.075in" fo:padding-right="0.075in" fo:padding-top="0in" fo:padding-bottom="0in" fo:border-left="none" fo:border-right="none" fo:border-top="0.5pt solid #000001" fo:border-bottom="none"/>
    </style:style>
    <style:style style:name="Table20" style:family="table">
      <style:table-properties style:width="1.3417in" fo:margin-left="-0.075in" fo:margin-top="0in" fo:margin-bottom="0in" table:align="left" style:writing-mode="lr-tb"/>
    </style:style>
    <style:style style:name="Table20.A" style:family="table-column">
      <style:table-column-properties style:column-width="0.566in"/>
    </style:style>
    <style:style style:name="Table20.B" style:family="table-column">
      <style:table-column-properties style:column-width="0.77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list-style-name="">
      <style:paragraph-properties fo:margin-left="0in" fo:margin-right="0in" fo:text-indent="0in" style:auto-text-indent="false">
        <style:tab-stops/>
      </style:paragraph-properties>
    </style:style>
    <style:style style:name="P2" style:family="paragraph" style:parent-style-name="Heading_20_3" style:list-style-name="">
      <style:paragraph-properties fo:margin-left="0in" fo:margin-right="0in" fo:text-indent="0in" style:auto-text-indent="false"/>
    </style:style>
    <style:style style:name="P3" style:family="paragraph" style:parent-style-name="Heading_20_5"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4" style:family="paragraph" style:parent-style-name="Heading_20_5" style:list-style-name="">
      <style:paragraph-properties fo:margin-left="0in" fo:margin-right="0in" fo:text-indent="0in" style:auto-text-indent="false"/>
    </style:style>
    <style:style style:name="P5" style:family="paragraph" style:parent-style-name="Heading_20_1" style:list-style-name="">
      <style:paragraph-properties fo:margin-left="0in" fo:margin-right="0in" fo:text-indent="0in" style:auto-text-indent="false">
        <style:tab-stops/>
      </style:paragraph-properties>
    </style:style>
    <style:style style:name="P6" style:family="paragraph" style:parent-style-name="Heading_20_1">
      <style:paragraph-properties fo:margin-left="0in" fo:margin-right="0in" fo:text-align="start" style:justify-single-word="false" fo:text-indent="0in" style:auto-text-indent="false">
        <style:tab-stops/>
      </style:paragraph-properties>
    </style:style>
    <style:style style:name="P7" style:family="paragraph" style:parent-style-name="Heading_20_1" style:list-style-name="">
      <style:paragraph-properties fo:margin-left="0in" fo:margin-right="0in" fo:text-align="start" style:justify-single-word="false" fo:text-indent="0in" style:auto-text-indent="false">
        <style:tab-stops/>
      </style:paragraph-properties>
    </style:style>
    <style:style style:name="P8" style:family="paragraph" style:parent-style-name="Heading_20_1">
      <style:paragraph-properties fo:margin-left="0in" fo:margin-right="0in" fo:text-align="center" style:justify-single-word="false" fo:text-indent="0in" style:auto-text-indent="false">
        <style:tab-stops/>
      </style:paragraph-properties>
    </style:style>
    <style:style style:name="P9"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10" style:family="paragraph" style:parent-style-name="Heading_20_1" style:list-style-name="">
      <style:paragraph-properties fo:margin-left="0in" fo:margin-right="0in" fo:text-indent="0in" style:auto-text-indent="false"/>
    </style:style>
    <style:style style:name="P11" style:family="paragraph" style:parent-style-name="Heading_20_1" style:list-style-name="">
      <style:paragraph-properties fo:margin-left="0in" fo:margin-right="0in" fo:text-align="end" style:justify-single-word="false" fo:text-indent="0in" style:auto-text-indent="false">
        <style:tab-stops/>
      </style:paragraph-properties>
    </style:style>
    <style:style style:name="P12" style:family="paragraph" style:parent-style-name="Preformatted" style:master-page-name="Standard">
      <style:paragraph-properties fo:margin-left="0in" fo:margin-right="0in" fo:orphans="2" fo:widows="2" fo:text-indent="0in" style:auto-text-indent="false" style:page-number="auto"/>
    </style:style>
    <style:style style:name="P13" style:family="paragraph" style:parent-style-name="Heading_20_7" style:list-style-name="">
      <style:paragraph-properties fo:margin-left="0in" fo:margin-right="0in" fo:text-indent="0in" style:auto-text-indent="false">
        <style:tab-stops/>
      </style:paragraph-properties>
    </style:style>
    <style:style style:name="P14" style:family="paragraph" style:parent-style-name="Heading_20_9" style:list-style-name="">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17"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8"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9"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20" style:family="paragraph" style:parent-style-name="Standard">
      <style:paragraph-properties fo:margin-left="0in" fo:margin-right="0in" fo:text-indent="0in" style:auto-text-indent="false"/>
      <style:text-properties style:font-name="Times New Roman" fo:font-size="9pt" fo:language="en" fo:country="US" style:font-size-asian="9pt" style:language-asian="en" style:country-asian="US"/>
    </style:style>
    <style:style style:name="P21" style:family="paragraph" style:parent-style-name="Standard">
      <style:paragraph-properties fo:margin-left="0in" fo:margin-right="0in" fo:text-indent="0in" style:auto-text-indent="false"/>
      <style:text-properties style:font-name="Times New Roman" fo:font-style="italic" style:font-style-asian="italic"/>
    </style:style>
    <style:style style:name="P22"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Standard">
      <style:paragraph-properties fo:margin-left="0in" fo:margin-right="0in" fo:text-align="start" style:justify-single-word="false" fo:text-indent="0in" style:auto-text-indent="false">
        <style:tab-stops/>
      </style:paragraph-properties>
    </style:style>
    <style:style style:name="P25" style:family="paragraph" style:parent-style-name="Standard">
      <style:paragraph-properties fo:margin-left="0in" fo:margin-right="0in" fo:text-align="center" style:justify-single-word="false" fo:text-indent="0in" style:auto-text-indent="false"/>
    </style:style>
    <style:style style:name="P26" style:family="paragraph" style:parent-style-name="Standard">
      <style:paragraph-properties fo:margin-left="0in" fo:margin-right="0in" fo:text-align="center" style:justify-single-word="false" fo:text-indent="0in" style:auto-text-indent="false">
        <style:tab-stops/>
      </style:paragraph-properties>
    </style:style>
    <style:style style:name="P27" style:family="paragraph" style:parent-style-name="Standard">
      <style:paragraph-properties fo:margin-left="0in" fo:margin-right="0in" fo:text-align="end" style:justify-single-word="false" fo:text-indent="0in" style:auto-text-indent="false"/>
    </style:style>
    <style:style style:name="P28" style:family="paragraph" style:parent-style-name="Standard">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1pt" fo:language="en" fo:country="US" style:font-size-asian="11pt" style:language-asian="en" style:country-asian="US"/>
    </style:style>
    <style:style style:name="T8" style:family="text">
      <style:text-properties style:font-name="Times New Roman" fo:font-style="italic" style:font-style-asian="italic"/>
    </style:style>
    <style:style style:name="T9" style:family="text">
      <style:text-properties style:font-name="Times New Roman" fo:font-weight="bold" style:font-weight-asian="bold"/>
    </style:style>
    <style:style style:name="T10" style:family="text">
      <style:text-properties fo:color="#000000" style:font-name="Times New Roman"/>
    </style:style>
    <style:style style:name="T11" style:family="text">
      <style:text-properties fo:font-weight="normal" style:font-weight-asian="normal"/>
    </style:style>
    <style:style style:name="T12"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is material is Open Game Content, and is licensed for public use under the terms of the Open Game License v1.0a.</text:span></text:p>
      <text:h text:style-name="P2" text:outline-level="3"><text:span text:style-name="T5">PSIONIC ITEMS</text:span></text:h>
      <text:h text:style-name="P3" text:outline-level="5"/>
      <text:h text:style-name="P4" text:outline-level="5"><text:span text:style-name="T6">USING ITEMS</text:span></text:h>
      <text:p text:style-name="P15"><text:span text:style-name="T2">To use a psionic item, it must be activated, although sometimes activation is accomplished simply by picking up an item or putting it on. Some items, once they are carried or worn, function constantly. In most cases, using an item requires a standard action that does not provoke attacks of opportunity. By contrast, power completion items (see below) are treated just like powers in combat and do provoke attacks of opportunity.</text:span></text:p>
      <text:p text:style-name="P15"><text:span text:style-name="T2">Activating a psionic item is a standard action unless the item description indicates otherwise. The manifesting time of a power is the time required to activate the same power in an item, whether it’s a power stone, a dorje, or a psionic tattoo, unless the item description specifically states otherwise.</text:span></text:p>
      <text:p text:style-name="P15"><text:span text:style-name="T2">The four ways to activate psionic items are described below.</text:span></text:p>
      <text:p text:style-name="P15"><text:span text:style-name="T3">Power Completion:</text:span><text:span text:style-name="T2"> This is the activation method for power stones. A power stone holds a power that is mostly finished. All that’s left to do is perform the short, simple, finishing parts of the manifestation (the final mental coda, as it were). To use a power completion item safely, a character must be of high enough level in the appropriate class to manifest the power already. If he can’t already manifest the power, there’s a chance he’ll make a mistake (see Brainburn in the power stone description). Activating a power completion item is a standard action and provokes attacks of opportunity exactly as manifesting a power does.</text:span></text:p>
      <text:p text:style-name="P15"><text:span text:style-name="T2">Powers stored in power completion items are usually not augmented, because the manifester level of such an item is assumed to be the minimum necessary to manifest the stored power. However, an item’s description may specify otherwise (some power stones have manifester levels higher than the minimum required to manifest the stored power, and are then assumed to be augmented as well).</text:span></text:p>
      <text:p text:style-name="P15"><text:span text:style-name="T3">Power Trigger:</text:span><text:span text:style-name="T2"> This is the activation method for dorjes and psicrowns. It requires the special knowledge of power manifestation that a character of the appropriate class would know, and the formation of the appropriate command thought. If a power is on a character’s power list, the character knows how to use a power trigger item that stores that power. The user must still determine what power is stored in the item before she can activate it. Activating a power trigger item is a standard action that does not provoke attacks of opportunity.</text:span></text:p>
      <text:p text:style-name="P15"><text:span text:style-name="T2">Powers stored in power trigger items are not augmented. Such powers are assumed to be stored in the item at the minimum manifester level necessary to manifest the power. However, certain items may specify a higher manifester level than necessary. If such an item holds a power that deals hit point damage, the power is assumed to be augmented to the maximum allowed by the power and the manifester level.</text:span></text:p>
      <text:p text:style-name="P15"><text:span text:style-name="T3">Command Thought:</text:span><text:span text:style-name="T2"> If no activation method is suggested either in the psionic item description or by the nature of the item, assume that a command thought is needed to activate it. Command thought activation means that a character mentally projects a thought, and the item activates. No other special knowledge is needed. Activating a command thought psionic item is a standard action that does not provoke attacks of opportunity. </text:span></text:p>
      <text:p text:style-name="P15"><text:span text:style-name="T2">Sometimes the command thought to activate an item is mentally imprinted within it and is whispered into the mind of a creature who picks it up. Other items are silent, but a Knowledge (psionics) or Knowledge (history) check might be useful in helping to identify command thoughts. A successful DC 30 check is needed to come up with the command thought in this case. The power </text:span><text:span text:style-name="T4">psionic identify </text:span><text:span text:style-name="T2">reveals command thoughts.</text:span></text:p>
      <text:p text:style-name="P15"><text:span text:style-name="T2">Powers stored in command thought items are usually not augmented, because the manifester level of such an item is assumed to be the minimum possible to manifest the stored power.</text:span></text:p>
      <text:p text:style-name="P15"><text:span text:style-name="T3">Use-Activated: </text:span><text:span text:style-name="T2">This type of psionic item simply has to be used to activate. Use activation is generally straightforward and self-explanatory.</text:span></text:p>
      <text:p text:style-name="P15"><text:span text:style-name="T2">Many use-activated items are objects that a character wears. Some items made for wearing must still be activated. Although this activation sometimes requires a command thought (see above), usually it means mentally willing the activation to happen <text:s/>(a free action). The description of an item states whether a command thought is needed in such a case.</text:span></text:p>
      <text:p text:style-name="P15"><text:span text:style-name="T2">Unless stated otherwise, activating a use-activated psionic item is either a standard action or not an action at all and does not provoke attacks of opportunity, unless the use involves performing an action that provokes attacks of opportunity in itself. If the use of the item takes time before a psionic effect occurs, then use activation is a standard action. If the item’s activation is subsumed in its use and takes no extra time, use activation is not an action at all.</text:span></text:p>
      <text:p text:style-name="P15"><text:span text:style-name="T2">Use activation doesn’t mean that if you use an item, you automatically know what it can do. You must know (or at least guess) what the item can do and then use the item to activate it, unless the benefit of the item comes automatically.</text:span></text:p>
      <text:p text:style-name="P15"><text:span text:style-name="T2">Powers stored in use-activated items are usually not augmented, because the manifester level of such an item is assumed to be the minimum possible to manifest the stored power.</text:span></text:p>
      <text:p text:style-name="P18"/>
      <text:p text:style-name="P15"><text:span text:style-name="T6">SAVING THROWS AGAINST PSIONIC ITEM POWERS</text:span></text:p>
      <text:p text:style-name="P15"><text:span text:style-name="T2">Psionic items produce psionic powers. The DC of a saving throw against a power from a psionic item is always 10 + the level of the power or effect + the ability modifier of the minimum ability score needed to manifest that level of power.</text:span></text:p>
      <text:p text:style-name="P15"><text:span text:style-name="T2">Another way to figure the same number is to multiply the power’s level by 1-1/2 and add 10 to the result.</text:span></text:p>
      <text:p text:style-name="P15"><text:span text:style-name="T2">Psicrowns are an exception to the rule. Treat the saving throw as if the wielder manifested the power, including caster level and all modifiers to save DC.</text:span></text:p>
      <text:p text:style-name="P15"><text:span text:style-name="T2">Some psionic items take advantage of the fact that powers can be augmented to increase their saving throw DCs. These items are special and have their cost to create and market price calculated using the manifester’s level instead of the power’s level.</text:span></text:p>
      <text:p text:style-name="P15"><text:span text:style-name="T2">Most item descriptions give saving throw DCs for various effects, particularly when the effect has no exact power equivalent (making its level otherwise difficult to quickly determine).</text:span></text:p>
      <text:p text:style-name="P18"><text:soft-page-break/></text:p>
      <text:p text:style-name="P15"><text:span text:style-name="T6">DAMAGING PSIONIC ITEMS</text:span></text:p>
      <text:p text:style-name="P15"><text:span text:style-name="T2">A psionic item doesn’t need to make a saving throw unless it is unattended, it is specifically targeted by the effect, or its wielder rolls a natural 1 on his saving throw. Psionic items should always get a save against powers or spells that might deal damage to them—even against attacks from which a mundane item would normally get no chance to save. All types of psionic item saves—Fortitude, Reflex, and Will—are calculated the same way: The item’s saving throw bonus equals 2 + 1/2 its manifester level (round down). The only exceptions to this rule are intelligent psionic items, which make Will saves based on their own Wisdom scores.</text:span></text:p>
      <text:p text:style-name="P15"><text:span text:style-name="T2">A psionic item, unless otherwise noted, takes damage as a normal item of the same type. A damaged psionic item continues to function, but if it is destroyed, all its psionic power is lost.</text:span></text:p>
      <text:p text:style-name="P19"/>
      <text:p text:style-name="P15"><text:span text:style-name="T7">REPAIRING ITEMS</text:span></text:p>
      <text:p text:style-name="P15"><text:span text:style-name="T2">Some psionic items (especially psionic weapons and shields) may take damage over the course of an adventure. It costs no more to repair a psionic item with the Craft skill than it does to repair its nonpsionic counterpart. The </text:span><text:span text:style-name="T4">make whole </text:span><text:span text:style-name="T2">spell can repair a damaged—but not completely broken— psionic item.</text:span></text:p>
      <text:p text:style-name="P18"/>
      <text:h text:style-name="P4" text:outline-level="5"><text:span text:style-name="T6">INTELLIGENT ITEMS</text:span></text:h>
      <text:p text:style-name="P15"><text:span text:style-name="T2">Some psionic items, particularly weapons, have an intelligence all their own. Only permanent psionic items (as opposed to those that are single-use items, those that have charges, or those that store power points) can be intelligent. (This means that psionic tattoos, power stones, and dorjes, among other items, are never intelligent.) In general, less than 1% of psionic items have intelligence. </text:span></text:p>
      <text:p text:style-name="P18"/>
      <text:h text:style-name="P4" text:outline-level="5"><text:span text:style-name="T6">CURSED ITEMS</text:span></text:h>
      <text:p text:style-name="P15"><text:span text:style-name="T2">Some psionic items are cursed—incorrectly made, or corrupted by outside forces. Cursed items might be particularly dangerous to the user, or they might be normal items with a minor f law, an inconvenient requirement, or an unpredictable nature. Randomly generated items are cursed 5% of the time.</text:span></text:p>
      <text:p text:style-name="P20"/>
      <text:p text:style-name="P15"><text:span text:style-name="T6">CHARGES AND MULTIPLE USES</text:span></text:p>
      <text:p text:style-name="P15"><text:span text:style-name="T2">Some items are limited in power by the number of charges they hold or the number of power points they contain. Normally, charged items (such as dorjes) have 50 charges at most. If such an item is found as a random part of a treasure, roll d% and divide by 2 to determine the number of charges left (round down, minimum 1).</text:span></text:p>
      <text:p text:style-name="P15"><text:span text:style-name="T2">Similarly, items that contain power points (such as psicrowns) have a number of points equal to 50 x the manifester level of the creator. If such an item is found as a random part of a treasure, roll d% and divide by 2 to determine the number by which the manifester level is multiplied (round down, minimum 1).</text:span></text:p>
      <text:p text:style-name="P15"><text:span text:style-name="T2">Market prices given on the tables are always for fully charged or fully powered items. (When an item is created, it is fully charged or fully powered.) For an item that’s worthless when its charges or power points run out (which is the case for almost all charged or powered items), the value of the partially used item is proportional to the number of charges left. For an item that has usefulness in addition to its charges, only part of the item’s value is based on the number of charges left.</text:span></text:p>
      <text:p text:style-name="P15"><text:span text:style-name="T2">Some items are single-use and expendable. Such items can often be found in sets or groups.</text:span></text:p>
      <text:p text:style-name="P20"/>
      <text:p text:style-name="P15"><text:span text:style-name="T6">MAGIC ITEMS FOR PSIONIC CHARACTERS</text:span></text:p>
      <text:p text:style-name="P15"><text:span text:style-name="T2">Many magic items can aid psionic characters. The table below provides some possibilities.</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13" text:outline-level="7"><text:span text:style-name="T10">Table: Magic–Psionics Equivalencies</text:span></text:h>
          </table:table-cell>
          <table:covered-table-cell/>
        </table:table-row>
        <table:table-row table:style-name="Table1.2">
          <table:table-cell table:style-name="Table1.A2" office:value-type="string">
            <text:p text:style-name="P23"><text:span text:style-name="T1">Magic Item</text:span></text:p>
          </table:table-cell>
          <table:table-cell table:style-name="Table1.A2" office:value-type="string">
            <text:h text:style-name="P5" text:outline-level="1"><text:span text:style-name="T1">Psionic Effect</text:span></text:h>
          </table:table-cell>
        </table:table-row>
        <table:table-row table:style-name="Table1.2">
          <table:table-cell table:style-name="Table1.A2" office:value-type="string">
            <text:p text:style-name="P15"><text:span text:style-name="T8">Helm of telepathy</text:span></text:p>
          </table:table-cell>
          <table:table-cell table:style-name="Table1.A2" office:value-type="string">
            <text:p text:style-name="P15"><text:span text:style-name="T1">Substitute power for spell</text:span></text:p>
          </table:table-cell>
        </table:table-row>
        <table:table-row table:style-name="Table1.2">
          <table:table-cell table:style-name="Table1.A2" office:value-type="string">
            <text:p text:style-name="P15"><text:span text:style-name="T8">Pearl of power</text:span></text:p>
          </table:table-cell>
          <table:table-cell table:style-name="Table1.A2" office:value-type="string">
            <text:p text:style-name="P15"><text:span text:style-name="T1">Treat in all ways as a </text:span><text:span text:style-name="T8">cognizance crystal </text:span><text:span text:style-name="T1">with power point capacity appropriate to the equivalent power level</text:span></text:p>
          </table:table-cell>
        </table:table-row>
        <table:table-row table:style-name="Table1.2">
          <table:table-cell table:style-name="Table1.A2" office:value-type="string">
            <text:p text:style-name="P15"><text:span text:style-name="T8">Crystal ball </text:span></text:p>
          </table:table-cell>
          <table:table-cell table:style-name="Table1.A2" office:value-type="string">
            <text:p text:style-name="P15"><text:span text:style-name="T1">Substitute power for spell </text:span></text:p>
          </table:table-cell>
        </table:table-row>
        <table:table-row table:style-name="Table1.2">
          <table:table-cell table:style-name="Table1.A2" office:value-type="string">
            <text:p text:style-name="P15"><text:span text:style-name="T8">Ioun stones</text:span></text:p>
          </table:table-cell>
          <table:table-cell table:style-name="Table1.A2" office:value-type="string">
            <text:p text:style-name="P21"/>
          </table:table-cell>
        </table:table-row>
        <table:table-row table:style-name="Table1.2">
          <table:table-cell table:style-name="Table1.A2" office:value-type="string">
            <text:p text:style-name="P15"><text:span text:style-name="T1">Vibrant purple </text:span></text:p>
          </table:table-cell>
          <table:table-cell table:style-name="Table1.A2" office:value-type="string">
            <text:p text:style-name="P15"><text:span text:style-name="T1">Stores three levels of psionic powers</text:span></text:p>
          </table:table-cell>
        </table:table-row>
        <table:table-row table:style-name="Table1.2">
          <table:table-cell table:style-name="Table1.A2" office:value-type="string">
            <text:p text:style-name="P15"><text:span text:style-name="T1">Pale lavender </text:span></text:p>
          </table:table-cell>
          <table:table-cell table:style-name="Table1.A2" office:value-type="string">
            <text:p text:style-name="P15"><text:span text:style-name="T1">Absorbs powers up to 4th level (burns out as normal)</text:span></text:p>
          </table:table-cell>
        </table:table-row>
        <table:table-row table:style-name="Table1.2">
          <table:table-cell table:style-name="Table1.A2" office:value-type="string">
            <text:p text:style-name="P15"><text:span text:style-name="T1">Rainbow</text:span><text:span text:style-name="T12">1</text:span><text:span text:style-name="T1"> </text:span></text:p>
          </table:table-cell>
          <table:table-cell table:style-name="Table1.A2" office:value-type="string">
            <text:p text:style-name="P15"><text:span text:style-name="T1">Provides 5 power points per day (regenerates)</text:span></text:p>
          </table:table-cell>
        </table:table-row>
        <table:table-row table:style-name="Table1.2">
          <table:table-cell table:style-name="Table1.A2" office:value-type="string">
            <text:p text:style-name="P15"><text:span text:style-name="T1">Dull gray</text:span><text:span text:style-name="T12">2</text:span><text:span text:style-name="T1"> </text:span></text:p>
          </table:table-cell>
          <table:table-cell table:style-name="Table1.A2" office:value-type="string">
            <text:p text:style-name="P15"><text:span text:style-name="T1">Provides 1 power point to a psionic character, then disintegrates</text:span></text:p>
          </table:table-cell>
        </table:table-row>
        <table:table-row table:style-name="Table1.1">
          <table:table-cell table:style-name="Table1.A2" table:number-columns-spanned="2" office:value-type="string">
            <text:p text:style-name="P23"><text:span text:style-name="T1">1 New item: Treat as a </text:span><text:span text:style-name="T8">cognizance crystal </text:span><text:span text:style-name="T1">in </text:span><text:span text:style-name="T8">ioun stone </text:span><text:span text:style-name="T1">form, except that it regenerates its stored power points each day; Price 16,000 gp.</text:span></text:p>
          </table:table-cell>
          <table:covered-table-cell/>
        </table:table-row>
        <table:table-row table:style-name="Table1.1">
          <table:table-cell table:style-name="Table1.A12" table:number-columns-spanned="2" office:value-type="string">
            <text:p text:style-name="P23"><text:span text:style-name="T1">2 Dull gray stones are useless for magic but still harbor just enough resonance that a psionic character can eke out 1 power point before the stone is gone forever.</text:span></text:p>
          </table:table-cell>
          <table:covered-table-cell/>
        </table:table-row>
      </table:table>
      <text:p text:style-name="P18"/>
      <text:h text:style-name="P2" text:outline-level="3"><text:span text:style-name="T5">PSIONIC ITEM DESCRIPTIONS</text:span></text:h>
      <text:p text:style-name="P15"><text:span text:style-name="T2">In the following sections, each type of psionic item, such as armor or psionic tattoos, has a general description, followed by descriptions of specific items.</text:span></text:p>
      <text:p text:style-name="P15"><text:span text:style-name="T2">General descriptions include notes on activation, random generation, and other information. The Armor Class, hardness, hit points, and break DC are given for typical examples of some types of psionic items. The Armor Class assumes that the item is unattended and includes a –5 penalty for the item’s effective Dexterity of 0. If a creature holds the item, use the creature’s Dexterity modifier as an adjustment to Armor Class in place of the –5 penalty.</text:span></text:p>
      <text:p text:style-name="P15"><text:span text:style-name="T2">Some individual items, notably those that simply store psionic powers, don’t get full-blown descriptions. Simply reference the power’s description. Assume that the power is manifested at the minimum level required to manifest it, unless otherwise noted. Increasing the manifester level so increases the cost of the item; see Table: Estimating Magic Item Gold Piece Value,</text:span><text:span text:style-name="T4"> </text:span><text:span text:style-name="T2">substituting “spell” for “power” and “caster level” for “manifester level” as appropriate. The main reason to make the manifester level higher, or course, would be to increase the potency of the power. Raising the manifester level is common for powers such as </text:span><text:span text:style-name="T4">astral construct</text:span><text:span text:style-name="T2">, the duration of which increases with the level of the manifester.</text:span></text:p>
      <text:p text:style-name="P15"><text:span text:style-name="T2">Items with full descriptions have their abilities detailed, and each of the following aspects of these items is summarized at the end of the description.</text:span></text:p>
      <text:p text:style-name="P15"><text:span text:style-name="T3">Aura:</text:span><text:span text:style-name="T2"> Most of the time, a </text:span><text:span text:style-name="T4">detect psionics </text:span><text:span text:style-name="T2">power will reveal the discipline associated with a psionic item and the strength of the aura an item emits. This information (when applicable) is given at the beginning of the item’s notational entry in the form of a phrase. See the </text:span><text:span text:style-name="T4">detect psionics </text:span><text:span text:style-name="T2">power description for more information.</text:span></text:p>
      <text:p text:style-name="P15"><text:span text:style-name="T3">Manifester Level:</text:span><text:span text:style-name="T2"> The next entry in the summary indicates the level of the creator (or the manifester level of the powers placed within the item, if this level is lower than the actual level of the creator). The manifester level provides the item’s saving throw bonus, as well as range and other level-dependent aspects of the powers of the item (if variable).</text:span></text:p>
      <text:p text:style-name="P15"><text:span text:style-name="T2">It also determines the level that must be contended with should the item come under the effect of a </text:span><text:span text:style-name="T4">dispel psionics </text:span><text:span text:style-name="T2">power or a similar situation. This information is given in the form “ML x,” where “ML” is an abbreviation for manifester</text:span></text:p>
      <text:p text:style-name="P15"><text:span text:style-name="T2">level and “x” is an ordinal number representing the manifester level itself.</text:span></text:p>
      <text:p text:style-name="P15"><text:span text:style-name="T2">For psionic tattoos, power stones, and dorjes, the creator can set the manifester level of an item at any number high enough to manifest the stored power and not higher than her own manifester level. For other psionic items, the item itself determines the manifester level. In this case, the creator’s manifester level must be as high as the item’s manifester level (and prerequisites may effectively put a higher minimum on the creator’s level).</text:span></text:p>
      <text:p text:style-name="P15"><text:span text:style-name="T3">Prerequisites:</text:span><text:span text:style-name="T2"> Certain requirements must be met in order for a character to create a psionic item. These include feats, powers, and miscellaneous requirements such as level, alignment, and race or kind. The prerequisites for creation of an item are given in the summary immediately following the item’s manifester level.</text:span></text:p>
      <text:p text:style-name="P15"><text:span text:style-name="T2">A power prerequisite can be provided by a character who knows the power, or through the use of a power completion or power trigger psionic item or a psi-like ability that produces the desired power effect. For each day that passes during the creation process, the creator must expend one power completion item (such as a power stone) or 1 charge from a power trigger item (such as a dorje), if either of those objects is used to supply a prerequisite.</text:span></text:p>
      <text:p text:style-name="P15"><text:span text:style-name="T2">It is possible for more than one character to cooperate in the creation of an item, with each participant providing one or more of the prerequisites. In some cases, cooperation may even be necessary, such as if one character knows some of the powers necessary to create an item and another character knows the rest.</text:span></text:p>
      <text:p text:style-name="P15"><text:span text:style-name="T2">If two or more characters cooperate to create an item, they must agree among themselves who will be considered the creator for the purpose of determinations where the creator’s level must be known. (It’s sensible, although not mandatory, for the highest-level character involved to be considered the creator.) The character designated as the creator pays the experience points required to make the item.</text:span></text:p>
      <text:p text:style-name="P15"><text:span text:style-name="T2">Typically, a list of prerequisites includes one feat and one or more powers (or some other requirement in addition to the feat). When two powers at the end of a list are separated by “or,” one of those powers is required in addition to every other power mentioned prior to the last two.</text:span></text:p>
      <text:p text:style-name="P15"><text:span text:style-name="T3">Market Price:</text:span><text:span text:style-name="T2"> This gold piece value, given in the summary following the word “Price,” represents the price someone should expect to pay to buy the item. Market prices are also included on the random generation tables for easy reference. The market price of an item that can be constructed with a psionic item creation feat is usually equal to the base price + the price for any components (special materials or experience point expenditure).</text:span></text:p>
      <text:p text:style-name="P15"><text:span text:style-name="T3">Cost to Create:</text:span><text:span text:style-name="T2"> The cost in gold pieces and experience points to create the item is given in the summary following the word “Cost.” This information appears only for items with components (material or experience points) that make their market prices higher than their base prices. The cost to create includes the costs derived from the base cost plus the cost of the components. Items without components do not have a “Cost” entry. For them, the market price and base price are the same. The cost in gold pieces is 1/2 the market price, and the cost in experience points is 1/25 the market price. </text:span></text:p>
      <text:p text:style-name="P15"><text:span text:style-name="T3">Weight: </text:span><text:span text:style-name="T2">The notational entry for many items ends with a value for the item’s weight. When a weight figure is not given, the item has no weight worth noting (for the purpose of determining how much of a load a character can carry).</text:span></text:p>
      <text:h text:style-name="P3" text:outline-level="5"/>
      <text:h text:style-name="P4" text:outline-level="5"><text:span text:style-name="T6">RANDOM PSIONIC ITEMS</text:span></text:h>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p text:style-name="P23"><text:span text:style-name="T9">Table: Random Psionic Item Generation</text:span></text:p>
          </table:table-cell>
          <table:covered-table-cell/>
          <table:covered-table-cell/>
          <table:covered-table-cell/>
        </table:table-row>
        <table:table-row table:style-name="Table2.2">
          <table:table-cell table:style-name="Table2.A2" office:value-type="string">
            <text:h text:style-name="P9" text:outline-level="1"><text:span text:style-name="T1">Minor</text:span></text:h>
          </table:table-cell>
          <table:table-cell table:style-name="Table2.A2" office:value-type="string">
            <text:h text:style-name="P9" text:outline-level="1"><text:span text:style-name="T1">Medium</text:span></text:h>
          </table:table-cell>
          <table:table-cell table:style-name="Table2.A2" office:value-type="string">
            <text:h text:style-name="P9" text:outline-level="1"><text:span text:style-name="T1">Major</text:span></text:h>
          </table:table-cell>
          <table:table-cell table:style-name="Table2.A2" office:value-type="string">
            <text:h text:style-name="P5" text:outline-level="1"><text:span text:style-name="T1">Item</text:span></text:h>
          </table:table-cell>
        </table:table-row>
        <table:table-row table:style-name="Table2.2">
          <table:table-cell table:style-name="Table2.A2" office:value-type="string">
            <text:p text:style-name="P25"><text:span text:style-name="T1">01–02</text:span></text:p>
          </table:table-cell>
          <table:table-cell table:style-name="Table2.A2" office:value-type="string">
            <text:p text:style-name="P25"><text:span text:style-name="T1">01–05</text:span></text:p>
          </table:table-cell>
          <table:table-cell table:style-name="Table2.A2" office:value-type="string">
            <text:p text:style-name="P25"><text:span text:style-name="T1">01–05</text:span></text:p>
          </table:table-cell>
          <table:table-cell table:style-name="Table2.A2" office:value-type="string">
            <text:p text:style-name="P15"><text:span text:style-name="T1">Armor, possibly with special ability</text:span></text:p>
          </table:table-cell>
        </table:table-row>
        <table:table-row table:style-name="Table2.2">
          <table:table-cell table:style-name="Table2.A2" office:value-type="string">
            <text:p text:style-name="P25"><text:span text:style-name="T1">03–04</text:span></text:p>
          </table:table-cell>
          <table:table-cell table:style-name="Table2.A2" office:value-type="string">
            <text:p text:style-name="P25"><text:span text:style-name="T1">06–10</text:span></text:p>
          </table:table-cell>
          <table:table-cell table:style-name="Table2.A2" office:value-type="string">
            <text:p text:style-name="P25"><text:span text:style-name="T1">06–10</text:span></text:p>
          </table:table-cell>
          <table:table-cell table:style-name="Table2.A2" office:value-type="string">
            <text:p text:style-name="P15"><text:span text:style-name="T1">Shield, possibly with special ability</text:span></text:p>
          </table:table-cell>
        </table:table-row>
        <table:table-row table:style-name="Table2.2">
          <table:table-cell table:style-name="Table2.A2" office:value-type="string">
            <text:p text:style-name="P25"><text:span text:style-name="T1">05–06</text:span></text:p>
          </table:table-cell>
          <table:table-cell table:style-name="Table2.A2" office:value-type="string">
            <text:p text:style-name="P25"><text:span text:style-name="T1">11–15</text:span></text:p>
          </table:table-cell>
          <table:table-cell table:style-name="Table2.A2" office:value-type="string">
            <text:p text:style-name="P25"><text:span text:style-name="T1">11–15</text:span></text:p>
          </table:table-cell>
          <table:table-cell table:style-name="Table2.A2" office:value-type="string">
            <text:p text:style-name="P15"><text:span text:style-name="T1">Melee weapon, possibly with special ability</text:span></text:p>
          </table:table-cell>
        </table:table-row>
        <table:table-row table:style-name="Table2.2">
          <table:table-cell table:style-name="Table2.A2" office:value-type="string">
            <text:p text:style-name="P25"><text:span text:style-name="T1">08–09</text:span></text:p>
          </table:table-cell>
          <table:table-cell table:style-name="Table2.A2" office:value-type="string">
            <text:p text:style-name="P25"><text:span text:style-name="T1">16–20</text:span></text:p>
          </table:table-cell>
          <table:table-cell table:style-name="Table2.A2" office:value-type="string">
            <text:p text:style-name="P25"><text:span text:style-name="T1">16–20</text:span></text:p>
          </table:table-cell>
          <table:table-cell table:style-name="Table2.A2" office:value-type="string">
            <text:p text:style-name="P15"><text:span text:style-name="T1">Ranged weapon, possibly with special ability</text:span></text:p>
          </table:table-cell>
        </table:table-row>
        <table:table-row table:style-name="Table2.2">
          <table:table-cell table:style-name="Table2.A2" office:value-type="string">
            <text:p text:style-name="P25"><text:span text:style-name="T1">10–40</text:span></text:p>
          </table:table-cell>
          <table:table-cell table:style-name="Table2.A2" office:value-type="string">
            <text:p text:style-name="P25"><text:span text:style-name="T1">21–40</text:span></text:p>
          </table:table-cell>
          <table:table-cell table:style-name="Table2.A2" office:value-type="string">
            <text:p text:style-name="P25"><text:span text:style-name="T1">21–35</text:span></text:p>
          </table:table-cell>
          <table:table-cell table:style-name="Table2.A2" office:value-type="string">
            <text:p text:style-name="P15"><text:span text:style-name="T8">Cognizance crystal</text:span></text:p>
          </table:table-cell>
        </table:table-row>
        <table:table-row table:style-name="Table2.2">
          <table:table-cell table:style-name="Table2.A2" office:value-type="string">
            <text:p text:style-name="P25"><text:span text:style-name="T1">41–46</text:span></text:p>
          </table:table-cell>
          <table:table-cell table:style-name="Table2.A2" office:value-type="string">
            <text:p text:style-name="P25"><text:span text:style-name="T1">41–50</text:span></text:p>
          </table:table-cell>
          <table:table-cell table:style-name="Table2.A2" office:value-type="string">
            <text:p text:style-name="P25"><text:span text:style-name="T1">36–45</text:span></text:p>
          </table:table-cell>
          <table:table-cell table:style-name="Table2.A2" office:value-type="string">
            <text:p text:style-name="P15"><text:span text:style-name="T1">Dorje</text:span></text:p>
          </table:table-cell>
        </table:table-row>
        <table:table-row table:style-name="Table2.2">
          <table:table-cell table:style-name="Table2.A2" office:value-type="string">
            <text:p text:style-name="P25"><text:span text:style-name="T1">47–81</text:span></text:p>
          </table:table-cell>
          <table:table-cell table:style-name="Table2.A2" office:value-type="string">
            <text:p text:style-name="P25"><text:span text:style-name="T1">51–68</text:span></text:p>
          </table:table-cell>
          <table:table-cell table:style-name="Table2.A2" office:value-type="string">
            <text:p text:style-name="P25"><text:span text:style-name="T1">46–67</text:span></text:p>
          </table:table-cell>
          <table:table-cell table:style-name="Table2.A2" office:value-type="string">
            <text:p text:style-name="P15"><text:span text:style-name="T1">Power stone</text:span></text:p>
          </table:table-cell>
        </table:table-row>
        <table:table-row table:style-name="Table2.2">
          <table:table-cell table:style-name="Table2.A2" office:value-type="string">
            <text:p text:style-name="P25"><text:span text:style-name="T1">82–87</text:span></text:p>
          </table:table-cell>
          <table:table-cell table:style-name="Table2.A2" office:value-type="string">
            <text:p text:style-name="P25"><text:span text:style-name="T1">69–82</text:span></text:p>
          </table:table-cell>
          <table:table-cell table:style-name="Table2.A2" office:value-type="string">
            <text:p text:style-name="P25"><text:span text:style-name="T1">68–75</text:span></text:p>
          </table:table-cell>
          <table:table-cell table:style-name="Table2.A2" office:value-type="string">
            <text:p text:style-name="P15"><text:span text:style-name="T1">Psicrown</text:span></text:p>
          </table:table-cell>
        </table:table-row>
        <table:table-row table:style-name="Table2.2">
          <table:table-cell table:style-name="Table2.A2" office:value-type="string">
            <text:p text:style-name="P25"><text:span text:style-name="T1">88–93</text:span></text:p>
          </table:table-cell>
          <table:table-cell table:style-name="Table2.A2" office:value-type="string">
            <text:p text:style-name="P25"><text:span text:style-name="T1">83–89</text:span></text:p>
          </table:table-cell>
          <table:table-cell table:style-name="Table2.A2" office:value-type="string">
            <text:p text:style-name="P25"><text:span text:style-name="T1">76–87</text:span></text:p>
          </table:table-cell>
          <table:table-cell table:style-name="Table2.A2" office:value-type="string">
            <text:p text:style-name="P15"><text:span text:style-name="T1">Psionic tattoo</text:span></text:p>
          </table:table-cell>
        </table:table-row>
        <table:table-row table:style-name="Table2.2">
          <table:table-cell table:style-name="Table2.A2" office:value-type="string">
            <text:p text:style-name="P25"><text:span text:style-name="T1">94–100</text:span></text:p>
          </table:table-cell>
          <table:table-cell table:style-name="Table2.A2" office:value-type="string">
            <text:p text:style-name="P25"><text:span text:style-name="T1">—</text:span></text:p>
          </table:table-cell>
          <table:table-cell table:style-name="Table2.A2" office:value-type="string">
            <text:p text:style-name="P25"><text:span text:style-name="T1">—</text:span></text:p>
          </table:table-cell>
          <table:table-cell table:style-name="Table2.A2" office:value-type="string">
            <text:p text:style-name="P15"><text:span text:style-name="T1">Minor universal item</text:span></text:p>
          </table:table-cell>
        </table:table-row>
        <table:table-row table:style-name="Table2.2">
          <table:table-cell table:style-name="Table2.A2" office:value-type="string">
            <text:p text:style-name="P25"><text:span text:style-name="T1">—</text:span></text:p>
          </table:table-cell>
          <table:table-cell table:style-name="Table2.A2" office:value-type="string">
            <text:p text:style-name="P25"><text:span text:style-name="T1">90–100</text:span></text:p>
          </table:table-cell>
          <table:table-cell table:style-name="Table2.A2" office:value-type="string">
            <text:p text:style-name="P25"><text:span text:style-name="T1">—</text:span></text:p>
          </table:table-cell>
          <table:table-cell table:style-name="Table2.A2" office:value-type="string">
            <text:p text:style-name="P15"><text:span text:style-name="T1">Medium universal item</text:span></text:p>
          </table:table-cell>
        </table:table-row>
        <table:table-row table:style-name="Table2.2">
          <table:table-cell table:style-name="Table2.A14" office:value-type="string">
            <text:p text:style-name="P26"><text:span text:style-name="T1">—</text:span></text:p>
          </table:table-cell>
          <table:table-cell table:style-name="Table2.A14" office:value-type="string">
            <text:p text:style-name="P26"><text:span text:style-name="T1">—</text:span></text:p>
          </table:table-cell>
          <table:table-cell table:style-name="Table2.A14" office:value-type="string">
            <text:p text:style-name="P26"><text:span text:style-name="T1">88–100</text:span></text:p>
          </table:table-cell>
          <table:table-cell table:style-name="Table2.A14" office:value-type="string">
            <text:p text:style-name="P23"><text:span text:style-name="T1">Major universal item</text:span></text:p>
          </table:table-cell>
        </table:table-row>
      </table:table>
      <text:h text:style-name="P3" text:outline-level="5"/>
      <text:h text:style-name="P4" text:outline-level="5"><text:span text:style-name="T6">ARMOR AND SHIELDS</text:span></text:h>
      <text:p text:style-name="P15"><text:span text:style-name="T2">In general, psionic armor and shields follow the rules for the equivalent magic items, as far as enhancement bonuses, stacking, and other base abilities are concerned. An enhancement bonus is treated the same way regardless of whether magic or psionics created it.</text:span></text:p>
      <text:p text:style-name="P15"><text:span text:style-name="T2">Psionic armor and shields differ from standard and magical equivalents in that psionic armor and shields incorporate one or more crystals into their construction. Particularly powerful armor and shields may be entirely composed of brightly hued or transparent crystals.</text:span></text:p>
      <text:p text:style-name="P15"><text:span text:style-name="T3">Special Qualities:</text:span><text:span text:style-name="T2"> Roll d%. An 01 result indicates the item is intelligent, an 02–31 result indicates that the command thought (if any) is psionically imprinted and whispers itself into the user’s mind on acquisition, and 32–100 indicates no special qualities.</text:span></text:p>
      <text:p text:style-name="P15"><text:span text:style-name="T2">Intelligent items have extra abilities and sometimes also extraordinary powers and special purposes. Substitute manifesting for spellcasting as required.</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table:number-columns-spanned="5" office:value-type="string">
            <text:h text:style-name="P5" text:outline-level="1"><text:span text:style-name="T1">Table: Psionic Armor Special Abilities</text:span></text:h>
          </table:table-cell>
          <table:covered-table-cell/>
          <table:covered-table-cell/>
          <table:covered-table-cell/>
          <table:covered-table-cell/>
        </table:table-row>
        <table:table-row table:style-name="Table3.2">
          <table:table-cell table:style-name="Table3.A2" office:value-type="string">
            <text:p text:style-name="P26"><text:span text:style-name="T1">Minor</text:span></text:p>
          </table:table-cell>
          <table:table-cell table:style-name="Table3.A2" office:value-type="string">
            <text:p text:style-name="P26"><text:span text:style-name="T1">Medium</text:span></text:p>
          </table:table-cell>
          <table:table-cell table:style-name="Table3.A2" office:value-type="string">
            <text:p text:style-name="P26"><text:span text:style-name="T1">Major</text:span></text:p>
          </table:table-cell>
          <table:table-cell table:style-name="Table3.A2" office:value-type="string">
            <text:p text:style-name="P24"><text:span text:style-name="T1">Special Ability</text:span></text:p>
          </table:table-cell>
          <table:table-cell table:style-name="Table3.A2" office:value-type="string">
            <text:h text:style-name="P14" text:outline-level="9"><text:span text:style-name="T1">Base Price Modifier</text:span></text:h>
          </table:table-cell>
        </table:table-row>
        <table:table-row table:style-name="Table3.2">
          <table:table-cell table:style-name="Table3.A2" office:value-type="string">
            <text:p text:style-name="P25"><text:span text:style-name="T1">01–30</text:span></text:p>
          </table:table-cell>
          <table:table-cell table:style-name="Table3.A2" office:value-type="string">
            <text:p text:style-name="P25"><text:span text:style-name="T1">01–07</text:span></text:p>
          </table:table-cell>
          <table:table-cell table:style-name="Table3.A2" office:value-type="string">
            <text:p text:style-name="P25"><text:span text:style-name="T1">01–03</text:span></text:p>
          </table:table-cell>
          <table:table-cell table:style-name="Table3.A2" office:value-type="string">
            <text:p text:style-name="P15"><text:span text:style-name="T1">Quickness</text:span></text:p>
          </table:table-cell>
          <table:table-cell table:style-name="Table3.A2" office:value-type="string">
            <text:p text:style-name="P27"><text:span text:style-name="T1">+1 bonus</text:span><text:span text:style-name="T12">1</text:span></text:p>
          </table:table-cell>
        </table:table-row>
        <table:table-row table:style-name="Table3.2">
          <table:table-cell table:style-name="Table3.A2" office:value-type="string">
            <text:p text:style-name="P25"><text:span text:style-name="T1">31–74</text:span></text:p>
          </table:table-cell>
          <table:table-cell table:style-name="Table3.A2" office:value-type="string">
            <text:p text:style-name="P25"><text:span text:style-name="T1">08–30</text:span></text:p>
          </table:table-cell>
          <table:table-cell table:style-name="Table3.A2" office:value-type="string">
            <text:p text:style-name="P25"><text:span text:style-name="T1">04–05</text:span></text:p>
          </table:table-cell>
          <table:table-cell table:style-name="Table3.A2" office:value-type="string">
            <text:p text:style-name="P15"><text:span text:style-name="T1">Landing</text:span></text:p>
          </table:table-cell>
          <table:table-cell table:style-name="Table3.A2" office:value-type="string">
            <text:p text:style-name="P27"><text:span text:style-name="T1">+4,000 gp</text:span></text:p>
          </table:table-cell>
        </table:table-row>
        <table:table-row table:style-name="Table3.2">
          <table:table-cell table:style-name="Table3.A2" office:value-type="string">
            <text:p text:style-name="P25"><text:span text:style-name="T1">75–80</text:span></text:p>
          </table:table-cell>
          <table:table-cell table:style-name="Table3.A2" office:value-type="string">
            <text:p text:style-name="P25"><text:span text:style-name="T1">31–46</text:span></text:p>
          </table:table-cell>
          <table:table-cell table:style-name="Table3.A2" office:value-type="string">
            <text:p text:style-name="P25"><text:span text:style-name="T1">06–10</text:span></text:p>
          </table:table-cell>
          <table:table-cell table:style-name="Table3.A2" office:value-type="string">
            <text:p text:style-name="P15"><text:span text:style-name="T1">Floating</text:span></text:p>
          </table:table-cell>
          <table:table-cell table:style-name="Table3.A2" office:value-type="string">
            <text:p text:style-name="P27"><text:span text:style-name="T1">+4,000 gp</text:span></text:p>
          </table:table-cell>
        </table:table-row>
        <table:table-row table:style-name="Table3.2">
          <table:table-cell table:style-name="Table3.A2" office:value-type="string">
            <text:p text:style-name="P25"><text:span text:style-name="T1">81–96</text:span></text:p>
          </table:table-cell>
          <table:table-cell table:style-name="Table3.A2" office:value-type="string">
            <text:p text:style-name="P25"><text:span text:style-name="T1">47–55</text:span></text:p>
          </table:table-cell>
          <table:table-cell table:style-name="Table3.A2" office:value-type="string">
            <text:p text:style-name="P25"><text:span text:style-name="T1">11–20</text:span></text:p>
          </table:table-cell>
          <table:table-cell table:style-name="Table3.A2" office:value-type="string">
            <text:p text:style-name="P15"><text:span text:style-name="T1">Linked</text:span></text:p>
          </table:table-cell>
          <table:table-cell table:style-name="Table3.A2" office:value-type="string">
            <text:p text:style-name="P27"><text:span text:style-name="T1">+6,000 gp</text:span></text:p>
          </table:table-cell>
        </table:table-row>
        <table:table-row table:style-name="Table3.2">
          <table:table-cell table:style-name="Table3.A2" office:value-type="string">
            <text:p text:style-name="P25"><text:span text:style-name="T1">97</text:span></text:p>
          </table:table-cell>
          <table:table-cell table:style-name="Table3.A2" office:value-type="string">
            <text:p text:style-name="P25"><text:span text:style-name="T1">56–66</text:span></text:p>
          </table:table-cell>
          <table:table-cell table:style-name="Table3.A2" office:value-type="string">
            <text:p text:style-name="P25"><text:span text:style-name="T1">21–30</text:span></text:p>
          </table:table-cell>
          <table:table-cell table:style-name="Table3.A2" office:value-type="string">
            <text:p text:style-name="P15"><text:span text:style-name="T1">Seeing</text:span></text:p>
          </table:table-cell>
          <table:table-cell table:style-name="Table3.A2" office:value-type="string">
            <text:p text:style-name="P27"><text:span text:style-name="T1">+6,000 gp</text:span></text:p>
          </table:table-cell>
        </table:table-row>
        <table:table-row table:style-name="Table3.2">
          <table:table-cell table:style-name="Table3.A2" office:value-type="string">
            <text:p text:style-name="P25"><text:span text:style-name="T1">98</text:span></text:p>
          </table:table-cell>
          <table:table-cell table:style-name="Table3.A2" office:value-type="string">
            <text:p text:style-name="P25"><text:span text:style-name="T1">67–75</text:span></text:p>
          </table:table-cell>
          <table:table-cell table:style-name="Table3.A2" office:value-type="string">
            <text:p text:style-name="P25"><text:span text:style-name="T1">31–40</text:span></text:p>
          </table:table-cell>
          <table:table-cell table:style-name="Table3.A2" office:value-type="string">
            <text:p text:style-name="P15"><text:span text:style-name="T1">Power resistance (13)</text:span></text:p>
          </table:table-cell>
          <table:table-cell table:style-name="Table3.A2" office:value-type="string">
            <text:p text:style-name="P27"><text:span text:style-name="T1">+2 bonus</text:span><text:span text:style-name="T12">1</text:span></text:p>
          </table:table-cell>
        </table:table-row>
        <table:table-row table:style-name="Table3.2">
          <table:table-cell table:style-name="Table3.A2" office:value-type="string">
            <text:p text:style-name="P25"><text:span text:style-name="T1">99</text:span></text:p>
          </table:table-cell>
          <table:table-cell table:style-name="Table3.A2" office:value-type="string">
            <text:p text:style-name="P25"><text:span text:style-name="T1">76–83</text:span></text:p>
          </table:table-cell>
          <table:table-cell table:style-name="Table3.A2" office:value-type="string">
            <text:p text:style-name="P25"><text:span text:style-name="T1">41–50</text:span></text:p>
          </table:table-cell>
          <table:table-cell table:style-name="Table3.A2" office:value-type="string">
            <text:p text:style-name="P15"><text:span text:style-name="T1">Ectoplasmic</text:span></text:p>
          </table:table-cell>
          <table:table-cell table:style-name="Table3.A2" office:value-type="string">
            <text:p text:style-name="P27"><text:span text:style-name="T1">+10,800 gp</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84–89</text:span></text:p>
          </table:table-cell>
          <table:table-cell table:style-name="Table3.A2" office:value-type="string">
            <text:p text:style-name="P25"><text:span text:style-name="T1">51–60</text:span></text:p>
          </table:table-cell>
          <table:table-cell table:style-name="Table3.A2" office:value-type="string">
            <text:p text:style-name="P15"><text:span text:style-name="T1">Gleaming</text:span></text:p>
          </table:table-cell>
          <table:table-cell table:style-name="Table3.A2" office:value-type="string">
            <text:p text:style-name="P27"><text:span text:style-name="T1">+3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90–94</text:span></text:p>
          </table:table-cell>
          <table:table-cell table:style-name="Table3.A2" office:value-type="string">
            <text:p text:style-name="P25"><text:span text:style-name="T1">61–70</text:span></text:p>
          </table:table-cell>
          <table:table-cell table:style-name="Table3.A2" office:value-type="string">
            <text:p text:style-name="P15"><text:span text:style-name="T1">Power resistance (15)</text:span></text:p>
          </table:table-cell>
          <table:table-cell table:style-name="Table3.A2" office:value-type="string">
            <text:p text:style-name="P27"><text:span text:style-name="T1">+3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95–98</text:span></text:p>
          </table:table-cell>
          <table:table-cell table:style-name="Table3.A2" office:value-type="string">
            <text:p text:style-name="P25"><text:span text:style-name="T1">71–77</text:span></text:p>
          </table:table-cell>
          <table:table-cell table:style-name="Table3.A2" office:value-type="string">
            <text:p text:style-name="P15"><text:span text:style-name="T1">Vanishing</text:span></text:p>
          </table:table-cell>
          <table:table-cell table:style-name="Table3.A2" office:value-type="string">
            <text:p text:style-name="P27"><text:span text:style-name="T1">+3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99</text:span></text:p>
          </table:table-cell>
          <table:table-cell table:style-name="Table3.A2" office:value-type="string">
            <text:p text:style-name="P25"><text:span text:style-name="T1">78–83</text:span></text:p>
          </table:table-cell>
          <table:table-cell table:style-name="Table3.A2" office:value-type="string">
            <text:p text:style-name="P15"><text:span text:style-name="T1">Mindarmor</text:span></text:p>
          </table:table-cell>
          <table:table-cell table:style-name="Table3.A2" office:value-type="string">
            <text:p text:style-name="P27"><text:span text:style-name="T1">+24,000 gp</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text:span></text:p>
          </table:table-cell>
          <table:table-cell table:style-name="Table3.A2" office:value-type="string">
            <text:p text:style-name="P25"><text:span text:style-name="T1">84–89</text:span></text:p>
          </table:table-cell>
          <table:table-cell table:style-name="Table3.A2" office:value-type="string">
            <text:p text:style-name="P15"><text:span text:style-name="T1">Power resistance (17)</text:span></text:p>
          </table:table-cell>
          <table:table-cell table:style-name="Table3.A2" office:value-type="string">
            <text:p text:style-name="P27"><text:span text:style-name="T1">+4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text:span></text:p>
          </table:table-cell>
          <table:table-cell table:style-name="Table3.A2" office:value-type="string">
            <text:p text:style-name="P25"><text:span text:style-name="T1">90–94</text:span></text:p>
          </table:table-cell>
          <table:table-cell table:style-name="Table3.A2" office:value-type="string">
            <text:p text:style-name="P15"><text:span text:style-name="T1">Radiant</text:span></text:p>
          </table:table-cell>
          <table:table-cell table:style-name="Table3.A2" office:value-type="string">
            <text:p text:style-name="P27"><text:span text:style-name="T1">+4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text:span></text:p>
          </table:table-cell>
          <table:table-cell table:style-name="Table3.A2" office:value-type="string">
            <text:p text:style-name="P25"><text:span text:style-name="T1">95–96</text:span></text:p>
          </table:table-cell>
          <table:table-cell table:style-name="Table3.A2" office:value-type="string">
            <text:p text:style-name="P15"><text:span text:style-name="T1">Aporter</text:span></text:p>
          </table:table-cell>
          <table:table-cell table:style-name="Table3.A2" office:value-type="string">
            <text:p text:style-name="P27"><text:span text:style-name="T1">+40,320 gp</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text:span></text:p>
          </table:table-cell>
          <table:table-cell table:style-name="Table3.A2" office:value-type="string">
            <text:p text:style-name="P25"><text:span text:style-name="T1">97–98</text:span></text:p>
          </table:table-cell>
          <table:table-cell table:style-name="Table3.A2" office:value-type="string">
            <text:p text:style-name="P15"><text:span text:style-name="T1">Power resistance (19)</text:span></text:p>
          </table:table-cell>
          <table:table-cell table:style-name="Table3.A2" office:value-type="string">
            <text:p text:style-name="P27"><text:span text:style-name="T1">+5 bonus</text:span><text:span text:style-name="T12">1</text:span></text:p>
          </table:table-cell>
        </table:table-row>
        <table:table-row table:style-name="Table3.2">
          <table:table-cell table:style-name="Table3.A2" office:value-type="string">
            <text:p text:style-name="P25"><text:span text:style-name="T1">—</text:span></text:p>
          </table:table-cell>
          <table:table-cell table:style-name="Table3.A2" office:value-type="string">
            <text:p text:style-name="P25"><text:span text:style-name="T1">—</text:span></text:p>
          </table:table-cell>
          <table:table-cell table:style-name="Table3.A2" office:value-type="string">
            <text:p text:style-name="P25"><text:span text:style-name="T1">99</text:span></text:p>
          </table:table-cell>
          <table:table-cell table:style-name="Table3.A2" office:value-type="string">
            <text:p text:style-name="P15"><text:span text:style-name="T1">Phasing</text:span></text:p>
          </table:table-cell>
          <table:table-cell table:style-name="Table3.A2" office:value-type="string">
            <text:p text:style-name="P27"><text:span text:style-name="T1">+65,520 gp</text:span></text:p>
          </table:table-cell>
        </table:table-row>
        <table:table-row table:style-name="Table3.2">
          <table:table-cell table:style-name="Table3.A2" office:value-type="string">
            <text:p text:style-name="P25"><text:span text:style-name="T1">100</text:span></text:p>
          </table:table-cell>
          <table:table-cell table:style-name="Table3.A2" office:value-type="string">
            <text:p text:style-name="P25"><text:span text:style-name="T1">100</text:span></text:p>
          </table:table-cell>
          <table:table-cell table:style-name="Table3.A2" office:value-type="string">
            <text:p text:style-name="P25"><text:span text:style-name="T1">100</text:span></text:p>
          </table:table-cell>
          <table:table-cell table:style-name="Table3.A2" office:value-type="string">
            <text:p text:style-name="P15"><text:span text:style-name="T1">Roll twice again</text:span><text:span text:style-name="T12">2</text:span></text:p>
          </table:table-cell>
          <table:table-cell table:style-name="Table3.A2" office:value-type="string">
            <text:p text:style-name="P27"><text:span text:style-name="T1">—</text:span></text:p>
          </table:table-cell>
        </table:table-row>
        <table:table-row table:style-name="Table3.1">
          <table:table-cell table:style-name="Table3.A2" table:number-columns-spanned="5" office:value-type="string">
            <text:p text:style-name="P23"><text:span text:style-name="T1">1 Add to enhancement bonus</text:span><text:span text:style-name="T8"> </text:span><text:span text:style-name="T1">to determine total market price.</text:span></text:p>
          </table:table-cell>
          <table:covered-table-cell/>
          <table:covered-table-cell/>
          <table:covered-table-cell/>
          <table:covered-table-cell/>
        </table:table-row>
        <table:table-row table:style-name="Table3.1">
          <table:table-cell table:style-name="Table3.A21" table:number-columns-spanned="5" office:value-type="string">
            <text:p text:style-name="P23"><text:span text:style-name="T1">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1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5" text:outline-level="1"><text:span text:style-name="T1">Table: Psionic Shield Special Abilities</text:span></text:h>
          </table:table-cell>
          <table:covered-table-cell/>
          <table:covered-table-cell/>
          <table:covered-table-cell/>
          <table:covered-table-cell/>
        </table:table-row>
        <table:table-row table:style-name="Table4.2">
          <table:table-cell table:style-name="Table4.A2" office:value-type="string">
            <text:h text:style-name="P9" text:outline-level="1"><text:span text:style-name="T1">Minor</text:span></text:h>
          </table:table-cell>
          <table:table-cell table:style-name="Table4.A2" office:value-type="string">
            <text:p text:style-name="P8"><text:span text:style-name="T1">Medium</text:span></text:p>
          </table:table-cell>
          <table:table-cell table:style-name="Table4.A2" office:value-type="string">
            <text:p text:style-name="P8"><text:span text:style-name="T1">Major</text:span></text:p>
          </table:table-cell>
          <table:table-cell table:style-name="Table4.A2" office:value-type="string">
            <text:p text:style-name="P6"><text:span text:style-name="T1">Special Ability</text:span></text:p>
          </table:table-cell>
          <table:table-cell table:style-name="Table4.A2" office:value-type="string">
            <text:h text:style-name="P14" text:outline-level="9"><text:span text:style-name="T1">Base Price Modifier</text:span></text:h>
          </table:table-cell>
        </table:table-row>
        <table:table-row table:style-name="Table4.2">
          <table:table-cell table:style-name="Table4.A2" office:value-type="string">
            <text:p text:style-name="P25"><text:span text:style-name="T1">01–35</text:span></text:p>
          </table:table-cell>
          <table:table-cell table:style-name="Table4.A2" office:value-type="string">
            <text:p text:style-name="P25"><text:span text:style-name="T1">01–05</text:span></text:p>
          </table:table-cell>
          <table:table-cell table:style-name="Table4.A2" office:value-type="string">
            <text:p text:style-name="P25"><text:span text:style-name="T1">01–03</text:span></text:p>
          </table:table-cell>
          <table:table-cell table:style-name="Table4.A2" office:value-type="string">
            <text:p text:style-name="P15"><text:span text:style-name="T1">Heartening</text:span></text:p>
          </table:table-cell>
          <table:table-cell table:style-name="Table4.A2" office:value-type="string">
            <text:p text:style-name="P27"><text:span text:style-name="T1">+720 gp</text:span></text:p>
          </table:table-cell>
        </table:table-row>
        <table:table-row table:style-name="Table4.2">
          <table:table-cell table:style-name="Table4.A2" office:value-type="string">
            <text:p text:style-name="P25"><text:span text:style-name="T1">35–60</text:span></text:p>
          </table:table-cell>
          <table:table-cell table:style-name="Table4.A2" office:value-type="string">
            <text:p text:style-name="P25"><text:span text:style-name="T1">06–10</text:span></text:p>
          </table:table-cell>
          <table:table-cell table:style-name="Table4.A2" office:value-type="string">
            <text:p text:style-name="P25"><text:span text:style-name="T1">04–05</text:span></text:p>
          </table:table-cell>
          <table:table-cell table:style-name="Table4.A2" office:value-type="string">
            <text:p text:style-name="P15"><text:span text:style-name="T1">Ranged</text:span></text:p>
          </table:table-cell>
          <table:table-cell table:style-name="Table4.A2" office:value-type="string">
            <text:p text:style-name="P27"><text:span text:style-name="T1">+1 bonus</text:span><text:span text:style-name="T12">1</text:span></text:p>
          </table:table-cell>
        </table:table-row>
        <table:table-row table:style-name="Table4.2">
          <table:table-cell table:style-name="Table4.A2" office:value-type="string">
            <text:p text:style-name="P25"><text:span text:style-name="T1">61–89</text:span></text:p>
          </table:table-cell>
          <table:table-cell table:style-name="Table4.A2" office:value-type="string">
            <text:p text:style-name="P25"><text:span text:style-name="T1">11–15</text:span></text:p>
          </table:table-cell>
          <table:table-cell table:style-name="Table4.A2" office:value-type="string">
            <text:p text:style-name="P25"><text:span text:style-name="T1">06–10</text:span></text:p>
          </table:table-cell>
          <table:table-cell table:style-name="Table4.A2" office:value-type="string">
            <text:p text:style-name="P15"><text:span text:style-name="T1">Linked</text:span></text:p>
          </table:table-cell>
          <table:table-cell table:style-name="Table4.A2" office:value-type="string">
            <text:p text:style-name="P27"><text:span text:style-name="T1">+6,000 gp</text:span></text:p>
          </table:table-cell>
        </table:table-row>
        <table:table-row table:style-name="Table4.2">
          <table:table-cell table:style-name="Table4.A2" office:value-type="string">
            <text:p text:style-name="P25"><text:span text:style-name="T1">90–97</text:span></text:p>
          </table:table-cell>
          <table:table-cell table:style-name="Table4.A2" office:value-type="string">
            <text:p text:style-name="P25"><text:span text:style-name="T1">16–35</text:span></text:p>
          </table:table-cell>
          <table:table-cell table:style-name="Table4.A2" office:value-type="string">
            <text:p text:style-name="P25"><text:span text:style-name="T1">11–24</text:span></text:p>
          </table:table-cell>
          <table:table-cell table:style-name="Table4.A2" office:value-type="string">
            <text:p text:style-name="P15"><text:span text:style-name="T1">Power resistance (13)</text:span></text:p>
          </table:table-cell>
          <table:table-cell table:style-name="Table4.A2" office:value-type="string">
            <text:p text:style-name="P27"><text:span text:style-name="T1">+2 bonus</text:span><text:span text:style-name="T12">1</text:span></text:p>
          </table:table-cell>
        </table:table-row>
        <table:table-row table:style-name="Table4.2">
          <table:table-cell table:style-name="Table4.A2" office:value-type="string">
            <text:p text:style-name="P25"><text:span text:style-name="T1">98</text:span></text:p>
          </table:table-cell>
          <table:table-cell table:style-name="Table4.A2" office:value-type="string">
            <text:p text:style-name="P25"><text:span text:style-name="T1">36–58</text:span></text:p>
          </table:table-cell>
          <table:table-cell table:style-name="Table4.A2" office:value-type="string">
            <text:p text:style-name="P25"><text:span text:style-name="T1">25–34</text:span></text:p>
          </table:table-cell>
          <table:table-cell table:style-name="Table4.A2" office:value-type="string">
            <text:p text:style-name="P15"><text:span text:style-name="T1">Manifester</text:span></text:p>
          </table:table-cell>
          <table:table-cell table:style-name="Table4.A2" office:value-type="string">
            <text:p text:style-name="P27"><text:span text:style-name="T1">+10,800 gp</text:span></text:p>
          </table:table-cell>
        </table:table-row>
        <table:table-row table:style-name="Table4.2">
          <table:table-cell table:style-name="Table4.A2" office:value-type="string">
            <text:p text:style-name="P25"><text:span text:style-name="T1">99</text:span></text:p>
          </table:table-cell>
          <table:table-cell table:style-name="Table4.A2" office:value-type="string">
            <text:p text:style-name="P25"><text:span text:style-name="T1">69–88</text:span></text:p>
          </table:table-cell>
          <table:table-cell table:style-name="Table4.A2" office:value-type="string">
            <text:p text:style-name="P25"><text:span text:style-name="T1">35–44</text:span></text:p>
          </table:table-cell>
          <table:table-cell table:style-name="Table4.A2" office:value-type="string">
            <text:p text:style-name="P15"><text:span text:style-name="T1">Averter</text:span></text:p>
          </table:table-cell>
          <table:table-cell table:style-name="Table4.A2" office:value-type="string">
            <text:p text:style-name="P27"><text:span text:style-name="T1">+12,960 gp</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89–92</text:span></text:p>
          </table:table-cell>
          <table:table-cell table:style-name="Table4.A2" office:value-type="string">
            <text:p text:style-name="P25"><text:span text:style-name="T1">45–54</text:span></text:p>
          </table:table-cell>
          <table:table-cell table:style-name="Table4.A2" office:value-type="string">
            <text:p text:style-name="P15"><text:span text:style-name="T1">Vanishing</text:span></text:p>
          </table:table-cell>
          <table:table-cell table:style-name="Table4.A2" office:value-type="string">
            <text:p text:style-name="P27"><text:span text:style-name="T1">+3 bonus</text:span><text:span text:style-name="T12">1</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93–96</text:span></text:p>
          </table:table-cell>
          <table:table-cell table:style-name="Table4.A2" office:value-type="string">
            <text:p text:style-name="P25"><text:span text:style-name="T1">55–64</text:span></text:p>
          </table:table-cell>
          <table:table-cell table:style-name="Table4.A2" office:value-type="string">
            <text:p text:style-name="P15"><text:span text:style-name="T1">Power resistance (15)</text:span></text:p>
          </table:table-cell>
          <table:table-cell table:style-name="Table4.A2" office:value-type="string">
            <text:p text:style-name="P27"><text:span text:style-name="T1">+3 bonus</text:span><text:span text:style-name="T12">1</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97–98</text:span></text:p>
          </table:table-cell>
          <table:table-cell table:style-name="Table4.A2" office:value-type="string">
            <text:p text:style-name="P25"><text:span text:style-name="T1">65–74</text:span></text:p>
          </table:table-cell>
          <table:table-cell table:style-name="Table4.A2" office:value-type="string">
            <text:p text:style-name="P15"><text:span text:style-name="T1">Wall</text:span></text:p>
          </table:table-cell>
          <table:table-cell table:style-name="Table4.A2" office:value-type="string">
            <text:p text:style-name="P27"><text:span text:style-name="T1">+20,160 gp</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99</text:span></text:p>
          </table:table-cell>
          <table:table-cell table:style-name="Table4.A2" office:value-type="string">
            <text:p text:style-name="P25"><text:span text:style-name="T1">75–81</text:span></text:p>
          </table:table-cell>
          <table:table-cell table:style-name="Table4.A2" office:value-type="string">
            <text:p text:style-name="P15"><text:span text:style-name="T1">Mindarmor</text:span></text:p>
          </table:table-cell>
          <table:table-cell table:style-name="Table4.A2" office:value-type="string">
            <text:p text:style-name="P27"><text:span text:style-name="T1">+24,000 gp</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text:span></text:p>
          </table:table-cell>
          <table:table-cell table:style-name="Table4.A2" office:value-type="string">
            <text:p text:style-name="P25"><text:span text:style-name="T1">82–88</text:span></text:p>
          </table:table-cell>
          <table:table-cell table:style-name="Table4.A2" office:value-type="string">
            <text:p text:style-name="P15"><text:span text:style-name="T1">Power resistance (17)</text:span></text:p>
          </table:table-cell>
          <table:table-cell table:style-name="Table4.A2" office:value-type="string">
            <text:p text:style-name="P27"><text:span text:style-name="T1">+4 bonus</text:span><text:span text:style-name="T12">1</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text:span></text:p>
          </table:table-cell>
          <table:table-cell table:style-name="Table4.A2" office:value-type="string">
            <text:p text:style-name="P25"><text:span text:style-name="T1">89–93</text:span></text:p>
          </table:table-cell>
          <table:table-cell table:style-name="Table4.A2" office:value-type="string">
            <text:p text:style-name="P15"><text:span text:style-name="T1">Aporter</text:span></text:p>
          </table:table-cell>
          <table:table-cell table:style-name="Table4.A2" office:value-type="string">
            <text:p text:style-name="P27"><text:span text:style-name="T1">+40,320 gp</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text:span></text:p>
          </table:table-cell>
          <table:table-cell table:style-name="Table4.A2" office:value-type="string">
            <text:p text:style-name="P25"><text:span text:style-name="T1">94–96</text:span></text:p>
          </table:table-cell>
          <table:table-cell table:style-name="Table4.A2" office:value-type="string">
            <text:p text:style-name="P15"><text:span text:style-name="T1">Time buttress</text:span></text:p>
          </table:table-cell>
          <table:table-cell table:style-name="Table4.A2" office:value-type="string">
            <text:p text:style-name="P27"><text:span text:style-name="T1">+5 bonus</text:span><text:span text:style-name="T12">1</text:span></text:p>
          </table:table-cell>
        </table:table-row>
        <table:table-row table:style-name="Table4.2">
          <table:table-cell table:style-name="Table4.A2" office:value-type="string">
            <text:p text:style-name="P25"><text:span text:style-name="T1">—</text:span></text:p>
          </table:table-cell>
          <table:table-cell table:style-name="Table4.A2" office:value-type="string">
            <text:p text:style-name="P25"><text:span text:style-name="T1">—</text:span></text:p>
          </table:table-cell>
          <table:table-cell table:style-name="Table4.A2" office:value-type="string">
            <text:p text:style-name="P25"><text:span text:style-name="T1">97–99</text:span></text:p>
          </table:table-cell>
          <table:table-cell table:style-name="Table4.A2" office:value-type="string">
            <text:p text:style-name="P15"><text:span text:style-name="T1">Power resistance (19)</text:span></text:p>
          </table:table-cell>
          <table:table-cell table:style-name="Table4.A2" office:value-type="string">
            <text:p text:style-name="P27"><text:span text:style-name="T1">+5 bonus</text:span><text:span text:style-name="T12">1</text:span></text:p>
          </table:table-cell>
        </table:table-row>
        <table:table-row table:style-name="Table4.2">
          <table:table-cell table:style-name="Table4.A2" office:value-type="string">
            <text:p text:style-name="P25"><text:span text:style-name="T1">100</text:span></text:p>
          </table:table-cell>
          <table:table-cell table:style-name="Table4.A2" office:value-type="string">
            <text:p text:style-name="P25"><text:span text:style-name="T1">100</text:span></text:p>
          </table:table-cell>
          <table:table-cell table:style-name="Table4.A2" office:value-type="string">
            <text:p text:style-name="P25"><text:span text:style-name="T1">100</text:span></text:p>
          </table:table-cell>
          <table:table-cell table:style-name="Table4.A2" office:value-type="string">
            <text:p text:style-name="P15"><text:span text:style-name="T1">Roll twice again</text:span><text:span text:style-name="T12">2</text:span></text:p>
          </table:table-cell>
          <table:table-cell table:style-name="Table4.A2" office:value-type="string">
            <text:p text:style-name="P27"><text:span text:style-name="T1">—</text:span></text:p>
          </table:table-cell>
        </table:table-row>
        <table:table-row table:style-name="Table4.1">
          <table:table-cell table:style-name="Table4.A2" table:number-columns-spanned="5" office:value-type="string">
            <text:p text:style-name="P23"><text:span text:style-name="T1">1 Add to enhancement bonus to determine total market price.</text:span></text:p>
          </table:table-cell>
          <table:covered-table-cell/>
          <table:covered-table-cell/>
          <table:covered-table-cell/>
          <table:covered-table-cell/>
        </table:table-row>
        <table:table-row table:style-name="Table4.1">
          <table:table-cell table:style-name="Table4.A19" table:number-columns-spanned="5" office:value-type="string">
            <text:p text:style-name="P23"><text:span text:style-name="T1">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16"/>
      <text:h text:style-name="P10" text:outline-level="1"><text:span text:style-name="T3">Psionic Armor and Shield Special Ability Descriptions</text:span></text:h>
      <text:p text:style-name="P15"><text:span text:style-name="T2">Most psionic armor and shields have only enhancement bonuses. Such items can also have one or more of the special abilities detailed below. Armor or a shield with a special ability must have at least a +1 enhancement bonus. </text:span></text:p>
      <text:p text:style-name="P15"><text:span text:style-name="T3">Aporter:</text:span><text:span text:style-name="T2"> As a standard action, a suit of aporter armor or an aporter shield transports the wearer and her equipment to any spot within 800 feet that she can visualize or specify, as the </text:span><text:span text:style-name="T4">psionic dimension door </text:span><text:span text:style-name="T2">power. The armor or shield can transport the wearer in this fashion twice per day.</text:span></text:p>
      <text:p text:style-name="P15"><text:span text:style-name="T2">Moderate psychoportation; ML 10th; Craft Psionic Arms and Armor, </text:span><text:span text:style-name="T4">psionic dimension door; </text:span><text:span text:style-name="T2">Price +40,320 gp.</text:span></text:p>
      <text:p text:style-name="P15"><text:span text:style-name="T3">Averter:</text:span><text:span text:style-name="T2"> On command, up to three times per day, any creature to whom the wearer presents an averter shield must succeed on a DC 14 Will save or be overcome by a powerful aversion to the wielder (actually the shield), and will not approach within 30 feet. This is a mind-affecting compulsion effect, as the </text:span><text:span text:style-name="T4">aversion </text:span><text:span text:style-name="T2">power.</text:span></text:p>
      <text:p text:style-name="P15"><text:soft-page-break/><text:span text:style-name="T2">Faint telepathy; ML 5th; Craft Psionic Arms and Armor, </text:span><text:span text:style-name="T4">aversion; </text:span><text:span text:style-name="T2">Price +12,960 gp.</text:span></text:p>
      <text:p text:style-name="P15"><text:span text:style-name="T3">Ectoplasmic:</text:span><text:span text:style-name="T2"> As a standard action, ectoplasmic armor converts itself, its wearer, and all the wearer’s equipment into </text:span><text:span text:style-name="T4">ectoplasmic form </text:span><text:span text:style-name="T2">for up to 5 minutes once per day, as the power of the same name. In this semisolid state, the wearer gains damage reduction 10/psionics.</text:span></text:p>
      <text:p text:style-name="P15"><text:span text:style-name="T2">Faint psychometabolism; ML 5th; Craft Psionic Arms and Armor, </text:span><text:span text:style-name="T4">ectoplasmic form; </text:span><text:span text:style-name="T2">Price +10,800 gp.</text:span></text:p>
      <text:p text:style-name="P15"><text:span text:style-name="T3">Floating:</text:span><text:span text:style-name="T2"> This kind of armor is psionically buoyant in water or a similar liquid, negating the normal penalty for wearing armor when making Swim checks. Additionally, it grants a +4 circumstance bonus on Swim checks.</text:span></text:p>
      <text:p text:style-name="P15"><text:span text:style-name="T2">Faint psychoportation; ML 4th; Craft Psionic Arms and Armor, </text:span><text:span text:style-name="T4">float; </text:span><text:span text:style-name="T2">Price +4,000 gp.</text:span></text:p>
      <text:p text:style-name="P15"><text:span text:style-name="T3">Gleaming:</text:span><text:span text:style-name="T2"> This kind of armor is usually made of crystal, though it doesn’t have to be. Gleams and flashes from the armor give the wearer and his armor a “fuzzy” appearance, granting the wearer concealment.</text:span></text:p>
      <text:p text:style-name="P15"><text:span text:style-name="T2">Faint metacreativity; ML 5th; Craft Psionic Arms and Armor, </text:span><text:span text:style-name="T4">concealing amorpha; </text:span><text:span text:style-name="T2">Price +3 bonus.</text:span></text:p>
      <text:p text:style-name="P15"><text:span text:style-name="T3">Heartening: </text:span><text:span text:style-name="T2">This kind of shield grants the wearer up to 5 temporary hit points per day on command. These temporary hit points fade after 4 minutes. The wearer can activate this power as an immediate action at any time.</text:span></text:p>
      <text:p text:style-name="P15"><text:span text:style-name="T2">Faint psychometabolism; ML 4th; Craft Psionic Arms and Armor, </text:span><text:span text:style-name="T4">vigor; </text:span><text:span text:style-name="T2">Price +720 gp.</text:span></text:p>
      <text:p text:style-name="P15"><text:span text:style-name="T3">Landing:</text:span><text:span text:style-name="T2"> A suit of armor with this capability allows the wearer to ignore any damage dealt by the first 60 feet of a fall. Regardless of the height of a fall, the wearer always lands on her feet.</text:span></text:p>
      <text:p text:style-name="P15"><text:span text:style-name="T2">Faint psychoportation; ML 4th; Craft Psionic Arms and Armor, </text:span><text:span text:style-name="T4">catfall; </text:span><text:span text:style-name="T2">Price +4,000 gp.</text:span></text:p>
      <text:p text:style-name="P15"><text:span text:style-name="T3">Linked:</text:span><text:span text:style-name="T2"> This kind of armor or shield allows the wearer to form a telepathic bond with other wearers of linked armor or shields within 10 miles. This ability is otherwise similar to the </text:span><text:span text:style-name="T4">mindlink </text:span><text:span text:style-name="T2">power.</text:span></text:p>
      <text:p text:style-name="P15"><text:span text:style-name="T2">Moderate telepathy; ML 6th; Craft Psionic Arms and Armor, </text:span><text:span text:style-name="T4">mindlink; </text:span><text:span text:style-name="T2">Price +6,000 gp.</text:span></text:p>
      <text:p text:style-name="P15"><text:span text:style-name="T3">Manifester:</text:span><text:span text:style-name="T2"> This kind of shield generates 3 power points once per day that the wearer can use when manifesting a power he knows. These power points must all be used on the same power. As usual, a psionic character cannot pay a power’s cost with power points from more than one source, so the power points in the shield must be used for discrete manifestations.</text:span></text:p>
      <text:p text:style-name="P15"><text:span text:style-name="T2">Moderate clairsentience; ML 6th; Craft Psionic Arms and Armor, knowledge of any 2nd-level power; Price +10,800 gp.</text:span></text:p>
      <text:p text:style-name="P15"><text:span text:style-name="T3">Mindarmor:</text:span><text:span text:style-name="T2"> This kind of armor or shield grants the wearer a +3 insight bonus on Will saving throws to resist all mind-affecting and/or compulsion powers.</text:span></text:p>
      <text:p text:style-name="P15"><text:span text:style-name="T2">Faint psychokinesis; ML 5th; Craft Psionic Arms and Armor, </text:span><text:span text:style-name="T4">empty mind; </text:span><text:span text:style-name="T2">Price +24,000 gp.</text:span></text:p>
      <text:p text:style-name="P15"><text:span text:style-name="T3">Phasing:</text:span><text:span text:style-name="T2"> The wearer of this kind of armor can move through wooden, plaster, or stone walls, but not other materials. The wearer can call on this special ability as a standard action. When the phasing ability is active, the wearer can pass through a wall or some other kind of appropriate object for a total distance of 60 feet per day (see below), breaking this distance up into several smaller passages or one long one, as desired. A wearer who exceeds this daily distance limit while inside solid material is ejected from the material at the point of entry, ending up prone in front of the now impassable barrier.</text:span></text:p>
      <text:p text:style-name="P15"><text:span text:style-name="T2">Phasing through a wall that separates two adjacent squares on the grid counts as 5 feet of distance. Phasing through a wall or barrier of any greater thickness counts as a distance equal to the barrier’s thickness plus 5 feet.</text:span></text:p>
      <text:p text:style-name="P15"><text:span text:style-name="T2">feet of distance.</text:span></text:p>
      <text:p text:style-name="P15"><text:span text:style-name="T2">Strong psychoportation; ML 13th; Craft Psionic Arms and Armor, </text:span><text:span text:style-name="T4">psionic phase door; </text:span><text:span text:style-name="T2">Price +65,520 gp.</text:span></text:p>
      <text:p text:style-name="P15"><text:span text:style-name="T3">Power Resistance:</text:span><text:span text:style-name="T2"> This kind of armor or shield grants the wearer power resistance while it is worn. The power resistance can be 13, 15, 17, or 19, depending on the amount that was built into the armor or shield.</text:span></text:p>
      <text:p text:style-name="P15"><text:span text:style-name="T2">Moderate clairsentience; ML 9th; Craft Psionic Arms and Armor, </text:span><text:span text:style-name="T4">power resistance; </text:span><text:span text:style-name="T2">Price +2 bonus (PR 13); +3 bonus (PR 15); +4 bonus (PR 17); or +5 bonus (PR 19).</text:span></text:p>
      <text:p text:style-name="P15"><text:span text:style-name="T3">Quickness: </text:span><text:span text:style-name="T2">This kind of armor increases the wearer’s speed by 5 feet. Thus, a character whose normal speed in armor is 20 feet moves 25 feet in </text:span><text:span text:style-name="T4">armor of quickness. </text:span></text:p>
      <text:p text:style-name="P15"><text:span text:style-name="T2">Faint psychoportation; ML 4th; Craft Psionic Arms and Armor, </text:span><text:span text:style-name="T4">burst; </text:span><text:span text:style-name="T2">Price +1 bonus.</text:span></text:p>
      <text:p text:style-name="P15"><text:span text:style-name="T3">Radiant:</text:span><text:span text:style-name="T2"> The wearer of this kind of armor gains resistance 10 against energy attacks (acid, cold, electricity, fire, or sonic). The armor absorbs the first 10 points of damage dealt by any such attack, and this absorption causes it to radiate light for a number of rounds equal to the points of damage absorbed. This light is sufficient to illuminate a 60-foot-radius area.</text:span></text:p>
      <text:p text:style-name="P15"><text:span text:style-name="T2">If the armor absorbs more damage while it is radiating light, the newer radiant effect overlaps (does not stack with) the effect that was already in place. </text:span></text:p>
      <text:p text:style-name="P15"><text:soft-page-break/><text:span text:style-name="T2">Moderate psychokinesis; ML 9th; Craft Psionic Arms and Armor; </text:span><text:span text:style-name="T4">energy adaptation; </text:span><text:span text:style-name="T2">Price +4 bonus.</text:span></text:p>
      <text:p text:style-name="P15"><text:span text:style-name="T3">Ranged:</text:span><text:span text:style-name="T2"> The wielder of a ranged shield can throw it in combat, with a range increment of 30 feet. While in the air, the shield is treated in all ways as a ranged weapon and cannot be blocked or grabbed except by those with appropriate feats. No matter the size of the wielder, a buckler or light shield deals 1d6 points of damage and a heavy one 1d8 points. (A tower shield cannot be created with this special ability.) The wielder’s Strength modifier and the shield’s enhancement bonus add to the base damage.</text:span></text:p>
      <text:p text:style-name="P15"><text:span text:style-name="T2">A ranged shield flies through the air back to the creature that threw it. It returns to the wielder just before the creature’s next turn (and is therefore ready to use again in that turn).</text:span></text:p>
      <text:p text:style-name="P15"><text:span text:style-name="T2">Catching a ranged shield when it comes back is a free action. If the wielder can’t catch it, or if the wielder has moved since throwing it, the shield drops to the ground in the square from which it was thrown.</text:span></text:p>
      <text:p text:style-name="P15"><text:span text:style-name="T2">Faint psychokinesis; ML 5th; Craft Psionic Arms and Armor</text:span><text:span text:style-name="T4">, far hand; </text:span><text:span text:style-name="T2">Price +1 bonus.</text:span></text:p>
      <text:p text:style-name="P15"><text:span text:style-name="T3">Seeing:</text:span><text:span text:style-name="T2"> This kind of armor grants a wider than normal field of vision, so that opponents flanking the wearer gain only a +1 bonus on their attack rolls instead of +2 (rogues still get their full sneak attack damage because the wearer is still flanked). The wearer gains a +1 enhancement bonus on Spot checks but takes a –2 penalty on saves against gaze attacks.</text:span></text:p>
      <text:p text:style-name="P15"><text:span text:style-name="T2">Faint clairsentience; ML 5th; Craft Psionic Arms and Armor, </text:span><text:span text:style-name="T4">ubiquitous vision; </text:span><text:span text:style-name="T2">Price +6,000 gp.</text:span></text:p>
      <text:p text:style-name="P15"><text:span text:style-name="T3">Time Buttress:</text:span><text:span text:style-name="T2"> This kind of shield gives the wielder a chance to avoid telling blows by using time itself as a shield. Once per day, the wielder can use </text:span><text:span text:style-name="T4">timeless body </text:span><text:span text:style-name="T2">as though manifesting the power.</text:span></text:p>
      <text:p text:style-name="P15"><text:span text:style-name="T2">Strong psychoportation; ML 17th; Craft Psionic Arms and Armor, </text:span><text:span text:style-name="T4">timeless body; </text:span><text:span text:style-name="T2">Price +5 bonus.</text:span></text:p>
      <text:p text:style-name="P15"><text:span text:style-name="T3">Vanishing: </text:span><text:span text:style-name="T2">On command, this suit of armor or shield renders its wearer and all the wearer’s equipment invisible to the minds of others, as if he had manifested the power </text:span><text:span text:style-name="T4">cloud mind</text:span><text:span text:style-name="T2">. The wearer can use this ability twice per day.</text:span></text:p>
      <text:p text:style-name="P15"><text:span text:style-name="T2">Faint psychokinesis; ML 5th; Craft Psionic Arms and Armor, </text:span><text:span text:style-name="T4">cloud mind; </text:span><text:span text:style-name="T2">Price +3 bonus.</text:span></text:p>
      <text:p text:style-name="P15"><text:span text:style-name="T3">Wall:</text:span><text:span text:style-name="T2"> As a standard action once per day, the wielder can drop this kind of shield at his feet and command a </text:span><text:span text:style-name="T4">wall of ectoplasm </text:span><text:span text:style-name="T2">(as the power) to come into being, with the shield as the point of origin for the effect. This effect forms a wall whose area is up to twelve 10-foot squares or a sphere or hemisphere with a radius of up to 12 feet. The wall dissipates after 7 minutes, or sooner if the wielder of the shield reclaims it (thus dismissing the effect).</text:span></text:p>
      <text:p text:style-name="P15"><text:span text:style-name="T2">Strong metacreativity; ML 12th; Craft Psionic Arms and Armor, </text:span><text:span text:style-name="T4">wall of ectoplasm</text:span><text:span text:style-name="T2">; Price +20,160 gp.</text:span></text:p>
      <text:p text:style-name="P18"/>
      <text:p text:style-name="P15"><text:span text:style-name="T6">WEAPONS</text:span></text:p>
      <text:p text:style-name="P15"><text:span text:style-name="T2">Although they generally follow the rules for magic weapons, psionic weapons differ from mundane and magic weapons in their design. Most possess some crystal components, and some are composed entirely of crystal. Many also sport intricate traceries along the blade or haft, which flicker now and then as if channeling flows of psychic energy.</text:span></text:p>
      <text:p text:style-name="P15"><text:span text:style-name="T2">Psionic weapons have enhancement bonuses ranging from +1 to +5. They apply these bonuses on both attack and damage rolls when used in combat. This enhancement bonus is effective for the purpose of overcoming creatures with damage resistance that is penetrated by magic. All psionic weapons are also masterwork weapons, but their masterwork bonus on attack rolls does not stack with their enhancement bonus on attack rolls.</text:span></text:p>
      <text:p text:style-name="P15"><text:span text:style-name="T2">Weapons come in two basic categories: melee and ranged. Some of the weapons listed as melee weapons can also be used as ranged weapons. In this case, their enhancement bonus applies to either type of attack. </text:span></text:p>
      <text:p text:style-name="P15"><text:span text:style-name="T2">In addition to enhancement bonuses, psionic weapons can also have the special abilities detailed here. A weapon with a special ability must have at least a +1 enhancement bonus.</text:span></text:p>
      <text:p text:style-name="P15"><text:span text:style-name="T2">The rules for manifester level for weapons (called caster level), additional damage dice, ranged weapons and ammunition, ammunition and breakage, hardness and hit points, critical hits, and weapons for unusually sized creatures for psionic weapons are the same as for magic weapons</text:span><text:span text:style-name="T4">. </text:span><text:span text:style-name="T2">Psionic weapons do not have the chance to generate light (though some may be mentally audible; see below).</text:span></text:p>
      <text:p text:style-name="P15"><text:span text:style-name="T3">Mentally Audible:</text:span><text:span text:style-name="T2"> Fully 30% of psionic weapons telepathically mutter, croon, recite battle poems, scream, or produce other mental “noises” when first drawn, at first blood, or when they slay a significant enemy. Such a weapon cannot be concealed from creatures within 15 feet when it is drawn, nor can its mental “soundtrack” be curbed.</text:span></text:p>
      <text:p text:style-name="P15"><text:span text:style-name="T3">Activation:</text:span><text:span text:style-name="T2"> Usually a character benefits from a psionic weapon in the same way a character benefits from a mundane weapon—by attacking with it. If a weapon has a special ability that the user needs to activate, then the user usually needs to project a command thought (a standard action).</text:span></text:p>
      <text:p text:style-name="P1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h text:style-name="P5" text:outline-level="1"><text:span text:style-name="T1">Table: Psionic Melee Weapon Special Abilities</text:span></text:h>
          </table:table-cell>
          <table:covered-table-cell/>
          <table:covered-table-cell/>
          <table:covered-table-cell/>
          <table:covered-table-cell/>
        </table:table-row>
        <table:table-row table:style-name="Table5.2">
          <table:table-cell table:style-name="Table5.A2" office:value-type="string">
            <text:p text:style-name="P26"><text:span text:style-name="T1">Minor</text:span></text:p>
          </table:table-cell>
          <table:table-cell table:style-name="Table5.A2" office:value-type="string">
            <text:p text:style-name="P26"><text:span text:style-name="T1">Medium</text:span></text:p>
          </table:table-cell>
          <table:table-cell table:style-name="Table5.A2" office:value-type="string">
            <text:p text:style-name="P26"><text:span text:style-name="T1">Major</text:span></text:p>
          </table:table-cell>
          <table:table-cell table:style-name="Table5.A2" office:value-type="string">
            <text:p text:style-name="P24"><text:span text:style-name="T1">Special Ability</text:span></text:p>
          </table:table-cell>
          <table:table-cell table:style-name="Table5.A2" office:value-type="string">
            <text:h text:style-name="P14" text:outline-level="9"><text:span text:style-name="T1">Base Price Modifier</text:span></text:h>
          </table:table-cell>
        </table:table-row>
        <table:table-row table:style-name="Table5.2">
          <table:table-cell table:style-name="Table5.A2" office:value-type="string">
            <text:p text:style-name="P25"><text:span text:style-name="T1">01–15</text:span></text:p>
          </table:table-cell>
          <table:table-cell table:style-name="Table5.A2" office:value-type="string">
            <text:p text:style-name="P25"><text:span text:style-name="T1">01–10</text:span></text:p>
          </table:table-cell>
          <table:table-cell table:style-name="Table5.A2" office:value-type="string">
            <text:p text:style-name="P25"><text:span text:style-name="T1">—</text:span></text:p>
          </table:table-cell>
          <table:table-cell table:style-name="Table5.A2" office:value-type="string">
            <text:p text:style-name="P15"><text:span text:style-name="T1">Psychokinetic</text:span></text:p>
          </table:table-cell>
          <table:table-cell table:style-name="Table5.A2" office:value-type="string">
            <text:p text:style-name="P27"><text:span text:style-name="T1">+1 bonus</text:span><text:span text:style-name="T12">1</text:span></text:p>
          </table:table-cell>
        </table:table-row>
        <table:table-row table:style-name="Table5.2">
          <table:table-cell table:style-name="Table5.A2" office:value-type="string">
            <text:p text:style-name="P25"><text:span text:style-name="T1">16–45</text:span></text:p>
          </table:table-cell>
          <table:table-cell table:style-name="Table5.A2" office:value-type="string">
            <text:p text:style-name="P25"><text:span text:style-name="T1">11–25</text:span></text:p>
          </table:table-cell>
          <table:table-cell table:style-name="Table5.A2" office:value-type="string">
            <text:p text:style-name="P25"><text:span text:style-name="T1">01–09</text:span></text:p>
          </table:table-cell>
          <table:table-cell table:style-name="Table5.A2" office:value-type="string">
            <text:p text:style-name="P15"><text:span text:style-name="T1">Dissipater</text:span></text:p>
          </table:table-cell>
          <table:table-cell table:style-name="Table5.A2" office:value-type="string">
            <text:p text:style-name="P27"><text:span text:style-name="T1">+1 bonus</text:span><text:span text:style-name="T12">1</text:span></text:p>
          </table:table-cell>
        </table:table-row>
        <table:table-row table:style-name="Table5.2">
          <table:table-cell table:style-name="Table5.A2" office:value-type="string">
            <text:p text:style-name="P25"><text:span text:style-name="T1">46–55</text:span></text:p>
          </table:table-cell>
          <table:table-cell table:style-name="Table5.A2" office:value-type="string">
            <text:p text:style-name="P25"><text:span text:style-name="T1">26–30</text:span></text:p>
          </table:table-cell>
          <table:table-cell table:style-name="Table5.A2" office:value-type="string">
            <text:p text:style-name="P25"><text:span text:style-name="T1">10–12</text:span></text:p>
          </table:table-cell>
          <table:table-cell table:style-name="Table5.A2" office:value-type="string">
            <text:p text:style-name="P15"><text:span text:style-name="T1">Lucky</text:span></text:p>
          </table:table-cell>
          <table:table-cell table:style-name="Table5.A2" office:value-type="string">
            <text:p text:style-name="P27"><text:span text:style-name="T1">+1 bonus</text:span><text:span text:style-name="T12">1</text:span></text:p>
          </table:table-cell>
        </table:table-row>
        <text:soft-page-break/>
        <table:table-row table:style-name="Table5.2">
          <table:table-cell table:style-name="Table5.A2" office:value-type="string">
            <text:p text:style-name="P25"><text:span text:style-name="T1">56–70</text:span></text:p>
          </table:table-cell>
          <table:table-cell table:style-name="Table5.A2" office:value-type="string">
            <text:p text:style-name="P25"><text:span text:style-name="T1">31–40</text:span></text:p>
          </table:table-cell>
          <table:table-cell table:style-name="Table5.A2" office:value-type="string">
            <text:p text:style-name="P25"><text:span text:style-name="T1">13–17</text:span></text:p>
          </table:table-cell>
          <table:table-cell table:style-name="Table5.A2" office:value-type="string">
            <text:p text:style-name="P15"><text:span text:style-name="T1">Sundering</text:span></text:p>
          </table:table-cell>
          <table:table-cell table:style-name="Table5.A2" office:value-type="string">
            <text:p text:style-name="P27"><text:span text:style-name="T1">+1 bonus</text:span><text:span text:style-name="T12">1</text:span></text:p>
          </table:table-cell>
        </table:table-row>
        <table:table-row table:style-name="Table5.2">
          <table:table-cell table:style-name="Table5.A2" office:value-type="string">
            <text:p text:style-name="P25"><text:span text:style-name="T1">71–80</text:span></text:p>
          </table:table-cell>
          <table:table-cell table:style-name="Table5.A2" office:value-type="string">
            <text:p text:style-name="P25"><text:span text:style-name="T1">41–46</text:span></text:p>
          </table:table-cell>
          <table:table-cell table:style-name="Table5.A2" office:value-type="string">
            <text:p text:style-name="P25"><text:span text:style-name="T1">18–21</text:span></text:p>
          </table:table-cell>
          <table:table-cell table:style-name="Table5.A2" office:value-type="string">
            <text:p text:style-name="P15"><text:span text:style-name="T1">Power storing</text:span></text:p>
          </table:table-cell>
          <table:table-cell table:style-name="Table5.A2" office:value-type="string">
            <text:p text:style-name="P27"><text:span text:style-name="T1">+1 bonus</text:span><text:span text:style-name="T12">1</text:span></text:p>
          </table:table-cell>
        </table:table-row>
        <table:table-row table:style-name="Table5.2">
          <table:table-cell table:style-name="Table5.A2" office:value-type="string">
            <text:p text:style-name="P25"><text:span text:style-name="T1">81–99</text:span></text:p>
          </table:table-cell>
          <table:table-cell table:style-name="Table5.A2" office:value-type="string">
            <text:p text:style-name="P25"><text:span text:style-name="T1">51–56</text:span></text:p>
          </table:table-cell>
          <table:table-cell table:style-name="Table5.A2" office:value-type="string">
            <text:p text:style-name="P25"><text:span text:style-name="T1">22–30</text:span></text:p>
          </table:table-cell>
          <table:table-cell table:style-name="Table5.A2" office:value-type="string">
            <text:p text:style-name="P15"><text:span text:style-name="T1">Collision</text:span></text:p>
          </table:table-cell>
          <table:table-cell table:style-name="Table5.A2" office:value-type="string">
            <text:p text:style-name="P27"><text:span text:style-name="T1">+2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57–65</text:span></text:p>
          </table:table-cell>
          <table:table-cell table:style-name="Table5.A2" office:value-type="string">
            <text:p text:style-name="P25"><text:span text:style-name="T1">31–37</text:span></text:p>
          </table:table-cell>
          <table:table-cell table:style-name="Table5.A2" office:value-type="string">
            <text:p text:style-name="P15"><text:span text:style-name="T1">Mindcrusher</text:span></text:p>
          </table:table-cell>
          <table:table-cell table:style-name="Table5.A2" office:value-type="string">
            <text:p text:style-name="P27"><text:span text:style-name="T1">+2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66–71</text:span></text:p>
          </table:table-cell>
          <table:table-cell table:style-name="Table5.A2" office:value-type="string">
            <text:p text:style-name="P25"><text:span text:style-name="T1">38–41</text:span></text:p>
          </table:table-cell>
          <table:table-cell table:style-name="Table5.A2" office:value-type="string">
            <text:p text:style-name="P15"><text:span text:style-name="T1">Psychokinetic burst</text:span></text:p>
          </table:table-cell>
          <table:table-cell table:style-name="Table5.A2" office:value-type="string">
            <text:p text:style-name="P27"><text:span text:style-name="T1">+2 bonus</text:span><text:span text:style-name="T12">1</text:span></text:p>
          </table:table-cell>
        </table:table-row>
        <text:soft-page-break/>
        <table:table-row table:style-name="Table5.2">
          <table:table-cell table:style-name="Table5.A2" office:value-type="string">
            <text:p text:style-name="P25"><text:span text:style-name="T1">—</text:span></text:p>
          </table:table-cell>
          <table:table-cell table:style-name="Table5.A2" office:value-type="string">
            <text:p text:style-name="P25"><text:span text:style-name="T1">72–75</text:span></text:p>
          </table:table-cell>
          <table:table-cell table:style-name="Table5.A2" office:value-type="string">
            <text:p text:style-name="P25"><text:span text:style-name="T1">42–49</text:span></text:p>
          </table:table-cell>
          <table:table-cell table:style-name="Table5.A2" office:value-type="string">
            <text:p text:style-name="P15"><text:span text:style-name="T1">Suppression</text:span></text:p>
          </table:table-cell>
          <table:table-cell table:style-name="Table5.A2" office:value-type="string">
            <text:p text:style-name="P27"><text:span text:style-name="T1">+2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76–78</text:span></text:p>
          </table:table-cell>
          <table:table-cell table:style-name="Table5.A2" office:value-type="string">
            <text:p text:style-name="P25"><text:span text:style-name="T1">50–58</text:span></text:p>
          </table:table-cell>
          <table:table-cell table:style-name="Table5.A2" office:value-type="string">
            <text:p text:style-name="P15"><text:span text:style-name="T1">Psibane</text:span></text:p>
          </table:table-cell>
          <table:table-cell table:style-name="Table5.A2" office:value-type="string">
            <text:p text:style-name="P27"><text:span text:style-name="T1">+2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79–81</text:span></text:p>
          </table:table-cell>
          <table:table-cell table:style-name="Table5.A2" office:value-type="string">
            <text:p text:style-name="P25"><text:span text:style-name="T1">59–61</text:span></text:p>
          </table:table-cell>
          <table:table-cell table:style-name="Table5.A2" office:value-type="string">
            <text:p text:style-name="P15"><text:span text:style-name="T1">Parrying</text:span></text:p>
          </table:table-cell>
          <table:table-cell table:style-name="Table5.A2" office:value-type="string">
            <text:p text:style-name="P27"><text:span text:style-name="T1">+8,000 gp</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82–85</text:span></text:p>
          </table:table-cell>
          <table:table-cell table:style-name="Table5.A2" office:value-type="string">
            <text:p text:style-name="P25"><text:span text:style-name="T1">62–65</text:span></text:p>
          </table:table-cell>
          <table:table-cell table:style-name="Table5.A2" office:value-type="string">
            <text:p text:style-name="P15"><text:span text:style-name="T1">Manifester</text:span></text:p>
          </table:table-cell>
          <table:table-cell table:style-name="Table5.A2" office:value-type="string">
            <text:p text:style-name="P27"><text:span text:style-name="T1">+16,000 gp</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86–88</text:span></text:p>
          </table:table-cell>
          <table:table-cell table:style-name="Table5.A2" office:value-type="string">
            <text:p text:style-name="P25"><text:span text:style-name="T1">66–71</text:span></text:p>
          </table:table-cell>
          <table:table-cell table:style-name="Table5.A2" office:value-type="string">
            <text:p text:style-name="P15"><text:span text:style-name="T1">Bodyfeeder</text:span></text:p>
          </table:table-cell>
          <table:table-cell table:style-name="Table5.A2" office:value-type="string">
            <text:p text:style-name="P27"><text:span text:style-name="T1">+3 bonus</text:span><text:span text:style-name="T12">1</text:span></text:p>
          </table:table-cell>
        </table:table-row>
        <text:soft-page-break/>
        <table:table-row table:style-name="Table5.2">
          <table:table-cell table:style-name="Table5.A2" office:value-type="string">
            <text:p text:style-name="P25"><text:span text:style-name="T1">—</text:span></text:p>
          </table:table-cell>
          <table:table-cell table:style-name="Table5.A2" office:value-type="string">
            <text:p text:style-name="P25"><text:span text:style-name="T1">89–91</text:span></text:p>
          </table:table-cell>
          <table:table-cell table:style-name="Table5.A2" office:value-type="string">
            <text:p text:style-name="P25"><text:span text:style-name="T1">72–77</text:span></text:p>
          </table:table-cell>
          <table:table-cell table:style-name="Table5.A2" office:value-type="string">
            <text:p text:style-name="P15"><text:span text:style-name="T1">Mindfeeder</text:span></text:p>
          </table:table-cell>
          <table:table-cell table:style-name="Table5.A2" office:value-type="string">
            <text:p text:style-name="P27"><text:span text:style-name="T1">+3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92–93</text:span></text:p>
          </table:table-cell>
          <table:table-cell table:style-name="Table5.A2" office:value-type="string">
            <text:p text:style-name="P25"><text:span text:style-name="T1">78–83</text:span></text:p>
          </table:table-cell>
          <table:table-cell table:style-name="Table5.A2" office:value-type="string">
            <text:p text:style-name="P15"><text:span text:style-name="T1">Soulbreaker</text:span></text:p>
          </table:table-cell>
          <table:table-cell table:style-name="Table5.A2" office:value-type="string">
            <text:p text:style-name="P27"><text:span text:style-name="T1">+3 bonus</text:span><text:span text:style-name="T12">1</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94</text:span></text:p>
          </table:table-cell>
          <table:table-cell table:style-name="Table5.A2" office:value-type="string">
            <text:p text:style-name="P25"><text:span text:style-name="T1">84–86</text:span></text:p>
          </table:table-cell>
          <table:table-cell table:style-name="Table5.A2" office:value-type="string">
            <text:p text:style-name="P15"><text:span text:style-name="T1">Psychic</text:span></text:p>
          </table:table-cell>
          <table:table-cell table:style-name="Table5.A2" office:value-type="string">
            <text:p text:style-name="P27"><text:span text:style-name="T1">+35,000 gp</text:span></text:p>
          </table:table-cell>
        </table:table-row>
        <table:table-row table:style-name="Table5.2">
          <table:table-cell table:style-name="Table5.A2" office:value-type="string">
            <text:p text:style-name="P25"><text:span text:style-name="T1">—</text:span></text:p>
          </table:table-cell>
          <table:table-cell table:style-name="Table5.A2" office:value-type="string">
            <text:p text:style-name="P25"><text:span text:style-name="T1">95</text:span></text:p>
          </table:table-cell>
          <table:table-cell table:style-name="Table5.A2" office:value-type="string">
            <text:p text:style-name="P25"><text:span text:style-name="T1">87–90</text:span></text:p>
          </table:table-cell>
          <table:table-cell table:style-name="Table5.A2" office:value-type="string">
            <text:p text:style-name="P15"><text:span text:style-name="T1">Coup de grace</text:span></text:p>
          </table:table-cell>
          <table:table-cell table:style-name="Table5.A2" office:value-type="string">
            <text:p text:style-name="P27"><text:span text:style-name="T1">+5 bonus</text:span><text:span text:style-name="T12">1</text:span></text:p>
          </table:table-cell>
        </table:table-row>
        <table:table-row table:style-name="Table5.2">
          <table:table-cell table:style-name="Table5.A2" office:value-type="string">
            <text:p text:style-name="P25"><text:span text:style-name="T1">100</text:span></text:p>
          </table:table-cell>
          <table:table-cell table:style-name="Table5.A2" office:value-type="string">
            <text:p text:style-name="P25"><text:span text:style-name="T1">96–100</text:span></text:p>
          </table:table-cell>
          <table:table-cell table:style-name="Table5.A2" office:value-type="string">
            <text:p text:style-name="P25"><text:span text:style-name="T1">91–100</text:span></text:p>
          </table:table-cell>
          <table:table-cell table:style-name="Table5.A2" office:value-type="string">
            <text:p text:style-name="P15"><text:span text:style-name="T1">Roll again twice</text:span><text:span text:style-name="T12">2</text:span></text:p>
          </table:table-cell>
          <table:table-cell table:style-name="Table5.A2" office:value-type="string">
            <text:p text:style-name="P27"><text:span text:style-name="T1">—</text:span></text:p>
          </table:table-cell>
        </table:table-row>
        <text:soft-page-break/>
        <table:table-row table:style-name="Table5.1">
          <table:table-cell table:style-name="Table5.A2" table:number-columns-spanned="5" office:value-type="string">
            <text:p text:style-name="P23"><text:span text:style-name="T1">1 Add to enhancement bonus to determine total market price.</text:span></text:p>
          </table:table-cell>
          <table:covered-table-cell/>
          <table:covered-table-cell/>
          <table:covered-table-cell/>
          <table:covered-table-cell/>
        </table:table-row>
        <table:table-row table:style-name="Table5.1">
          <table:table-cell table:style-name="Table5.A22" table:number-columns-spanned="5" office:value-type="string">
            <text:p text:style-name="P23"><text:span text:style-name="T1">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23"><text:span text:style-name="T9">Table: Psionic Ranged Weapon Special Abilities</text:span></text:p>
          </table:table-cell>
          <table:covered-table-cell/>
          <table:covered-table-cell/>
          <table:covered-table-cell/>
          <table:covered-table-cell/>
        </table:table-row>
        <table:table-row table:style-name="Table6.2">
          <table:table-cell table:style-name="Table6.A2" office:value-type="string">
            <text:p text:style-name="P26"><text:span text:style-name="T1">Minor</text:span></text:p>
          </table:table-cell>
          <table:table-cell table:style-name="Table6.A2" office:value-type="string">
            <text:p text:style-name="P26"><text:span text:style-name="T1">Medium</text:span></text:p>
          </table:table-cell>
          <table:table-cell table:style-name="Table6.A2" office:value-type="string">
            <text:p text:style-name="P26"><text:span text:style-name="T1">Major</text:span></text:p>
          </table:table-cell>
          <table:table-cell table:style-name="Table6.A2" office:value-type="string">
            <text:p text:style-name="P24"><text:span text:style-name="T1">Special Ability</text:span></text:p>
          </table:table-cell>
          <table:table-cell table:style-name="Table6.A2" office:value-type="string">
            <text:h text:style-name="P14" text:outline-level="9"><text:span text:style-name="T1">Base Price Modifier</text:span></text:h>
          </table:table-cell>
        </table:table-row>
        <table:table-row table:style-name="Table6.2">
          <table:table-cell table:style-name="Table6.A2" office:value-type="string">
            <text:p text:style-name="P25"><text:span text:style-name="T1">01–20</text:span></text:p>
          </table:table-cell>
          <table:table-cell table:style-name="Table6.A2" office:value-type="string">
            <text:p text:style-name="P25"><text:span text:style-name="T1">01–15</text:span></text:p>
          </table:table-cell>
          <table:table-cell table:style-name="Table6.A2" office:value-type="string">
            <text:p text:style-name="P25"><text:span text:style-name="T1">—</text:span></text:p>
          </table:table-cell>
          <table:table-cell table:style-name="Table6.A2" office:value-type="string">
            <text:p text:style-name="P15"><text:span text:style-name="T1">Teleporting</text:span></text:p>
          </table:table-cell>
          <table:table-cell table:style-name="Table6.A2" office:value-type="string">
            <text:p text:style-name="P27"><text:span text:style-name="T1">+1 bonus</text:span><text:span text:style-name="T12">1</text:span></text:p>
          </table:table-cell>
        </table:table-row>
        <table:table-row table:style-name="Table6.2">
          <table:table-cell table:style-name="Table6.A2" office:value-type="string">
            <text:p text:style-name="P25"><text:span text:style-name="T1">21–40</text:span></text:p>
          </table:table-cell>
          <table:table-cell table:style-name="Table6.A2" office:value-type="string">
            <text:p text:style-name="P25"><text:span text:style-name="T1">16–30</text:span></text:p>
          </table:table-cell>
          <table:table-cell table:style-name="Table6.A2" office:value-type="string">
            <text:p text:style-name="P25"><text:span text:style-name="T1">—</text:span></text:p>
          </table:table-cell>
          <table:table-cell table:style-name="Table6.A2" office:value-type="string">
            <text:p text:style-name="P15"><text:span text:style-name="T1">Psychokinetic</text:span></text:p>
          </table:table-cell>
          <table:table-cell table:style-name="Table6.A2" office:value-type="string">
            <text:p text:style-name="P27"><text:span text:style-name="T1">+1 bonus</text:span><text:span text:style-name="T12">1</text:span></text:p>
          </table:table-cell>
        </table:table-row>
        <table:table-row table:style-name="Table6.2">
          <table:table-cell table:style-name="Table6.A2" office:value-type="string">
            <text:p text:style-name="P25"><text:span text:style-name="T1">41–100</text:span></text:p>
          </table:table-cell>
          <table:table-cell table:style-name="Table6.A2" office:value-type="string">
            <text:p text:style-name="P25"><text:span text:style-name="T1">31–45</text:span></text:p>
          </table:table-cell>
          <table:table-cell table:style-name="Table6.A2" office:value-type="string">
            <text:p text:style-name="P25"><text:span text:style-name="T1">01–30</text:span></text:p>
          </table:table-cell>
          <table:table-cell table:style-name="Table6.A2" office:value-type="string">
            <text:p text:style-name="P15"><text:span text:style-name="T1">Collision</text:span></text:p>
          </table:table-cell>
          <table:table-cell table:style-name="Table6.A2" office:value-type="string">
            <text:p text:style-name="P27"><text:span text:style-name="T1">+2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46–50</text:span></text:p>
          </table:table-cell>
          <table:table-cell table:style-name="Table6.A2" office:value-type="string">
            <text:p text:style-name="P25"><text:span text:style-name="T1">31–40</text:span></text:p>
          </table:table-cell>
          <table:table-cell table:style-name="Table6.A2" office:value-type="string">
            <text:p text:style-name="P15"><text:span text:style-name="T1">Suppression</text:span></text:p>
          </table:table-cell>
          <table:table-cell table:style-name="Table6.A2" office:value-type="string">
            <text:p text:style-name="P27"><text:span text:style-name="T1">+2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51–66</text:span></text:p>
          </table:table-cell>
          <table:table-cell table:style-name="Table6.A2" office:value-type="string">
            <text:p text:style-name="P25"><text:span text:style-name="T1">41–65</text:span></text:p>
          </table:table-cell>
          <table:table-cell table:style-name="Table6.A2" office:value-type="string">
            <text:p text:style-name="P15"><text:span text:style-name="T1">Psychokinetic burst</text:span></text:p>
          </table:table-cell>
          <table:table-cell table:style-name="Table6.A2" office:value-type="string">
            <text:p text:style-name="P27"><text:span text:style-name="T1">+2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67–74</text:span></text:p>
          </table:table-cell>
          <table:table-cell table:style-name="Table6.A2" office:value-type="string">
            <text:p text:style-name="P25"><text:span text:style-name="T1">66–69</text:span></text:p>
          </table:table-cell>
          <table:table-cell table:style-name="Table6.A2" office:value-type="string">
            <text:p text:style-name="P15"><text:span text:style-name="T1">Psibane</text:span></text:p>
          </table:table-cell>
          <table:table-cell table:style-name="Table6.A2" office:value-type="string">
            <text:p text:style-name="P27"><text:span text:style-name="T1">+2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75–78</text:span></text:p>
          </table:table-cell>
          <table:table-cell table:style-name="Table6.A2" office:value-type="string">
            <text:p text:style-name="P25"><text:span text:style-name="T1">70–73</text:span></text:p>
          </table:table-cell>
          <table:table-cell table:style-name="Table6.A2" office:value-type="string">
            <text:p text:style-name="P15"><text:span text:style-name="T1">Manifester</text:span></text:p>
          </table:table-cell>
          <table:table-cell table:style-name="Table6.A2" office:value-type="string">
            <text:p text:style-name="P27"><text:span text:style-name="T1">+16,000 gp</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79–82</text:span></text:p>
          </table:table-cell>
          <table:table-cell table:style-name="Table6.A2" office:value-type="string">
            <text:p text:style-name="P25"><text:span text:style-name="T1">74–79</text:span></text:p>
          </table:table-cell>
          <table:table-cell table:style-name="Table6.A2" office:value-type="string">
            <text:p text:style-name="P15"><text:span text:style-name="T1">Dislocator</text:span></text:p>
          </table:table-cell>
          <table:table-cell table:style-name="Table6.A2" office:value-type="string">
            <text:p text:style-name="P27"><text:span text:style-name="T1">+3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83–98</text:span></text:p>
          </table:table-cell>
          <table:table-cell table:style-name="Table6.A2" office:value-type="string">
            <text:p text:style-name="P25"><text:span text:style-name="T1">80–90</text:span></text:p>
          </table:table-cell>
          <table:table-cell table:style-name="Table6.A2" office:value-type="string">
            <text:p text:style-name="P15"><text:span text:style-name="T1">Great dislocator</text:span></text:p>
          </table:table-cell>
          <table:table-cell table:style-name="Table6.A2" office:value-type="string">
            <text:p text:style-name="P27"><text:span text:style-name="T1">+4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text:span></text:p>
          </table:table-cell>
          <table:table-cell table:style-name="Table6.A2" office:value-type="string">
            <text:p text:style-name="P25"><text:span text:style-name="T1">91–97</text:span></text:p>
          </table:table-cell>
          <table:table-cell table:style-name="Table6.A2" office:value-type="string">
            <text:p text:style-name="P15"><text:span text:style-name="T1">Coup de grace</text:span></text:p>
          </table:table-cell>
          <table:table-cell table:style-name="Table6.A2" office:value-type="string">
            <text:p text:style-name="P27"><text:span text:style-name="T1">+5 bonus</text:span><text:span text:style-name="T12">1</text:span></text:p>
          </table:table-cell>
        </table:table-row>
        <table:table-row table:style-name="Table6.2">
          <table:table-cell table:style-name="Table6.A2" office:value-type="string">
            <text:p text:style-name="P25"><text:span text:style-name="T1">—</text:span></text:p>
          </table:table-cell>
          <table:table-cell table:style-name="Table6.A2" office:value-type="string">
            <text:p text:style-name="P25"><text:span text:style-name="T1">99–100</text:span></text:p>
          </table:table-cell>
          <table:table-cell table:style-name="Table6.A2" office:value-type="string">
            <text:p text:style-name="P25"><text:span text:style-name="T1">98–100</text:span></text:p>
          </table:table-cell>
          <table:table-cell table:style-name="Table6.A2" office:value-type="string">
            <text:p text:style-name="P15"><text:span text:style-name="T1">Roll again twice</text:span><text:span text:style-name="T12">2</text:span></text:p>
          </table:table-cell>
          <table:table-cell table:style-name="Table6.A2" office:value-type="string">
            <text:p text:style-name="P27"><text:span text:style-name="T1">—</text:span></text:p>
          </table:table-cell>
        </table:table-row>
        <table:table-row table:style-name="Table6.1">
          <table:table-cell table:style-name="Table6.A2" table:number-columns-spanned="5" office:value-type="string">
            <text:p text:style-name="P23"><text:span text:style-name="T1">1 Add to enhancement bonus to determine total market price.</text:span></text:p>
          </table:table-cell>
          <table:covered-table-cell/>
          <table:covered-table-cell/>
          <table:covered-table-cell/>
          <table:covered-table-cell/>
        </table:table-row>
        <table:table-row table:style-name="Table6.1">
          <table:table-cell table:style-name="Table6.A15" table:number-columns-spanned="5" office:value-type="string">
            <text:p text:style-name="P23"><text:span text:style-name="T1">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16"/>
      <text:h text:style-name="P10" text:outline-level="1"><text:span text:style-name="T3">Psionic Weapon Special Ability Descriptions</text:span></text:h>
      <text:p text:style-name="P15"><text:span text:style-name="T2">Most psionic weapons have only enhancement bonuses. They can also have the special abilities detailed here. A weapon with a special ability must have at least a +1 enhancement bonus.</text:span></text:p>
      <text:p text:style-name="P15"><text:span text:style-name="T3">Bodyfeeder:</text:span><text:span text:style-name="T2"> All feeder weapons have a special ability that functions only upon scoring a successful critical hit. A bodyfeeder weapon grants its wielder temporary hit points equal to the total damage dealt by a successful critical hit. These temporary hit points last for 10 minutes. Thus, if the wielder of a bodyfeeder weapon successfully scores a critical hit while the wielder still enjoys temporary hit points from a previous critical hit, the wielder gains only the better of the two values: either his current number of temporary hit points, or the new influx of temporary hit points, whichever is higher.</text:span></text:p>
      <text:p text:style-name="P15"><text:span text:style-name="T2">Strong psychometabolism; ML 12th; Craft Psionic Arms and Armor, </text:span><text:span text:style-name="T4">claws of the vampire; </text:span><text:span text:style-name="T2">Price +3 bonus.</text:span></text:p>
      <text:p text:style-name="P15"><text:span text:style-name="T3">Collision: </text:span><text:span text:style-name="T2">Collision weapons psionically increase their own mass at the end point of each swing or shot. Such weapons deal an extra 5 points of damage on each successful strike, in addition to the weapon’s enhancement bonus. Bows, crossbows, and slings bestow the extra damage upon their ammunition.</text:span></text:p>
      <text:p text:style-name="P15"><text:span text:style-name="T2">Moderate metacreativity; ML 10th; Craft Psionic Arms and Armor, </text:span><text:span text:style-name="T4">matter manipulation; </text:span><text:span text:style-name="T2">Price +2 bonus.</text:span></text:p>
      <text:p text:style-name="P15"><text:span text:style-name="T3">Coup de Grace: </text:span><text:span text:style-name="T2">Coup de grace weapons are exceptionally dangerous. On a successful critical hit, the foe must succeed on a DC 27 Will save or be paralyzed for 1 round. While this ability does work on creatures that are immune to extra damage from critical hits, it does not work on creatures without an Intelligence score. Bows, crossbows, and slings bestow this ability on their ammunition.</text:span></text:p>
      <text:p text:style-name="P15"><text:span text:style-name="T2">Strong telepathy; ML 19th; Craft Psionic Arms and Armor, </text:span><text:span text:style-name="T4">psionic dominate; </text:span><text:span text:style-name="T2">Price +5 bonus.</text:span></text:p>
      <text:p text:style-name="P15"><text:span text:style-name="T3">Dislocator:</text:span><text:span text:style-name="T2"> The wielder of this kind of weapon can attempt to dislocate a designated foe up to three times per day. On a successful hit, the foe must succeed on a DC 17 Will save or be teleported 1–100 miles in a random direction. If the weapon misses, the use is wasted. Bows, crossbows, and slings bestow this ability on their ammunition.</text:span></text:p>
      <text:p text:style-name="P15"><text:soft-page-break/><text:span text:style-name="T2">Strong psychoportation; ML 12th; Craft Psionic Arms and Armor, </text:span><text:span text:style-name="T4">psionic teleport; </text:span><text:span text:style-name="T2">Price +3 bonus.</text:span></text:p>
      <text:p text:style-name="P15"><text:span text:style-name="T3">Dissipater: </text:span><text:span text:style-name="T2">This kind of weapon is devastating to creatures and objects composed of or originally formed from ectoplasm (such as astral constructs, walls of ectoplasm, creatures in ectoplasmic form, and items created using the metacreativity discipline). Against qualifying targets, a dissipater weapon ignores damage reduction and hardness, and treats all successful hits as critical hits. </text:span></text:p>
      <text:p text:style-name="P15"><text:span text:style-name="T2">Strong metacreativity; ML 12th; Craft Psionic Arms and Armor, </text:span><text:span text:style-name="T4">dismiss ectoplasm; </text:span><text:span text:style-name="T2">Price +1 bonus.</text:span></text:p>
      <text:p text:style-name="P15"><text:span text:style-name="T3">Great Dislocator:</text:span><text:span text:style-name="T2"> The wielder of this kind of weapon can attempt to greatly dislocate a designated foe up to three times per day. On a successful hit, the foe must succeed on a DC 20 Will save or be cast into a random alternate plane of existence. If the weapon misses, the use is wasted. Bows, crossbows, and slings bestow this ability upon their ammunition.</text:span></text:p>
      <text:p text:style-name="P15"><text:span text:style-name="T2">Strong psychoportation; ML 12th; Craft Psionic Arms and Armor, </text:span><text:span text:style-name="T4">psionic plane shift</text:span><text:span text:style-name="T2">; Price +4 bonus.</text:span></text:p>
      <text:p text:style-name="P15"><text:span text:style-name="T3">Lucky:</text:span><text:span text:style-name="T2"> A lucky weapon offers a second chance at success. Once per day, the wielder can reroll a failed attack roll (whether a single attack or one in a series of multiple attacks) as a free action. The rerolled attack uses the same bonuses or penalties as the missed roll.</text:span></text:p>
      <text:p text:style-name="P15"><text:span text:style-name="T2">Moderate clairsentience; ML 8th; Craft Psionic Arms and Armor</text:span><text:span text:style-name="T4">, fate of one; </text:span><text:span text:style-name="T2">Price +1 bonus.</text:span></text:p>
      <text:p text:style-name="P15"><text:span text:style-name="T3">Manifester:</text:span><text:span text:style-name="T2"> This kind of weapon generates 5 power points once per day that the wearer can use when manifesting a power he knows. These power points must all be used on the same power. As usual, a psionic character cannot pay a power’s cost with power points from more than one source, so the power points in the shield must be used for discrete manifestations.</text:span></text:p>
      <text:p text:style-name="P15"><text:span text:style-name="T2">Moderate clairsentience; ML 8th; Craft Psionic Arms and Armor, knowledge of any 3rd-level power; Price +16,000 gp.</text:span></text:p>
      <text:p text:style-name="P15"><text:span text:style-name="T3">Mindcrusher:</text:span><text:span text:style-name="T2"> Any psionic creature struck in combat by a mindcrusher weapon loses a number of power points equal to half the amount of hit point damage the weapon deals (only the base damage of the weapon contributes to the power point loss; additional damage from high Strength or other sources does not cause additional power point loss). A psionic creature that is out of power points (or has none) must succeed on a DC 17 Will save or take 1d2 points of Wisdom damage.</text:span></text:p>
      <text:p text:style-name="P15"><text:span text:style-name="T2">Strong psychometabolism; ML 12th; Craft Psionic Arms and Armor, </text:span><text:span text:style-name="T4">psychic vampire; </text:span><text:span text:style-name="T2">Price +2 bonus.</text:span></text:p>
      <text:p text:style-name="P15"><text:span text:style-name="T3">Mindfeeder: </text:span><text:span text:style-name="T2">All feeder weapons have a special ability that functions only upon scoring a successful critical hit. A mindfeeder weapon grants its wielder temporary power points equal to the total damage dealt by a successful critical hit. These temporary power points last for 10 minutes. The wielder gains power points even if the target has none (effectively, its hit point damage is converted to power points). Constructs and undead are not subject to mindfeeder weapons. As with temporary hit points, temporary power points do not stack with each other; they overlap. Thus, if a mindfeeder weapon successfully scores a critical hit while the wielder still enjoys temporary power points from a previous critical hit, the wielder gains only the better of the two values: either her current number of temporary power points, or the new influx of temporary power points, whichever is higher.</text:span></text:p>
      <text:p text:style-name="P15"><text:span text:style-name="T2">Strong psychometabolism; ML 15th; Craft Psionic Arms and Armor, </text:span><text:span text:style-name="T4">psychic vampire; </text:span><text:span text:style-name="T2">Price +3 bonus.</text:span></text:p>
      <text:p text:style-name="P15"><text:span text:style-name="T3">Parrying: </text:span><text:span text:style-name="T2">A parrying weapon perceives an instant into the future, and of its own accord resists melee and ranged attacks aimed at the wielder, granting a +1 insight bonus to the wielder’s Armor Class. The weapon is so adept at parrying that it even affects incoming powers, granting the wielder a +1 insight bonus on saving throws. The bonuses are granted whenever the wielder holds the weapon, even if flat-footed.</text:span></text:p>
      <text:p text:style-name="P15"><text:span text:style-name="T2">Faint clairsentience; ML 5th; Craft Psionic Arms and Armor, </text:span><text:span text:style-name="T4">defensive precognition; </text:span><text:span text:style-name="T2">Price +8,000 gp.</text:span></text:p>
      <text:p text:style-name="P15"><text:span text:style-name="T3">Power Storing:</text:span><text:span text:style-name="T2"> A power storing weapon allows a manifester to store a single targeted power of up to 5 power points in the weapon. (The power must have a manifesting time of 1 standard action.) Any time the weapon strikes a creature and the creature takes damage from it, the weapon can immediately manifest the power on that creature as a swift action if the wielder desires. (This ability is an exception to the rule that manifesting a power from an item takes at least as long as manifesting that power normally.) Once the power is manifested, the weapon is empty, and a manifester can imbed any other targeted power of up to 5 power points into it. The weapon telepathically whispers to the wearer the name of the power currently stored within it. A randomly generated power storing weapon has a 50% chance to have a power stored in it already.</text:span></text:p>
      <text:p text:style-name="P15"><text:span text:style-name="T2">Strong psychokinesis; ML 12th; Craft Psionic Arms and Armor, creator must be a manifester of at least 12th level; Price +1 bonus.</text:span></text:p>
      <text:p text:style-name="P15"><text:span text:style-name="T3">Psibane:</text:span><text:span text:style-name="T2"> A psibane weapon is crafted to oppose psionic beings. When used against such creatures, its effective enhancement bonus is 2 higher than its actual enhancement bonus. It deals an extra 2d6 points of damage against psionic opponents. It bestows one negative level on any psionic creature attempting to wield it. This negative level remains as long as the weapon is in hand and disappears when the weapon is no longer wielded. This negative level never results in actual level loss, but it cannot be overcome in any way while the weapon is wielded. Psibane bows, crossbows, and slings bestow this ability upon their ammunition.</text:span></text:p>
      <text:p text:style-name="P15"><text:span text:style-name="T2">Strong clairsentience; ML 15th; Craft Psionic Arms and Armor, </text:span><text:span text:style-name="T4">bend reality; </text:span><text:span text:style-name="T2">Price +2 bonus.</text:span></text:p>
      <text:p text:style-name="P15"><text:span text:style-name="T3">Psychic:</text:span><text:span text:style-name="T2"> A psychic weapon’s power depends on its wielder. In the hands of a nonpsionic creature, the weapon possesses the qualities of a nonmagical, nonpsionic masterwork weapon. When wielded by a psionic creature, this weapon has an enhancement bonus based on the wielder’s current power point reserve, as shown on the following table. The weapon’s enhancement bonus decreases as the wielder spends power points, and it increases whenever the wielder gains enough power points (by any means) to put his power point reserve into the next higher category.</text:span></text:p>
      <table:table table:name="Table7" table:style-name="Table7">
        <table:table-column table:style-name="Table7.A"/>
        <table:table-column table:style-name="Table7.B"/>
        <table:table-row table:style-name="Table7.1">
          <table:table-cell table:style-name="Table7.A1" office:value-type="string">
            <text:p text:style-name="P24"><text:span text:style-name="T1">Power Point Reserve</text:span></text:p>
          </table:table-cell>
          <table:table-cell table:style-name="Table7.A1" office:value-type="string">
            <text:h text:style-name="P1" text:outline-level="4"><text:span text:style-name="T1">Enhancement Bonus</text:span></text:h>
          </table:table-cell>
        </table:table-row>
        <table:table-row table:style-name="Table7.1">
          <table:table-cell table:style-name="Table7.A2" office:value-type="string">
            <text:p text:style-name="P23"><text:span text:style-name="T1">1–4 </text:span></text:p>
          </table:table-cell>
          <table:table-cell table:style-name="Table7.A2" office:value-type="string">
            <text:p text:style-name="P26"><text:span text:style-name="T1">+1</text:span></text:p>
          </table:table-cell>
        </table:table-row>
        <table:table-row table:style-name="Table7.1">
          <table:table-cell table:style-name="Table7.A2" office:value-type="string">
            <text:p text:style-name="P15"><text:span text:style-name="T1">5–29 </text:span></text:p>
          </table:table-cell>
          <table:table-cell table:style-name="Table7.A2" office:value-type="string">
            <text:p text:style-name="P25"><text:span text:style-name="T1">+2</text:span></text:p>
          </table:table-cell>
        </table:table-row>
        <table:table-row table:style-name="Table7.1">
          <table:table-cell table:style-name="Table7.A2" office:value-type="string">
            <text:p text:style-name="P15"><text:span text:style-name="T1">30–79 </text:span></text:p>
          </table:table-cell>
          <table:table-cell table:style-name="Table7.A2" office:value-type="string">
            <text:p text:style-name="P25"><text:span text:style-name="T1">+3</text:span></text:p>
          </table:table-cell>
        </table:table-row>
        <table:table-row table:style-name="Table7.1">
          <table:table-cell table:style-name="Table7.A2" office:value-type="string">
            <text:p text:style-name="P15"><text:span text:style-name="T1">80–129 </text:span></text:p>
          </table:table-cell>
          <table:table-cell table:style-name="Table7.A2" office:value-type="string">
            <text:p text:style-name="P25"><text:span text:style-name="T1">+4</text:span></text:p>
          </table:table-cell>
        </table:table-row>
        <table:table-row table:style-name="Table7.1">
          <table:table-cell table:style-name="Table7.A6" office:value-type="string">
            <text:p text:style-name="P23"><text:span text:style-name="T1">130 or higher </text:span></text:p>
          </table:table-cell>
          <table:table-cell table:style-name="Table7.A6" office:value-type="string">
            <text:p text:style-name="P26"><text:span text:style-name="T1">+5</text:span></text:p>
          </table:table-cell>
        </table:table-row>
      </table:table>
      <text:p text:style-name="P15"><text:span text:style-name="T2">Strong clairsentience; ML 17th; Craft Psionic Arms and Armor, </text:span><text:span text:style-name="T4">reality revision; </text:span><text:span text:style-name="T2">Price +35,000.</text:span></text:p>
      <text:p text:style-name="P15"><text:soft-page-break/><text:span text:style-name="T3">Psychokinetic:</text:span><text:span text:style-name="T2"> Upon command, a psychokinetic weapon glows from the inside with lethal psionic energy. The energy does not harm the hands that hold the weapon. Such a weapon deals an extra 1d4 points of damage on a successful hit. This extra damage is ectoplasmic in nature and is not affected by damage reduction. Bows, crossbows, and slings bestow this ability upon their ammunition.</text:span></text:p>
      <text:p text:style-name="P15"><text:span text:style-name="T2">Moderate psychokinesis</text:span><text:span text:style-name="T4">; </text:span><text:span text:style-name="T2">ML 10th; Craft Psionic Arms and Armor, </text:span><text:span text:style-name="T4">concussion blast; </text:span><text:span text:style-name="T2">Price +1 bonus.</text:span></text:p>
      <text:p text:style-name="P15"><text:span text:style-name="T3">Psychokinetic Burst:</text:span><text:span text:style-name="T2"> This weapon functions as a psychokinetic weapon that also releases a blast of destructive psionic energy upon scoring a successful critical hit. In addition to the extra damage of the psychokinetic ability (see above), a psychokinetic burst weapon deals an extra 1d6 points of damage on a successful critical hit. If the weapon’s critical multiplier is x3, add 2d6 points of extra damage instead, and if the multiplier is x4, add 3d6 points of extra damage. This extra damage is ectoplasmic in nature and is not affected by damage reduction. Bows, crossbows, and slings bestow this ability upon their ammunition.</text:span></text:p>
      <text:p text:style-name="P15"><text:span text:style-name="T2">Strong psychokinesis; ML 12th; Craft Psionic Arms and Armor, </text:span><text:span text:style-name="T4">concussion blast; </text:span><text:span text:style-name="T2">Price +2 bonus.</text:span></text:p>
      <text:p text:style-name="P15"><text:span text:style-name="T3">Soulbreaker:</text:span><text:span text:style-name="T2"> This weapon has a special ability that functions only upon scoring a successful critical hit. On a successful critical hit, a soulbreaker weapon bestows one negative level on the foe. One day after being struck, if the negative levels have not been purged, the subject must succeed on a DC 18 Fortitude save for each negative level or lose a character level.</text:span></text:p>
      <text:p text:style-name="P15"><text:span text:style-name="T2">Strong telepathy; ML 12th; Craft Psionic Arms and Armor, </text:span><text:span text:style-name="T4">mindwipe; </text:span><text:span text:style-name="T2">Price +3 bonus.</text:span></text:p>
      <text:p text:style-name="P15"><text:span text:style-name="T3">Sundering: </text:span><text:span text:style-name="T2">This kind of weapon allows a wielder to attack opponents’ weapons as if he had the Improved Sunder feat.</text:span></text:p>
      <text:p text:style-name="P15"><text:span text:style-name="T2">Faint metacreativity; ML 5th; Craft Psionic Arms and Armor, Great Sunder, </text:span><text:span text:style-name="T4">metaphysical weapon; </text:span><text:span text:style-name="T2">Price +1 bonus.</text:span></text:p>
      <text:p text:style-name="P15"><text:span text:style-name="T3">Suppression:</text:span><text:span text:style-name="T2"> An opponent or object struck by this kind of weapon is subject to a targeted </text:span><text:span text:style-name="T4">dispel psionics </text:span><text:span text:style-name="T2">power. The wielder makes a power check (1d20 + 5 + manifester level, maximum +15) against a DC of 11 + the manifester level of the power to be dispelled. Bows, crossbows, and slings bestow this ability upon their ammunition, but can do so only three times per day.</text:span></text:p>
      <text:p text:style-name="P15"><text:span text:style-name="T2">Moderate psychokinesis ML 10th; Craft Psionic Arms and Armor, </text:span><text:span text:style-name="T4">dispel psionics; </text:span><text:span text:style-name="T2">Price +2 bonus.</text:span></text:p>
      <text:p text:style-name="P15"><text:span text:style-name="T3">Teleporting:</text:span><text:span text:style-name="T2"> This ability can be imbedded only in weapons that can be thrown. A teleporting weapon returns through the Astral Plane to the creature that threw it. It teleports into the throwing creature’s empty hand in the round following the round when it was thrown, just before that creature’s turn. It is therefore ready to use again on that turn.</text:span></text:p>
      <text:p text:style-name="P15"><text:span text:style-name="T2">Faint psychoportation; ML 5th; Craft Psionic Arms and Armor</text:span><text:span text:style-name="T4">, psionic dimension door; </text:span><text:span text:style-name="T2">Price +1 bonus.</text:span></text:p>
      <text:h text:style-name="P3" text:outline-level="5"/>
      <text:h text:style-name="P4" text:outline-level="5"><text:span text:style-name="T6">COGNIZANCE CRYSTALS</text:span></text:h>
      <text:p text:style-name="P15"><text:span text:style-name="T4">Cognizance crystals </text:span><text:span text:style-name="T2">store power points that psionic characters can use to pay for manifesting their powers.</text:span></text:p>
      <text:p text:style-name="P15"><text:span text:style-name="T3">Physical Description: </text:span><text:span text:style-name="T2">A </text:span><text:span text:style-name="T4">cognizance crystal </text:span><text:span text:style-name="T2">consists of a core crystal and two or three smaller crystals arranged in specific positions around it on strands of silver wire. The crystals give off a faint glow. A typical </text:span><text:span text:style-name="T4">cognizance crystal </text:span><text:span text:style-name="T2">weighs approximately 1 pound, has AC 7, 10 hit points, a hardness of 8, and a break DC of 16.</text:span></text:p>
      <text:p text:style-name="P15"><text:span text:style-name="T3">Activation:</text:span><text:span text:style-name="T2"> The user must merely hold or have a crystal on her person for a period of at least 10 minutes (which is long enough to attune oneself to the crystal). Thereafter, the owner can use power points stored in the crystal to manifest powers she knows.</text:span></text:p>
      <text:p text:style-name="P15"><text:span text:style-name="T2">The maximum number of points a </text:span><text:span text:style-name="T4">cognizance crystal </text:span><text:span text:style-name="T2">can store is always an odd number and is never more than 17. It can store only as many power points as its original maximum, set at the time of its creation. When a </text:span><text:span text:style-name="T4">cognizance crystal’s </text:span><text:span text:style-name="T2">power points are used up, the glow of the crystal dims. However, the user can recharge it by paying power points on a 1-for-1 basis. While doing this depletes the user’s own power point reserve for the day, those power points remain available in the </text:span><text:span text:style-name="T4">cognizance crystal </text:span><text:span text:style-name="T2">until used.</text:span></text:p>
      <text:p text:style-name="P15"><text:span text:style-name="T2">A user cannot directly replenish her personal power points from those stored in a </text:span><text:span text:style-name="T4">cognizance crystal, </text:span><text:span text:style-name="T2">nor can she draw power points from more than one source to manifest a power. See Using Stored Power Points for more information.</text:span></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columns-spanned="5" office:value-type="string">
            <text:p text:style-name="P23"><text:span text:style-name="T9">Table: Cognizance Crystals</text:span></text:p>
          </table:table-cell>
          <table:covered-table-cell/>
          <table:covered-table-cell/>
          <table:covered-table-cell/>
          <table:covered-table-cell/>
        </table:table-row>
        <table:table-row table:style-name="Table8.2">
          <table:table-cell table:style-name="Table8.A2" office:value-type="string">
            <text:h text:style-name="P9" text:outline-level="1"><text:span text:style-name="T1">Minor</text:span></text:h>
          </table:table-cell>
          <table:table-cell table:style-name="Table8.A2" office:value-type="string">
            <text:h text:style-name="P9" text:outline-level="1"><text:span text:style-name="T1">Medium</text:span></text:h>
          </table:table-cell>
          <table:table-cell table:style-name="Table8.A2" office:value-type="string">
            <text:h text:style-name="P9" text:outline-level="1"><text:span text:style-name="T1">Major</text:span></text:h>
          </table:table-cell>
          <table:table-cell table:style-name="Table8.A2" office:value-type="string">
            <text:h text:style-name="P9" text:outline-level="1"><text:span text:style-name="T1">Maximum Power Point Storage</text:span></text:h>
          </table:table-cell>
          <table:table-cell table:style-name="Table8.A2" office:value-type="string">
            <text:h text:style-name="P11" text:outline-level="1"><text:span text:style-name="T1">Market Price</text:span></text:h>
          </table:table-cell>
        </table:table-row>
        <table:table-row table:style-name="Table8.2">
          <table:table-cell table:style-name="Table8.A3" office:value-type="string">
            <text:p text:style-name="P26"><text:span text:style-name="T1">01–90</text:span></text:p>
          </table:table-cell>
          <table:table-cell table:style-name="Table8.A3" office:value-type="string">
            <text:p text:style-name="P26"><text:span text:style-name="T1">01–40</text:span></text:p>
          </table:table-cell>
          <table:table-cell table:style-name="Table8.A3" office:value-type="string">
            <text:p text:style-name="P26"><text:span text:style-name="T1">—</text:span></text:p>
          </table:table-cell>
          <table:table-cell table:style-name="Table8.A3" office:value-type="string">
            <text:p text:style-name="P26"><text:span text:style-name="T1">1</text:span></text:p>
          </table:table-cell>
          <table:table-cell table:style-name="Table8.A3" office:value-type="string">
            <text:p text:style-name="P28"><text:span text:style-name="T1">1,000 gp</text:span></text:p>
          </table:table-cell>
        </table:table-row>
        <table:table-row table:style-name="Table8.2">
          <table:table-cell table:style-name="Table8.A3" office:value-type="string">
            <text:p text:style-name="P25"><text:span text:style-name="T1">91–100</text:span></text:p>
          </table:table-cell>
          <table:table-cell table:style-name="Table8.A3" office:value-type="string">
            <text:p text:style-name="P25"><text:span text:style-name="T1">41–74</text:span></text:p>
          </table:table-cell>
          <table:table-cell table:style-name="Table8.A3" office:value-type="string">
            <text:p text:style-name="P25"><text:span text:style-name="T1">—</text:span></text:p>
          </table:table-cell>
          <table:table-cell table:style-name="Table8.A3" office:value-type="string">
            <text:p text:style-name="P25"><text:span text:style-name="T1">3</text:span></text:p>
          </table:table-cell>
          <table:table-cell table:style-name="Table8.A3" office:value-type="string">
            <text:p text:style-name="P27"><text:span text:style-name="T1">4,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75–89</text:span></text:p>
          </table:table-cell>
          <table:table-cell table:style-name="Table8.A3" office:value-type="string">
            <text:p text:style-name="P25"><text:span text:style-name="T1">01–39</text:span></text:p>
          </table:table-cell>
          <table:table-cell table:style-name="Table8.A3" office:value-type="string">
            <text:p text:style-name="P25"><text:span text:style-name="T1">5</text:span></text:p>
          </table:table-cell>
          <table:table-cell table:style-name="Table8.A3" office:value-type="string">
            <text:p text:style-name="P27"><text:span text:style-name="T1">9,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90–98</text:span></text:p>
          </table:table-cell>
          <table:table-cell table:style-name="Table8.A3" office:value-type="string">
            <text:p text:style-name="P25"><text:span text:style-name="T1">40–59</text:span></text:p>
          </table:table-cell>
          <table:table-cell table:style-name="Table8.A3" office:value-type="string">
            <text:p text:style-name="P25"><text:span text:style-name="T1">7</text:span></text:p>
          </table:table-cell>
          <table:table-cell table:style-name="Table8.A3" office:value-type="string">
            <text:p text:style-name="P27"><text:span text:style-name="T1">16,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99–100</text:span></text:p>
          </table:table-cell>
          <table:table-cell table:style-name="Table8.A3" office:value-type="string">
            <text:p text:style-name="P25"><text:span text:style-name="T1">60–69</text:span></text:p>
          </table:table-cell>
          <table:table-cell table:style-name="Table8.A3" office:value-type="string">
            <text:p text:style-name="P25"><text:span text:style-name="T1">9</text:span></text:p>
          </table:table-cell>
          <table:table-cell table:style-name="Table8.A3" office:value-type="string">
            <text:p text:style-name="P27"><text:span text:style-name="T1">25,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text:span></text:p>
          </table:table-cell>
          <table:table-cell table:style-name="Table8.A3" office:value-type="string">
            <text:p text:style-name="P25"><text:span text:style-name="T1">70–70</text:span></text:p>
          </table:table-cell>
          <table:table-cell table:style-name="Table8.A3" office:value-type="string">
            <text:p text:style-name="P25"><text:span text:style-name="T1">11</text:span></text:p>
          </table:table-cell>
          <table:table-cell table:style-name="Table8.A3" office:value-type="string">
            <text:p text:style-name="P27"><text:span text:style-name="T1">36,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text:span></text:p>
          </table:table-cell>
          <table:table-cell table:style-name="Table8.A3" office:value-type="string">
            <text:p text:style-name="P25"><text:span text:style-name="T1">80–89</text:span></text:p>
          </table:table-cell>
          <table:table-cell table:style-name="Table8.A3" office:value-type="string">
            <text:p text:style-name="P25"><text:span text:style-name="T1">13</text:span></text:p>
          </table:table-cell>
          <table:table-cell table:style-name="Table8.A3" office:value-type="string">
            <text:p text:style-name="P27"><text:span text:style-name="T1">49,000 gp</text:span></text:p>
          </table:table-cell>
        </table:table-row>
        <table:table-row table:style-name="Table8.2">
          <table:table-cell table:style-name="Table8.A3" office:value-type="string">
            <text:p text:style-name="P25"><text:span text:style-name="T1">—</text:span></text:p>
          </table:table-cell>
          <table:table-cell table:style-name="Table8.A3" office:value-type="string">
            <text:p text:style-name="P25"><text:span text:style-name="T1">—</text:span></text:p>
          </table:table-cell>
          <table:table-cell table:style-name="Table8.A3" office:value-type="string">
            <text:p text:style-name="P25"><text:span text:style-name="T1">90–95</text:span></text:p>
          </table:table-cell>
          <table:table-cell table:style-name="Table8.A3" office:value-type="string">
            <text:p text:style-name="P25"><text:span text:style-name="T1">15</text:span></text:p>
          </table:table-cell>
          <table:table-cell table:style-name="Table8.A3" office:value-type="string">
            <text:p text:style-name="P27"><text:span text:style-name="T1">64,000 gp</text:span></text:p>
          </table:table-cell>
        </table:table-row>
        <table:table-row table:style-name="Table8.2">
          <table:table-cell table:style-name="Table8.A11" office:value-type="string">
            <text:p text:style-name="P26"><text:span text:style-name="T1">—</text:span></text:p>
          </table:table-cell>
          <table:table-cell table:style-name="Table8.A11" office:value-type="string">
            <text:p text:style-name="P26"><text:span text:style-name="T1">—</text:span></text:p>
          </table:table-cell>
          <table:table-cell table:style-name="Table8.A11" office:value-type="string">
            <text:p text:style-name="P26"><text:span text:style-name="T1">96–100</text:span></text:p>
          </table:table-cell>
          <table:table-cell table:style-name="Table8.A11" office:value-type="string">
            <text:p text:style-name="P26"><text:span text:style-name="T1">17</text:span></text:p>
          </table:table-cell>
          <table:table-cell table:style-name="Table8.A11" office:value-type="string">
            <text:p text:style-name="P28"><text:span text:style-name="T1">81,000 gp</text:span></text:p>
          </table:table-cell>
        </table:table-row>
      </table:table>
      <text:p text:style-name="P15"><text:span text:style-name="T2">Faint to strong psychokinesis; ML equal to maximum power point storage; Craft Cognizance Crystal; Weight 1 lb.</text:span></text:p>
      <text:h text:style-name="P3" text:outline-level="5"/>
      <text:h text:style-name="P4" text:outline-level="5"><text:span text:style-name="T6">DORJES</text:span></text:h>
      <text:p text:style-name="P15"><text:span text:style-name="T2">A dorje is a slender crystal that contains a single power. Each dorje has 50 charges when created, and each charge expended allows one use of that power. A dorje that runs out of charges is just a simple crystal.</text:span></text:p>
      <text:p text:style-name="P15"><text:span text:style-name="T3">Physical Description:</text:span><text:span text:style-name="T2"> A typical dorje is an elongated crystal of one color (or colorless), between 8 inches and 10 inches long and about 1/2 inch thick, which can weigh up to 1/4 pound. Occasionally, a dorje is decorated with carvings or inscribed runes along a face of the crystal. A typical dorje has AC 7, 7 hit points, a hardness of 8, and a break DC of 18.</text:span></text:p>
      <text:p text:style-name="P15"><text:span text:style-name="T3">Activation:</text:span><text:span text:style-name="T2"> Dorjes use the power trigger activation method, so manifesting a power from a dorje is usually a standard action that does not provoke attacks of opportunity. (If the power being manifested has a manifesting time longer than 1 standard action, however, it takes that long to manifest the power from a dorje.) The user must have the power on his class list, even if he knows the command thought. Additionally, to activate a dorje, a character must hold it in hand and point it in the general direction of the target or area to be affected.</text:span></text:p>
      <text:p text:style-name="P15"><text:span text:style-name="T2">Dorjes are normally created at the minimum manifester level required to manifest the power, and powers that can be augmented are not augmented when stored in a dorje. A dorje’s wielder cannot augment the power contained within the dorje. However, dorjes can be created at a higher manifester level than required to manifest the power. In this case, the dorje that holds an augmentable power is augmented, to the limit of the manifester level and the power’s augmentation maximums, if any. The manifester level of a dorje cannot be more than five higher than the minimum manifester level to use the power it contains.</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23"><text:span text:style-name="T9">Table: Dorjes</text:span></text:p>
          </table:table-cell>
          <table:covered-table-cell/>
          <table:covered-table-cell/>
          <table:covered-table-cell/>
          <table:covered-table-cell/>
        </table:table-row>
        <table:table-row table:style-name="Table9.2">
          <table:table-cell table:style-name="Table9.A2" office:value-type="string">
            <text:p text:style-name="P26"><text:span text:style-name="T9">Minor</text:span></text:p>
          </table:table-cell>
          <table:table-cell table:style-name="Table9.A2" office:value-type="string">
            <text:p text:style-name="P26"><text:span text:style-name="T9">Medium</text:span></text:p>
          </table:table-cell>
          <table:table-cell table:style-name="Table9.A2" office:value-type="string">
            <text:p text:style-name="P26"><text:span text:style-name="T9">Major</text:span></text:p>
          </table:table-cell>
          <table:table-cell table:style-name="Table9.A2" office:value-type="string">
            <text:p text:style-name="P26"><text:span text:style-name="T9">Power Level</text:span><text:span text:style-name="T12">1</text:span></text:p>
          </table:table-cell>
          <table:table-cell table:style-name="Table9.A2" office:value-type="string">
            <text:p text:style-name="P28"><text:span text:style-name="T9">Market Price</text:span><text:span text:style-name="T12">2</text:span></text:p>
          </table:table-cell>
        </table:table-row>
        <table:table-row table:style-name="Table9.2">
          <table:table-cell table:style-name="Table9.A2" office:value-type="string">
            <text:p text:style-name="P25"><text:span text:style-name="T1">01–50</text:span></text:p>
          </table:table-cell>
          <table:table-cell table:style-name="Table9.A2" office:value-type="string">
            <text:p text:style-name="P25"><text:span text:style-name="T1">—</text:span></text:p>
          </table:table-cell>
          <table:table-cell table:style-name="Table9.A2" office:value-type="string">
            <text:p text:style-name="P25"><text:span text:style-name="T1">—</text:span></text:p>
          </table:table-cell>
          <table:table-cell table:style-name="Table9.A2" office:value-type="string">
            <text:p text:style-name="P25"><text:span text:style-name="T1">1st</text:span></text:p>
          </table:table-cell>
          <table:table-cell table:style-name="Table9.A2" office:value-type="string">
            <text:p text:style-name="P27"><text:span text:style-name="T1">750 gp</text:span></text:p>
          </table:table-cell>
        </table:table-row>
        <table:table-row table:style-name="Table9.2">
          <table:table-cell table:style-name="Table9.A2" office:value-type="string">
            <text:p text:style-name="P25"><text:span text:style-name="T1">51–95</text:span></text:p>
          </table:table-cell>
          <table:table-cell table:style-name="Table9.A2" office:value-type="string">
            <text:p text:style-name="P25"><text:span text:style-name="T1">01–05</text:span></text:p>
          </table:table-cell>
          <table:table-cell table:style-name="Table9.A2" office:value-type="string">
            <text:p text:style-name="P25"><text:span text:style-name="T1">—</text:span></text:p>
          </table:table-cell>
          <table:table-cell table:style-name="Table9.A2" office:value-type="string">
            <text:p text:style-name="P25"><text:span text:style-name="T1">2nd</text:span></text:p>
          </table:table-cell>
          <table:table-cell table:style-name="Table9.A2" office:value-type="string">
            <text:p text:style-name="P27"><text:span text:style-name="T1">4,500 gp</text:span></text:p>
          </table:table-cell>
        </table:table-row>
        <table:table-row table:style-name="Table9.2">
          <table:table-cell table:style-name="Table9.A2" office:value-type="string">
            <text:p text:style-name="P25"><text:span text:style-name="T1">96–100</text:span></text:p>
          </table:table-cell>
          <table:table-cell table:style-name="Table9.A2" office:value-type="string">
            <text:p text:style-name="P25"><text:span text:style-name="T1">06–65</text:span></text:p>
          </table:table-cell>
          <table:table-cell table:style-name="Table9.A2" office:value-type="string">
            <text:p text:style-name="P25"><text:span text:style-name="T1">—</text:span></text:p>
          </table:table-cell>
          <table:table-cell table:style-name="Table9.A2" office:value-type="string">
            <text:p text:style-name="P25"><text:span text:style-name="T1">3rd</text:span></text:p>
          </table:table-cell>
          <table:table-cell table:style-name="Table9.A2" office:value-type="string">
            <text:p text:style-name="P27"><text:span text:style-name="T1">11,25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66–95</text:span></text:p>
          </table:table-cell>
          <table:table-cell table:style-name="Table9.A2" office:value-type="string">
            <text:p text:style-name="P25"><text:span text:style-name="T1">01–05</text:span></text:p>
          </table:table-cell>
          <table:table-cell table:style-name="Table9.A2" office:value-type="string">
            <text:p text:style-name="P25"><text:span text:style-name="T1">4th</text:span></text:p>
          </table:table-cell>
          <table:table-cell table:style-name="Table9.A2" office:value-type="string">
            <text:p text:style-name="P27"><text:span text:style-name="T1">21,00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96–100</text:span></text:p>
          </table:table-cell>
          <table:table-cell table:style-name="Table9.A2" office:value-type="string">
            <text:p text:style-name="P25"><text:span text:style-name="T1">06–50</text:span></text:p>
          </table:table-cell>
          <table:table-cell table:style-name="Table9.A2" office:value-type="string">
            <text:p text:style-name="P25"><text:span text:style-name="T1">5th</text:span></text:p>
          </table:table-cell>
          <table:table-cell table:style-name="Table9.A2" office:value-type="string">
            <text:p text:style-name="P27"><text:span text:style-name="T1">33,75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text:span></text:p>
          </table:table-cell>
          <table:table-cell table:style-name="Table9.A2" office:value-type="string">
            <text:p text:style-name="P25"><text:span text:style-name="T1">51–70</text:span></text:p>
          </table:table-cell>
          <table:table-cell table:style-name="Table9.A2" office:value-type="string">
            <text:p text:style-name="P25"><text:span text:style-name="T1">6th</text:span></text:p>
          </table:table-cell>
          <table:table-cell table:style-name="Table9.A2" office:value-type="string">
            <text:p text:style-name="P27"><text:span text:style-name="T1">49,50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text:span></text:p>
          </table:table-cell>
          <table:table-cell table:style-name="Table9.A2" office:value-type="string">
            <text:p text:style-name="P25"><text:span text:style-name="T1">71–85</text:span></text:p>
          </table:table-cell>
          <table:table-cell table:style-name="Table9.A2" office:value-type="string">
            <text:p text:style-name="P25"><text:span text:style-name="T1">7th</text:span></text:p>
          </table:table-cell>
          <table:table-cell table:style-name="Table9.A2" office:value-type="string">
            <text:p text:style-name="P27"><text:span text:style-name="T1">68,25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text:span></text:p>
          </table:table-cell>
          <table:table-cell table:style-name="Table9.A2" office:value-type="string">
            <text:p text:style-name="P25"><text:span text:style-name="T1">86–95</text:span></text:p>
          </table:table-cell>
          <table:table-cell table:style-name="Table9.A2" office:value-type="string">
            <text:p text:style-name="P25"><text:span text:style-name="T1">8th</text:span></text:p>
          </table:table-cell>
          <table:table-cell table:style-name="Table9.A2" office:value-type="string">
            <text:p text:style-name="P27"><text:span text:style-name="T1">90,000 gp</text:span></text:p>
          </table:table-cell>
        </table:table-row>
        <table:table-row table:style-name="Table9.2">
          <table:table-cell table:style-name="Table9.A2" office:value-type="string">
            <text:p text:style-name="P25"><text:span text:style-name="T1">—</text:span></text:p>
          </table:table-cell>
          <table:table-cell table:style-name="Table9.A2" office:value-type="string">
            <text:p text:style-name="P25"><text:span text:style-name="T1">—</text:span></text:p>
          </table:table-cell>
          <table:table-cell table:style-name="Table9.A2" office:value-type="string">
            <text:p text:style-name="P25"><text:span text:style-name="T1">95–100</text:span></text:p>
          </table:table-cell>
          <table:table-cell table:style-name="Table9.A2" office:value-type="string">
            <text:p text:style-name="P25"><text:span text:style-name="T1">9th</text:span></text:p>
          </table:table-cell>
          <table:table-cell table:style-name="Table9.A2" office:value-type="string">
            <text:p text:style-name="P27"><text:span text:style-name="T1">114,750 gp</text:span></text:p>
          </table:table-cell>
        </table:table-row>
        <table:table-row table:style-name="Table9.1">
          <table:table-cell table:style-name="Table9.A2" table:number-columns-spanned="5" office:value-type="string">
            <text:p text:style-name="P23"><text:span text:style-name="T1">1 Some dorjes have higher manifester levels than the minimum power level, which give them commensurately higher costs.</text:span></text:p>
          </table:table-cell>
          <table:covered-table-cell/>
          <table:covered-table-cell/>
          <table:covered-table-cell/>
          <table:covered-table-cell/>
        </table:table-row>
        <table:table-row table:style-name="Table9.1">
          <table:table-cell table:style-name="Table9.A13" table:number-columns-spanned="5" office:value-type="string">
            <text:p text:style-name="P23"><text:span text:style-name="T1">2 Any dorje that stores a power with an experience point cost also has an XP cost in addition to that noted here.</text:span></text:p>
          </table:table-cell>
          <table:covered-table-cell/>
          <table:covered-table-cell/>
          <table:covered-table-cell/>
          <table:covered-table-cell/>
        </table:table-row>
      </table:table>
      <text:p text:style-name="P18"/>
      <text:p text:style-name="P15"><text:span text:style-name="T6">POWER STONES</text:span></text:p>
      <text:p text:style-name="P15"><text:span text:style-name="T2">A power stone stores a power (or collection of powers). A stored power can be used only once, “flushing” the stone. Using a power stone is basically like manifesting a power.</text:span></text:p>
      <text:p text:style-name="P15"><text:span text:style-name="T3">Physical Description:</text:span><text:span text:style-name="T2"> A power stone is a thumb-sized chunk of crystal that possesses a barely detectable interior glow if it holds a low-level power. A stone imprinted with more than one power or a higher-level power glows more brightly, but never enough to provide illumination in its own right. A typical power stone has AC 7, 5 hit points, a hardness of 8, and a break DC of 20.</text:span></text:p>
      <text:p text:style-name="P15"><text:span text:style-name="T3">Activation:</text:span><text:span text:style-name="T2"> To activate a power stone, a manifester must mentally address it, as described below. Once the power is known, the power stone is treated as a power completion item, except as noted below.</text:span></text:p>
      <text:p text:style-name="P15"><text:span text:style-name="T4">Addressing the Stone: </text:span><text:span text:style-name="T2">A power stone must be “addressed” before a character can use it or know exactly what power it contains. Doing this requires a successful Psicraft check (DC 15 + power level). Once a particular power stone has been addressed, it is not necessary to do so again. Addressing a power stone in advance lets a character proceed directly to the next step when the time comes to use it.</text:span></text:p>
      <text:p text:style-name="P15"><text:soft-page-break/><text:span text:style-name="T2">Using a stone’s stored power after addressing the stone requires holding the stone and willing the power’s manifestation, as if manifesting a power normally (a standard action). Activating a power stone is subject to disruption just as manifesting a power normally would be.</text:span></text:p>
      <text:p text:style-name="P15"><text:span text:style-name="T2">Additionally, the user must meet the following requirements.</text:span></text:p>
      <text:p text:style-name="P15"><text:span text:style-name="T2">• The user must have the power on his or her class list.</text:span></text:p>
      <text:p text:style-name="P15"><text:span text:style-name="T2">• The user must have the requisite key ability score.</text:span></text:p>
      <text:p text:style-name="P15"><text:span text:style-name="T2">If the user meets these requirements and has a manifester level at least equal to the power’s manifester level, she can automatically manifest the stored power without a check. If she meets both requirements but her own level is lower than the power stone’s manifester level, she has to make a manifester level check (1d20 + user’s level), against a DC equal to the power stone’s manifester level +1, to manifest the power successfully. On a failure, the user must succeed on a DC 5 Wisdom check to avoid brainburn (see below). A natural roll of 1 on this check is always a failure.</text:span></text:p>
      <text:p text:style-name="P15"><text:span text:style-name="T4">Determine Effect: </text:span><text:span text:style-name="T2">A power successfully manifested from a power stone works exactly as if manifested normally. Assume the power stone’s manifester level is always the minimum level required to manifest the power for the character who imprinted the stone, unless the creator specifically desires otherwise.</text:span></text:p>
      <text:p text:style-name="P15"><text:span text:style-name="T2">A power stone’s glow fades when its stored power is flushed.</text:span></text:p>
      <text:p text:style-name="P15"><text:span text:style-name="T4">Brainburn: </text:span><text:span text:style-name="T2">When something goes awry, the user of a power stone improperly manifests the stored power. The resultant psionic surge persists for 1d4 rounds, unless the power stone is flung farther than 100 feet away or is destroyed. This surge deals 1d6 points of damage per power stored per round and arcs across multiple targets, similar to </text:span><text:span text:style-name="T4">energy current</text:span><text:span text:style-name="T2">, except the damage type isn’t specified. The user is the primary target, and one nearby ally is the secondary target (chosen at random).</text:span></text:p>
      <text:p text:style-name="P15"><text:span text:style-name="T2">The manifester level for a standard power stone is the minimum manifester level needed to manifest the power (unless otherwise specified).</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3"><text:span text:style-name="T9">Table: Power Stone Types</text:span></text:p>
          </table:table-cell>
          <table:covered-table-cell/>
        </table:table-row>
        <table:table-row table:style-name="Table10.2">
          <table:table-cell table:style-name="Table10.A2" office:value-type="string">
            <text:p text:style-name="P26"><text:span text:style-name="T9">d%</text:span></text:p>
          </table:table-cell>
          <table:table-cell table:style-name="Table10.A2" office:value-type="string">
            <text:p text:style-name="P26"><text:span text:style-name="T9">Type</text:span></text:p>
          </table:table-cell>
        </table:table-row>
        <table:table-row table:style-name="Table10.2">
          <table:table-cell table:style-name="Table10.A2" office:value-type="string">
            <text:p text:style-name="P25"><text:span text:style-name="T1">01–70</text:span></text:p>
          </table:table-cell>
          <table:table-cell table:style-name="Table10.A2" office:value-type="string">
            <text:p text:style-name="P25"><text:span text:style-name="T1">Psion/wilder</text:span></text:p>
          </table:table-cell>
        </table:table-row>
        <table:table-row table:style-name="Table10.2">
          <table:table-cell table:style-name="Table10.A4" office:value-type="string">
            <text:p text:style-name="P26"><text:span text:style-name="T1">71–100</text:span></text:p>
          </table:table-cell>
          <table:table-cell table:style-name="Table10.A4" office:value-type="string">
            <text:p text:style-name="P26"><text:span text:style-name="T1">Psychic warrior</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table:number-columns-spanned="2" office:value-type="string">
            <text:h text:style-name="P5" text:outline-level="1"><text:span text:style-name="T1">Table: Powers Imprinted in a Power Stone</text:span></text:h>
          </table:table-cell>
          <table:covered-table-cell/>
        </table:table-row>
        <table:table-row table:style-name="Table11.2">
          <table:table-cell table:style-name="Table11.A2" office:value-type="string">
            <text:p text:style-name="P24"><text:span text:style-name="T1">Power Stone Type</text:span></text:p>
          </table:table-cell>
          <table:table-cell table:style-name="Table11.A2" office:value-type="string">
            <text:h text:style-name="P14" text:outline-level="9"><text:span text:style-name="T1">Number of Powers</text:span></text:h>
          </table:table-cell>
        </table:table-row>
        <table:table-row table:style-name="Table11.2">
          <table:table-cell table:style-name="Table11.A2" office:value-type="string">
            <text:p text:style-name="P15"><text:span text:style-name="T1">Minor</text:span></text:p>
          </table:table-cell>
          <table:table-cell table:style-name="Table11.A2" office:value-type="string">
            <text:p text:style-name="P27"><text:span text:style-name="T1">1d3 powers</text:span></text:p>
          </table:table-cell>
        </table:table-row>
        <table:table-row table:style-name="Table11.2">
          <table:table-cell table:style-name="Table11.A2" office:value-type="string">
            <text:p text:style-name="P15"><text:span text:style-name="T1">Medium</text:span></text:p>
          </table:table-cell>
          <table:table-cell table:style-name="Table11.A2" office:value-type="string">
            <text:p text:style-name="P27"><text:span text:style-name="T1">1d4 powers</text:span></text:p>
          </table:table-cell>
        </table:table-row>
        <table:table-row table:style-name="Table11.2">
          <table:table-cell table:style-name="Table11.A5" office:value-type="string">
            <text:p text:style-name="P23"><text:span text:style-name="T1">Major</text:span></text:p>
          </table:table-cell>
          <table:table-cell table:style-name="Table11.A5" office:value-type="string">
            <text:p text:style-name="P28"><text:span text:style-name="T1">1d6 powers</text:span></text:p>
          </table:table-cell>
        </table:table-row>
      </table:table>
      <text:p text:style-name="P17"/>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table:number-columns-spanned="5" office:value-type="string">
            <text:p text:style-name="P23"><text:span text:style-name="T9">Table: Power Stone Levels</text:span></text:p>
          </table:table-cell>
          <table:covered-table-cell/>
          <table:covered-table-cell/>
          <table:covered-table-cell/>
          <table:covered-table-cell/>
        </table:table-row>
        <table:table-row table:style-name="Table12.2">
          <table:table-cell table:style-name="Table12.A2" office:value-type="string">
            <text:p text:style-name="P26"><text:span text:style-name="T9">Minor</text:span></text:p>
          </table:table-cell>
          <table:table-cell table:style-name="Table12.A2" office:value-type="string">
            <text:p text:style-name="P26"><text:span text:style-name="T9">Medium</text:span></text:p>
          </table:table-cell>
          <table:table-cell table:style-name="Table12.A2" office:value-type="string">
            <text:p text:style-name="P26"><text:span text:style-name="T9">Major</text:span></text:p>
          </table:table-cell>
          <table:table-cell table:style-name="Table12.A2" office:value-type="string">
            <text:p text:style-name="P26"><text:span text:style-name="T9">Power Level</text:span></text:p>
          </table:table-cell>
          <table:table-cell table:style-name="Table12.A2" office:value-type="string">
            <text:p text:style-name="P28"><text:span text:style-name="T9">Market Price</text:span><text:span text:style-name="T12">1</text:span></text:p>
          </table:table-cell>
        </table:table-row>
        <table:table-row table:style-name="Table12.2">
          <table:table-cell table:style-name="Table12.A2" office:value-type="string">
            <text:p text:style-name="P25"><text:span text:style-name="T1">01–50</text:span></text:p>
          </table:table-cell>
          <table:table-cell table:style-name="Table12.A2" office:value-type="string">
            <text:p text:style-name="P25"><text:span text:style-name="T1">—</text:span></text:p>
          </table:table-cell>
          <table:table-cell table:style-name="Table12.A2" office:value-type="string">
            <text:p text:style-name="P25"><text:span text:style-name="T1">—</text:span></text:p>
          </table:table-cell>
          <table:table-cell table:style-name="Table12.A2" office:value-type="string">
            <text:p text:style-name="P25"><text:span text:style-name="T1">1st</text:span></text:p>
          </table:table-cell>
          <table:table-cell table:style-name="Table12.A2" office:value-type="string">
            <text:p text:style-name="P27"><text:span text:style-name="T1">25 gp</text:span></text:p>
          </table:table-cell>
        </table:table-row>
        <table:table-row table:style-name="Table12.2">
          <table:table-cell table:style-name="Table12.A2" office:value-type="string">
            <text:p text:style-name="P25"><text:span text:style-name="T1">51–95</text:span></text:p>
          </table:table-cell>
          <table:table-cell table:style-name="Table12.A2" office:value-type="string">
            <text:p text:style-name="P25"><text:span text:style-name="T1">01–05</text:span></text:p>
          </table:table-cell>
          <table:table-cell table:style-name="Table12.A2" office:value-type="string">
            <text:p text:style-name="P25"><text:span text:style-name="T1">—</text:span></text:p>
          </table:table-cell>
          <table:table-cell table:style-name="Table12.A2" office:value-type="string">
            <text:p text:style-name="P25"><text:span text:style-name="T1">2nd</text:span></text:p>
          </table:table-cell>
          <table:table-cell table:style-name="Table12.A2" office:value-type="string">
            <text:p text:style-name="P27"><text:span text:style-name="T1">150 gp</text:span></text:p>
          </table:table-cell>
        </table:table-row>
        <table:table-row table:style-name="Table12.2">
          <table:table-cell table:style-name="Table12.A2" office:value-type="string">
            <text:p text:style-name="P25"><text:span text:style-name="T1">96–100</text:span></text:p>
          </table:table-cell>
          <table:table-cell table:style-name="Table12.A2" office:value-type="string">
            <text:p text:style-name="P25"><text:span text:style-name="T1">06–65</text:span></text:p>
          </table:table-cell>
          <table:table-cell table:style-name="Table12.A2" office:value-type="string">
            <text:p text:style-name="P25"><text:span text:style-name="T1">—</text:span></text:p>
          </table:table-cell>
          <table:table-cell table:style-name="Table12.A2" office:value-type="string">
            <text:p text:style-name="P25"><text:span text:style-name="T1">3rd</text:span></text:p>
          </table:table-cell>
          <table:table-cell table:style-name="Table12.A2" office:value-type="string">
            <text:p text:style-name="P27"><text:span text:style-name="T1">375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66–95</text:span></text:p>
          </table:table-cell>
          <table:table-cell table:style-name="Table12.A2" office:value-type="string">
            <text:p text:style-name="P25"><text:span text:style-name="T1">01–05</text:span></text:p>
          </table:table-cell>
          <table:table-cell table:style-name="Table12.A2" office:value-type="string">
            <text:p text:style-name="P25"><text:span text:style-name="T1">4th</text:span></text:p>
          </table:table-cell>
          <table:table-cell table:style-name="Table12.A2" office:value-type="string">
            <text:p text:style-name="P27"><text:span text:style-name="T1">700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96–100</text:span></text:p>
          </table:table-cell>
          <table:table-cell table:style-name="Table12.A2" office:value-type="string">
            <text:p text:style-name="P25"><text:span text:style-name="T1">06–50</text:span></text:p>
          </table:table-cell>
          <table:table-cell table:style-name="Table12.A2" office:value-type="string">
            <text:p text:style-name="P25"><text:span text:style-name="T1">5th</text:span></text:p>
          </table:table-cell>
          <table:table-cell table:style-name="Table12.A2" office:value-type="string">
            <text:p text:style-name="P27"><text:span text:style-name="T1">1,125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text:span></text:p>
          </table:table-cell>
          <table:table-cell table:style-name="Table12.A2" office:value-type="string">
            <text:p text:style-name="P25"><text:span text:style-name="T1">51–70</text:span></text:p>
          </table:table-cell>
          <table:table-cell table:style-name="Table12.A2" office:value-type="string">
            <text:p text:style-name="P25"><text:span text:style-name="T1">6th</text:span></text:p>
          </table:table-cell>
          <table:table-cell table:style-name="Table12.A2" office:value-type="string">
            <text:p text:style-name="P27"><text:span text:style-name="T1">1,650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text:span></text:p>
          </table:table-cell>
          <table:table-cell table:style-name="Table12.A2" office:value-type="string">
            <text:p text:style-name="P25"><text:span text:style-name="T1">71–85</text:span></text:p>
          </table:table-cell>
          <table:table-cell table:style-name="Table12.A2" office:value-type="string">
            <text:p text:style-name="P25"><text:span text:style-name="T1">7th</text:span><text:span text:style-name="T12">2</text:span></text:p>
          </table:table-cell>
          <table:table-cell table:style-name="Table12.A2" office:value-type="string">
            <text:p text:style-name="P27"><text:span text:style-name="T1">2,275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text:span></text:p>
          </table:table-cell>
          <table:table-cell table:style-name="Table12.A2" office:value-type="string">
            <text:p text:style-name="P25"><text:span text:style-name="T1">86–95</text:span></text:p>
          </table:table-cell>
          <table:table-cell table:style-name="Table12.A2" office:value-type="string">
            <text:p text:style-name="P25"><text:span text:style-name="T1">8th</text:span><text:span text:style-name="T12">2</text:span></text:p>
          </table:table-cell>
          <table:table-cell table:style-name="Table12.A2" office:value-type="string">
            <text:p text:style-name="P27"><text:span text:style-name="T1">3,000 gp</text:span></text:p>
          </table:table-cell>
        </table:table-row>
        <table:table-row table:style-name="Table12.2">
          <table:table-cell table:style-name="Table12.A2" office:value-type="string">
            <text:p text:style-name="P25"><text:span text:style-name="T1">—</text:span></text:p>
          </table:table-cell>
          <table:table-cell table:style-name="Table12.A2" office:value-type="string">
            <text:p text:style-name="P25"><text:span text:style-name="T1">—</text:span></text:p>
          </table:table-cell>
          <table:table-cell table:style-name="Table12.A2" office:value-type="string">
            <text:p text:style-name="P25"><text:span text:style-name="T1">95–100</text:span></text:p>
          </table:table-cell>
          <table:table-cell table:style-name="Table12.A2" office:value-type="string">
            <text:p text:style-name="P25"><text:span text:style-name="T1">9th</text:span><text:span text:style-name="T12">2</text:span></text:p>
          </table:table-cell>
          <table:table-cell table:style-name="Table12.A2" office:value-type="string">
            <text:p text:style-name="P27"><text:span text:style-name="T1">3,825 gp</text:span></text:p>
          </table:table-cell>
        </table:table-row>
        <table:table-row table:style-name="Table12.1">
          <table:table-cell table:style-name="Table12.A2" table:number-columns-spanned="5" office:value-type="string">
            <text:p text:style-name="P23"><text:span text:style-name="T1">1 Any power stone that has an imprinted power with an experience point cost also has an XP cost in addition to that noted here.</text:span></text:p>
          </table:table-cell>
          <table:covered-table-cell/>
          <table:covered-table-cell/>
          <table:covered-table-cell/>
          <table:covered-table-cell/>
        </table:table-row>
        <table:table-row table:style-name="Table12.1">
          <table:table-cell table:style-name="Table12.A13" table:number-columns-spanned="5" office:value-type="string">
            <text:p text:style-name="P23"><text:span text:style-name="T1">2 Reroll if a level of 7th or higher is indicated for a psychic warrior power stone. The maximum level for a psychic warrior power stone is 6th.</text:span></text:p>
          </table:table-cell>
          <table:covered-table-cell/>
          <table:covered-table-cell/>
          <table:covered-table-cell/>
          <table:covered-table-cell/>
        </table:table-row>
      </table:table>
      <text:p text:style-name="P18"/>
      <text:p text:style-name="P15"><text:span text:style-name="T6">PSICROWNS</text:span></text:p>
      <text:p text:style-name="P15"><text:span text:style-name="T2">A psicrown is a special headband that stores several powers. Unlike dorjes, which can contain a wide variety of powers, each psicrown is of a certain kind and holds specific powers. Unless otherwise stated, a psicrown has power points equal to 50 x its manifester level when created. These power points can be spent only on the powers that are contained in the psicrown.</text:span></text:p>
      <text:p text:style-name="P15"><text:span text:style-name="T3">Physical Description:</text:span><text:span text:style-name="T2"> A typical psicrown is large enough to fit on the head of a Medium creature. Some psicrowns are actually crownlike and heavily adorned, while others are simple headbands with crystal centerpieces. All psicrowns weigh less than 1 pound. Most psicrowns are metallic, but one could potentially be composed of any material. Metallic psicrowns have AC 10, 10 hit points, hardness 8, and a break DC of 28. Psicrowns made of psionically reinforced silk have AC 7, 10 hit points, hardness 2, and a break DC of 24. Psicrowns can be made from other, more exotic materials, but all have at least the strength and durability of psicrowns made of psionically reinforced silk.</text:span></text:p>
      <text:p text:style-name="P15"><text:span text:style-name="T3">Activation:</text:span><text:span text:style-name="T2"> Psicrowns use the power trigger activation method, so manifesting a power from a psicrown is usually a standard action that does not provoke attacks of opportunity. (If the power being manifested, however, has a longer manifesting time than 1 standard action, it takes that long to manifest the power from a psicrown.) When activating a psicrown, the user spends power points contained in the psicrown on any one of the psicrown’s powers. Powers activated from a psicrown can be augmented with additional power points from the psicrown itself, so long as the total number of power points spent does not exceed the user’s manifester level. The user can’t manifest a power from a psicrown using his own power point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23"><text:span text:style-name="T9">Table: Psicrowns</text:span></text:p>
          </table:table-cell>
          <table:covered-table-cell/>
          <table:covered-table-cell/>
          <table:covered-table-cell/>
        </table:table-row>
        <table:table-row table:style-name="Table13.2">
          <table:table-cell table:style-name="Table13.A2" office:value-type="string">
            <text:p text:style-name="P26"><text:span text:style-name="T1">Medium</text:span></text:p>
          </table:table-cell>
          <table:table-cell table:style-name="Table13.A2" office:value-type="string">
            <text:p text:style-name="P26"><text:span text:style-name="T1">Major</text:span></text:p>
          </table:table-cell>
          <table:table-cell table:style-name="Table13.A2" office:value-type="string">
            <text:p text:style-name="P24"><text:span text:style-name="T1">Psicrown</text:span></text:p>
          </table:table-cell>
          <table:table-cell table:style-name="Table13.A2" office:value-type="string">
            <text:h text:style-name="P14" text:outline-level="9"><text:span text:style-name="T1">Market Price</text:span></text:h>
          </table:table-cell>
        </table:table-row>
        <table:table-row table:style-name="Table13.2">
          <table:table-cell table:style-name="Table13.A2" office:value-type="string">
            <text:p text:style-name="P25"><text:span text:style-name="T1">01–20</text:span></text:p>
          </table:table-cell>
          <table:table-cell table:style-name="Table13.A2" office:value-type="string">
            <text:p text:style-name="P25"><text:span text:style-name="T1">01–09</text:span></text:p>
          </table:table-cell>
          <table:table-cell table:style-name="Table13.A2" office:value-type="string">
            <text:p text:style-name="P15"><text:span text:style-name="T8">Dominator</text:span></text:p>
          </table:table-cell>
          <table:table-cell table:style-name="Table13.A2" office:value-type="string">
            <text:p text:style-name="P27"><text:span text:style-name="T1">20,250 gp</text:span></text:p>
          </table:table-cell>
        </table:table-row>
        <table:table-row table:style-name="Table13.2">
          <table:table-cell table:style-name="Table13.A2" office:value-type="string">
            <text:p text:style-name="P25"><text:span text:style-name="T1">21–51</text:span></text:p>
          </table:table-cell>
          <table:table-cell table:style-name="Table13.A2" office:value-type="string">
            <text:p text:style-name="P25"><text:span text:style-name="T1">10–20</text:span></text:p>
          </table:table-cell>
          <table:table-cell table:style-name="Table13.A2" office:value-type="string">
            <text:p text:style-name="P15"><text:span text:style-name="T8">Evader</text:span></text:p>
          </table:table-cell>
          <table:table-cell table:style-name="Table13.A2" office:value-type="string">
            <text:p text:style-name="P27"><text:span text:style-name="T1">28,500 gp</text:span></text:p>
          </table:table-cell>
        </table:table-row>
        <table:table-row table:style-name="Table13.2">
          <table:table-cell table:style-name="Table13.A2" office:value-type="string">
            <text:p text:style-name="P25"><text:span text:style-name="T1">52–64</text:span></text:p>
          </table:table-cell>
          <table:table-cell table:style-name="Table13.A2" office:value-type="string">
            <text:p text:style-name="P25"><text:span text:style-name="T1">21–31</text:span></text:p>
          </table:table-cell>
          <table:table-cell table:style-name="Table13.A2" office:value-type="string">
            <text:p text:style-name="P15"><text:span text:style-name="T8">Cautious warrior</text:span></text:p>
          </table:table-cell>
          <table:table-cell table:style-name="Table13.A2" office:value-type="string">
            <text:p text:style-name="P27"><text:span text:style-name="T1">32,063 gp</text:span></text:p>
          </table:table-cell>
        </table:table-row>
        <table:table-row table:style-name="Table13.2">
          <table:table-cell table:style-name="Table13.A2" office:value-type="string">
            <text:p text:style-name="P25"><text:span text:style-name="T1">65–79</text:span></text:p>
          </table:table-cell>
          <table:table-cell table:style-name="Table13.A2" office:value-type="string">
            <text:p text:style-name="P25"><text:span text:style-name="T1">32–41</text:span></text:p>
          </table:table-cell>
          <table:table-cell table:style-name="Table13.A2" office:value-type="string">
            <text:p text:style-name="P15"><text:span text:style-name="T8">Beast</text:span></text:p>
          </table:table-cell>
          <table:table-cell table:style-name="Table13.A2" office:value-type="string">
            <text:p text:style-name="P27"><text:span text:style-name="T1">33,750 gp</text:span></text:p>
          </table:table-cell>
        </table:table-row>
        <table:table-row table:style-name="Table13.2">
          <table:table-cell table:style-name="Table13.A2" office:value-type="string">
            <text:p text:style-name="P25"><text:span text:style-name="T1">80–89</text:span></text:p>
          </table:table-cell>
          <table:table-cell table:style-name="Table13.A2" office:value-type="string">
            <text:p text:style-name="P25"><text:span text:style-name="T1">42–58</text:span></text:p>
          </table:table-cell>
          <table:table-cell table:style-name="Table13.A2" office:value-type="string">
            <text:p text:style-name="P15"><text:span text:style-name="T8">Great dominator</text:span></text:p>
          </table:table-cell>
          <table:table-cell table:style-name="Table13.A2" office:value-type="string">
            <text:p text:style-name="P27"><text:span text:style-name="T1">45,000 gp</text:span></text:p>
          </table:table-cell>
        </table:table-row>
        <table:table-row table:style-name="Table13.2">
          <table:table-cell table:style-name="Table13.A2" office:value-type="string">
            <text:p text:style-name="P25"><text:span text:style-name="T1">90–97</text:span></text:p>
          </table:table-cell>
          <table:table-cell table:style-name="Table13.A2" office:value-type="string">
            <text:p text:style-name="P25"><text:span text:style-name="T1">59–68</text:span></text:p>
          </table:table-cell>
          <table:table-cell table:style-name="Table13.A2" office:value-type="string">
            <text:p text:style-name="P15"><text:span text:style-name="T8">Astral legion</text:span></text:p>
          </table:table-cell>
          <table:table-cell table:style-name="Table13.A2" office:value-type="string">
            <text:p text:style-name="P27"><text:span text:style-name="T1">47,250 gp</text:span></text:p>
          </table:table-cell>
        </table:table-row>
        <table:table-row table:style-name="Table13.2">
          <table:table-cell table:style-name="Table13.A2" office:value-type="string">
            <text:p text:style-name="P25"><text:span text:style-name="T1">98–100</text:span></text:p>
          </table:table-cell>
          <table:table-cell table:style-name="Table13.A2" office:value-type="string">
            <text:p text:style-name="P25"><text:span text:style-name="T1">69–78</text:span></text:p>
          </table:table-cell>
          <table:table-cell table:style-name="Table13.A2" office:value-type="string">
            <text:p text:style-name="P15"><text:span text:style-name="T8">Discerning watcher</text:span></text:p>
          </table:table-cell>
          <table:table-cell table:style-name="Table13.A2" office:value-type="string">
            <text:p text:style-name="P27"><text:span text:style-name="T1">51,469 gp</text:span></text:p>
          </table:table-cell>
        </table:table-row>
        <table:table-row table:style-name="Table13.2">
          <table:table-cell table:style-name="Table13.A2" office:value-type="string">
            <text:p text:style-name="P25"><text:span text:style-name="T1">—</text:span></text:p>
          </table:table-cell>
          <table:table-cell table:style-name="Table13.A2" office:value-type="string">
            <text:p text:style-name="P25"><text:span text:style-name="T1">79–89</text:span></text:p>
          </table:table-cell>
          <table:table-cell table:style-name="Table13.A2" office:value-type="string">
            <text:p text:style-name="P15"><text:span text:style-name="T8">Fiery ruin</text:span></text:p>
          </table:table-cell>
          <table:table-cell table:style-name="Table13.A2" office:value-type="string">
            <text:p text:style-name="P27"><text:span text:style-name="T1">67,500 gp</text:span></text:p>
          </table:table-cell>
        </table:table-row>
        <table:table-row table:style-name="Table13.2">
          <table:table-cell table:style-name="Table13.A2" office:value-type="string">
            <text:p text:style-name="P25"><text:span text:style-name="T1">—</text:span></text:p>
          </table:table-cell>
          <table:table-cell table:style-name="Table13.A2" office:value-type="string">
            <text:p text:style-name="P25"><text:span text:style-name="T1">90–97</text:span></text:p>
          </table:table-cell>
          <table:table-cell table:style-name="Table13.A2" office:value-type="string">
            <text:p text:style-name="P15"><text:span text:style-name="T8">Traveler</text:span></text:p>
          </table:table-cell>
          <table:table-cell table:style-name="Table13.A2" office:value-type="string">
            <text:p text:style-name="P27"><text:span text:style-name="T1">80,156 gp</text:span></text:p>
          </table:table-cell>
        </table:table-row>
        <table:table-row table:style-name="Table13.2">
          <table:table-cell table:style-name="Table13.A12" office:value-type="string">
            <text:p text:style-name="P26"><text:span text:style-name="T1">—</text:span></text:p>
          </table:table-cell>
          <table:table-cell table:style-name="Table13.A12" office:value-type="string">
            <text:p text:style-name="P26"><text:span text:style-name="T1">98–100</text:span></text:p>
          </table:table-cell>
          <table:table-cell table:style-name="Table13.A12" office:value-type="string">
            <text:p text:style-name="P23"><text:span text:style-name="T8">Temporal juggler</text:span></text:p>
          </table:table-cell>
          <table:table-cell table:style-name="Table13.A12" office:value-type="string">
            <text:p text:style-name="P28"><text:span text:style-name="T1">95,625 gp</text:span></text:p>
          </table:table-cell>
        </table:table-row>
      </table:table>
      <text:p text:style-name="P16"/>
      <text:h text:style-name="P10" text:outline-level="1"><text:span text:style-name="T3">Psicrown Descriptions</text:span></text:h>
      <text:p text:style-name="P15"><text:span text:style-name="T2">Psicrowns have immense utility because they pack so many capabilities into one item and because they use the wearer’s ability score and relevant feats to set the DC for saves against their powers.</text:span></text:p>
      <text:p text:style-name="P15"><text:span text:style-name="T2">Unlike with other sorts of psionic items, the wearer can use his manifester level when activating the power of a psicrown if it’s higher than the manifester level of the psicrown. </text:span></text:p>
      <text:p text:style-name="P15"><text:span text:style-name="T2">The minimum manifester level of a psicrown is 8th. The manifester level of a psicrown cannot be more than five levels higher than the minimum manifester level for the highest-level power in the psicrown. Standard psicrowns are described below.</text:span></text:p>
      <text:p text:style-name="P15"><text:span text:style-name="T3">Astral Legion:</text:span><text:span text:style-name="T2"> This psicrown has 900 power points. It is made from white silk interwoven with crystalline strands of thread. It allows use of the following power.</text:span></text:p>
      <text:p text:style-name="P15"><text:span text:style-name="T2">• </text:span><text:span text:style-name="T4">Astral construct </text:span></text:p>
      <text:p text:style-name="P15"><text:span text:style-name="T2">Strong metacreativity; ML 18th; Craft Psicrown, </text:span><text:span text:style-name="T4">astral construct; </text:span><text:span text:style-name="T2">Price 47,250 gp.</text:span></text:p>
      <text:p text:style-name="P15"><text:span text:style-name="T3">Beast:</text:span><text:span text:style-name="T2"> This psicrown has 450 power points. It is made from a prickly collection of bear claws and snake fangs. It allows use of the following powers.</text:span></text:p>
      <text:p text:style-name="P15"><text:soft-page-break/><text:span text:style-name="T2">• </text:span><text:span text:style-name="T4">Claw of energy</text:span></text:p>
      <text:p text:style-name="P15"><text:span text:style-name="T2">• </text:span><text:span text:style-name="T4">Duodimensional claw</text:span></text:p>
      <text:p text:style-name="P15"><text:span text:style-name="T2">• </text:span><text:span text:style-name="T4">Prevenom</text:span></text:p>
      <text:p text:style-name="P15"><text:span text:style-name="T2">• </text:span><text:span text:style-name="T4">Psionic lion’s charge</text:span></text:p>
      <text:p text:style-name="P15"><text:span text:style-name="T2">• </text:span><text:span text:style-name="T4">Truevenom</text:span></text:p>
      <text:p text:style-name="P15"><text:span text:style-name="T2">Moderate psychometabolism; ML 9th; Craft Psicrown, </text:span><text:span text:style-name="T4">claw of energy, duodimensional claw, prevenom, psionic lion’s charge, truevenom; </text:span><text:span text:style-name="T2">Price 33,750 gp.</text:span></text:p>
      <text:p text:style-name="P15"><text:span text:style-name="T3">Cautious Warrior:</text:span><text:span text:style-name="T2"> This psicrown has 450 power points. It is made from a shining iron alloy, similar to the material of a metallic shield. It allows use of the following powers.</text:span></text:p>
      <text:p text:style-name="P15"><text:span text:style-name="T2">• </text:span><text:span text:style-name="T4">Adapt body</text:span></text:p>
      <text:p text:style-name="P15"><text:span text:style-name="T2">• </text:span><text:span text:style-name="T4">Body adjustment</text:span></text:p>
      <text:p text:style-name="P15"><text:span text:style-name="T2">• </text:span><text:span text:style-name="T4">Precognition, defensive</text:span></text:p>
      <text:p text:style-name="P15"><text:span text:style-name="T2">• </text:span><text:span text:style-name="T4">Inertial barrier</text:span></text:p>
      <text:p text:style-name="P15"><text:span text:style-name="T2">Moderate psychometabolism; ML 9th; Craft Psicrown, </text:span><text:span text:style-name="T4">adapt body, body adjustment, defensive precognition, inertial barrier; </text:span><text:span text:style-name="T2">Price 32,063 gp.</text:span></text:p>
      <text:p text:style-name="P15"><text:span text:style-name="T3">Discerning Watcher:</text:span><text:span text:style-name="T2"> This psicrown has 450 power points. It is made from pure transparent crystal. It allows use of the following powers.</text:span></text:p>
      <text:p text:style-name="P15"><text:span text:style-name="T2">• </text:span><text:span text:style-name="T4">Aura sight</text:span></text:p>
      <text:p text:style-name="P15"><text:span text:style-name="T2">• C</text:span><text:span text:style-name="T4">lairtangent hand</text:span></text:p>
      <text:p text:style-name="P15"><text:span text:style-name="T2">• </text:span><text:span text:style-name="T4">Clairvoyant sense</text:span></text:p>
      <text:p text:style-name="P15"><text:span text:style-name="T2">• </text:span><text:span text:style-name="T4">Darkvision, psionic</text:span></text:p>
      <text:p text:style-name="P15"><text:span text:style-name="T2">• </text:span><text:span text:style-name="T4">Remote viewing</text:span></text:p>
      <text:p text:style-name="P15"><text:span text:style-name="T2">• </text:span><text:span text:style-name="T4">True seeing, psionic</text:span></text:p>
      <text:p text:style-name="P15"><text:span text:style-name="T2">Moderate clairsentience; ML 9th; Craft Psicrown, </text:span><text:span text:style-name="T4">aura sight, clairtangent hand, clairvoyant sense, psionic darkvision, psionic true seeing, remote viewing; </text:span><text:span text:style-name="T2">Price 51,469 gp.</text:span></text:p>
      <text:p text:style-name="P15"><text:span text:style-name="T3">Dominator: </text:span><text:span text:style-name="T2">This psicrown has 450 power points. It is made from gray iron and is shaped into an intricately fluted crown. It allows use of the following powers.</text:span></text:p>
      <text:p text:style-name="P15"><text:span text:style-name="T2">• </text:span><text:span text:style-name="T4">Charm, psionic</text:span></text:p>
      <text:p text:style-name="P15"><text:span text:style-name="T2">• </text:span><text:span text:style-name="T4">Dominate, psionic</text:span></text:p>
      <text:p text:style-name="P15"><text:span text:style-name="T2">• </text:span><text:span text:style-name="T4">Suggestion, psionic</text:span></text:p>
      <text:p text:style-name="P15"><text:span text:style-name="T2">Moderate telepathy; ML 9th; Craft Psicrown, </text:span><text:span text:style-name="T4">psionic charm, psionic dominate, psionic suggestion; </text:span><text:span text:style-name="T2">Price 20,250 gp.</text:span></text:p>
      <text:p text:style-name="P15"><text:span text:style-name="T3">Evader:</text:span><text:span text:style-name="T2"> This psicrown has 400 power points. It is made from silk, usually dyed emerald green, with an emerald crystal affixed to the material. It allows use of the following powers.</text:span></text:p>
      <text:p text:style-name="P15"><text:span text:style-name="T2">• </text:span><text:span text:style-name="T4">Catfall</text:span></text:p>
      <text:p text:style-name="P15"><text:soft-page-break/><text:span text:style-name="T2">• </text:span><text:span text:style-name="T4">Hustle</text:span></text:p>
      <text:p text:style-name="P15"><text:span text:style-name="T2">• </text:span><text:span text:style-name="T4">Fly, psionic</text:span></text:p>
      <text:p text:style-name="P15"><text:span text:style-name="T2">• </text:span><text:span text:style-name="T4">Freedom of movement, psionic</text:span></text:p>
      <text:p text:style-name="P15"><text:span text:style-name="T2">• </text:span><text:span text:style-name="T4">Wall walker</text:span></text:p>
      <text:p text:style-name="P15"><text:span text:style-name="T2">Moderate psychoportation; ML 8th; Craft Psicrown, </text:span><text:span text:style-name="T4">catfall, hustle, psionic fly, psionic freedom of movement, wall walker; </text:span><text:span text:style-name="T2">Price 28,500 gp.</text:span></text:p>
      <text:p text:style-name="P15"><text:span text:style-name="T3">Fiery Ruin:</text:span><text:span text:style-name="T2"> This psicrown has 750 power points. It is made from reddish iron and is shaped into a twisted circlet studded with reddish crystals. It allows use of the following powers.</text:span></text:p>
      <text:p text:style-name="P15"><text:span text:style-name="T2">• </text:span><text:span text:style-name="T4">Energy ball</text:span></text:p>
      <text:p text:style-name="P15"><text:span text:style-name="T2">• </text:span><text:span text:style-name="T4">Energy cone</text:span></text:p>
      <text:p text:style-name="P15"><text:span text:style-name="T2">• </text:span><text:span text:style-name="T4">Energy missile</text:span></text:p>
      <text:p text:style-name="P15"><text:span text:style-name="T2">• </text:span><text:span text:style-name="T4">Energy stun</text:span></text:p>
      <text:p text:style-name="P15"><text:span text:style-name="T2">• </text:span><text:span text:style-name="T4">Fiery discorporation</text:span></text:p>
      <text:p text:style-name="P15"><text:span text:style-name="T2">Strong psychokinesis; ML 15th; Craft Psicrown, </text:span><text:span text:style-name="T4">energy ball, energy cone, energy missile, energy stun, fiery discorporation; <text:s/></text:span><text:span text:style-name="T2">Price 67,500 gp.</text:span></text:p>
      <text:p text:style-name="P15"><text:span text:style-name="T3">Great Dominator:</text:span><text:span text:style-name="T2"> This psicrown has 750 power points. It is made from black iron without further ornamentation. It allows use of the following powers.</text:span></text:p>
      <text:p text:style-name="P15"><text:span text:style-name="T2">• </text:span><text:span text:style-name="T4">Charm, psionic</text:span></text:p>
      <text:p text:style-name="P15"><text:span text:style-name="T2">• </text:span><text:span text:style-name="T4">Suggestion, psionic</text:span></text:p>
      <text:p text:style-name="P15"><text:span text:style-name="T2">• </text:span><text:span text:style-name="T4">Dominate, psionic</text:span></text:p>
      <text:p text:style-name="P15"><text:span text:style-name="T2">Strong telepathy; ML 15th; Craft Psicrown, </text:span><text:span text:style-name="T4">psionic charm, psionic dominate, psionic suggestion; </text:span><text:span text:style-name="T2">Price 45,000 gp.</text:span></text:p>
      <text:p text:style-name="P15"><text:span text:style-name="T3">Temporal Juggler:</text:span><text:span text:style-name="T2"> This psicrown has 850 power points. It is made from silk, usually dyed in several colors, with a clear crystal affixed to the material. It allows use of the following powers.</text:span></text:p>
      <text:p text:style-name="P15"><text:span text:style-name="T2">• </text:span><text:span text:style-name="T4">Temporal acceleration</text:span></text:p>
      <text:p text:style-name="P15"><text:span text:style-name="T2">• </text:span><text:span text:style-name="T4">Time hop</text:span></text:p>
      <text:p text:style-name="P15"><text:span text:style-name="T2">• </text:span><text:span text:style-name="T4">Timeless body</text:span></text:p>
      <text:p text:style-name="P15"><text:span text:style-name="T2">Strong psychoportation; ML 17th; Craft Psicrown, </text:span><text:span text:style-name="T4">temporal acceleration, time hop, timeless body; </text:span><text:span text:style-name="T2">Price 95,625 gp. </text:span></text:p>
      <text:p text:style-name="P15"><text:span text:style-name="T3">Traveler: </text:span><text:span text:style-name="T2">This psicrown has 750 power points. It is made from silk, usually dyed emerald green, with an emerald crystal affixed to the material. It allows use of the following powers.</text:span></text:p>
      <text:p text:style-name="P15"><text:span text:style-name="T2">• </text:span><text:span text:style-name="T4">Astral traveler</text:span></text:p>
      <text:p text:style-name="P15"><text:span text:style-name="T2">• </text:span><text:span text:style-name="T4">Dimension door, psionic</text:span></text:p>
      <text:p text:style-name="P15"><text:span text:style-name="T2">• </text:span><text:span text:style-name="T4">Teleport, greater psionic</text:span></text:p>
      <text:p text:style-name="P15"><text:span text:style-name="T2">• </text:span><text:span text:style-name="T4">Teleport, psionic</text:span></text:p>
      <text:p text:style-name="P15"><text:soft-page-break/><text:span text:style-name="T2">Strong psychoportation; ML 15th; Craft Psicrown, </text:span><text:span text:style-name="T4">astral traveler, psionic dimension door, psionic greater teleport, psionic teleport; </text:span><text:span text:style-name="T2">Price 80,156 gp.</text:span></text:p>
      <text:p text:style-name="P18"/>
      <text:p text:style-name="P15"><text:span text:style-name="T6">PSIONIC TATTOOS</text:span></text:p>
      <text:p text:style-name="P15"><text:span text:style-name="T2">Psionic tattoos are designs scribed on the skin that manifest powers on their wearers. The wearer doesn’t get to make any decisions about the tattoo’s effect—the manifester who scribed it has already done so.</text:span></text:p>
      <text:p text:style-name="P15"><text:span text:style-name="T2">Psionic tattoos can vary in size, but a creature can wear only a total of twenty tattoos at one time—attempting to add one more than this maximum causes all previously scribed tattoos to simultaneously activate. A psionic tattoo fades away after use.</text:span></text:p>
      <text:p text:style-name="P15"><text:span text:style-name="T3">Physical Description:</text:span><text:span text:style-name="T2"> A typical psionic tattoo is a colorful pattern of tiny, interlacing lines within a larger design. This design can be as simple as a circle or a star, or as complex as an artist wishes to make it. Once it is scribed, a tattoo’s design does not change. A psionic tattoo usually covers an area of skin no more than 5 inches in diameter (larger ones could be designed, but would have no added effect).</text:span></text:p>
      <text:p text:style-name="P15"><text:span text:style-name="T3">Scribing and Transferring Tattoos:</text:span><text:span text:style-name="T2"> The manifester level of a psionic tattoo is the minimum level required to manifest the scribed power. A psionic tattoo can contain only powers of 3rd level or lower.</text:span></text:p>
      <text:p text:style-name="P15"><text:span text:style-name="T2">A psionic tattoo inscribed on a wearer is potentially more mobile than a mundane tattoo. As a standard action, the wearer can will the tattoo to move to a different part of his body or onto the skin of any willing (or unconscious) living creature he touches. If the wearer of a psionic tattoo is rendered unconscious or is slain, another sentient creature can touch the tattoo while willing it to leave the previous wearer and apply itself to the new creature as a standard action. Psionic tattoos cannot overlay one another.</text:span></text:p>
      <text:p text:style-name="P15"><text:span text:style-name="T3">Identifying Psionic Tattoos: </text:span><text:span text:style-name="T2">In addition to the standard methods of identification, the wearer of a tattoo can concentrate on it and attempt to gain some sense of how it would feel if activated. A successful DC 13 Intelligence check provides a hint to the tattoo’s effect. </text:span></text:p>
      <text:p text:style-name="P15"><text:span text:style-name="T3">Activation: </text:span><text:span text:style-name="T2">A psionic tattoo produces its effect when touched by its wearer and willed to do so. This activity, called “tapping” the tattoo, is a standard action that provokes attacks of opportunity. A psionic tattoo fades away after use.</text:span></text:p>
      <text:p text:style-name="P15"><text:span text:style-name="T2">The following rules govern the use of psionic tattoos.</text:span></text:p>
      <text:p text:style-name="P15"><text:span text:style-name="T2">• A creature must have an appropriate physical surface on which to scribe the pattern (thus, incorporeal creatures or creatures with impermanent flesh, such as fire elementals, cannot use psionic tattoos).</text:span></text:p>
      <text:p text:style-name="P15"><text:span text:style-name="T2">• Tapping a psionic tattoo provokes attacks of opportunity. A successful attack (including grappling attacks) against the wearer forces a Concentration check. A wearer who fails this check cannot concentrate effectively on the tattoo to use it. The tattoo remains untapped, and the wearer can make another attempt.</text:span></text:p>
      <text:p text:style-name="P15"><text:span text:style-name="T2">• A character can trigger the effects of another’s psionic tattoo if the other wearer is unconscious. It is a full-round action to find, touch, and concentrate on an unconscious creature’s tattoo in order to tap it. </text:span></text:p>
      <text:p text:style-name="P15"><text:span text:style-name="T2">The manifester level for a standard psionic tattoo is the minimum manifester level needed to manifest the power (unless otherwise specified).</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23"><text:span text:style-name="T9">Table: Psionic Tattoos</text:span></text:p>
          </table:table-cell>
          <table:covered-table-cell/>
          <table:covered-table-cell/>
          <table:covered-table-cell/>
          <table:covered-table-cell/>
        </table:table-row>
        <table:table-row table:style-name="Table14.2">
          <table:table-cell table:style-name="Table14.A2" office:value-type="string">
            <text:h text:style-name="P9" text:outline-level="1"><text:span text:style-name="T1">Minor</text:span></text:h>
          </table:table-cell>
          <table:table-cell table:style-name="Table14.A2" office:value-type="string">
            <text:h text:style-name="P9" text:outline-level="1"><text:span text:style-name="T1">Medium</text:span></text:h>
          </table:table-cell>
          <table:table-cell table:style-name="Table14.A2" office:value-type="string">
            <text:h text:style-name="P9" text:outline-level="1"><text:span text:style-name="T1">Major</text:span></text:h>
          </table:table-cell>
          <table:table-cell table:style-name="Table14.A2" office:value-type="string">
            <text:h text:style-name="P9" text:outline-level="1"><text:span text:style-name="T1">Power Level</text:span></text:h>
          </table:table-cell>
          <table:table-cell table:style-name="Table14.A2" office:value-type="string">
            <text:h text:style-name="P11" text:outline-level="1"><text:span text:style-name="T1">Market Price</text:span></text:h>
          </table:table-cell>
        </table:table-row>
        <table:table-row table:style-name="Table14.2">
          <table:table-cell table:style-name="Table14.A2" office:value-type="string">
            <text:p text:style-name="P25"><text:span text:style-name="T1">01–47</text:span></text:p>
          </table:table-cell>
          <table:table-cell table:style-name="Table14.A2" office:value-type="string">
            <text:p text:style-name="P25"><text:span text:style-name="T1">01–08</text:span></text:p>
          </table:table-cell>
          <table:table-cell table:style-name="Table14.A2" office:value-type="string">
            <text:p text:style-name="P25"><text:span text:style-name="T1">—</text:span></text:p>
          </table:table-cell>
          <table:table-cell table:style-name="Table14.A2" office:value-type="string">
            <text:p text:style-name="P25"><text:span text:style-name="T1">1st</text:span></text:p>
          </table:table-cell>
          <table:table-cell table:style-name="Table14.A2" office:value-type="string">
            <text:p text:style-name="P27"><text:span text:style-name="T1">50 gp</text:span></text:p>
          </table:table-cell>
        </table:table-row>
        <table:table-row table:style-name="Table14.2">
          <table:table-cell table:style-name="Table14.A2" office:value-type="string">
            <text:p text:style-name="P25"><text:span text:style-name="T1">47–100</text:span></text:p>
          </table:table-cell>
          <table:table-cell table:style-name="Table14.A2" office:value-type="string">
            <text:p text:style-name="P25"><text:span text:style-name="T1">09–75</text:span></text:p>
          </table:table-cell>
          <table:table-cell table:style-name="Table14.A2" office:value-type="string">
            <text:p text:style-name="P25"><text:span text:style-name="T1">01–50</text:span></text:p>
          </table:table-cell>
          <table:table-cell table:style-name="Table14.A2" office:value-type="string">
            <text:p text:style-name="P25"><text:span text:style-name="T1">2nd</text:span></text:p>
          </table:table-cell>
          <table:table-cell table:style-name="Table14.A2" office:value-type="string">
            <text:p text:style-name="P27"><text:span text:style-name="T1">300 gp</text:span></text:p>
          </table:table-cell>
        </table:table-row>
        <table:table-row table:style-name="Table14.2">
          <table:table-cell table:style-name="Table14.A5" office:value-type="string">
            <text:p text:style-name="P26"><text:span text:style-name="T1">—</text:span></text:p>
          </table:table-cell>
          <table:table-cell table:style-name="Table14.A5" office:value-type="string">
            <text:p text:style-name="P26"><text:span text:style-name="T1">76–100</text:span></text:p>
          </table:table-cell>
          <table:table-cell table:style-name="Table14.A5" office:value-type="string">
            <text:p text:style-name="P26"><text:span text:style-name="T1">51–100</text:span></text:p>
          </table:table-cell>
          <table:table-cell table:style-name="Table14.A5" office:value-type="string">
            <text:p text:style-name="P26"><text:span text:style-name="T1">3rd</text:span></text:p>
          </table:table-cell>
          <table:table-cell table:style-name="Table14.A5" office:value-type="string">
            <text:p text:style-name="P28"><text:span text:style-name="T1">750 gp</text:span></text:p>
          </table:table-cell>
        </table:table-row>
      </table:table>
      <text:p text:style-name="P18"/>
      <text:p text:style-name="P15"><text:span text:style-name="T6">UNIVERSAL ITEMS</text:span></text:p>
      <text:p text:style-name="P15"><text:span text:style-name="T2">This is a catchall category for any psionic item that doesn’t fall into the other groups. Anyone can use a universal item (unless specified otherwise in the description).</text:span></text:p>
      <text:p text:style-name="P15"><text:span text:style-name="T3">Physical Description:</text:span><text:span text:style-name="T2"> Varies.</text:span></text:p>
      <text:p text:style-name="P15"><text:span text:style-name="T3">Activation: </text:span><text:span text:style-name="T2">Usually command thought, but details vary from item to item.</text:span></text:p>
      <text:p text:style-name="P17"/>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3"><text:span text:style-name="T9">Table: Minor Universal Items</text:span></text:p>
          </table:table-cell>
          <table:covered-table-cell/>
          <table:covered-table-cell/>
        </table:table-row>
        <table:table-row table:style-name="Table15.2">
          <table:table-cell table:style-name="Table15.A2" office:value-type="string">
            <text:p text:style-name="P26"><text:span text:style-name="T1">d%</text:span></text:p>
          </table:table-cell>
          <table:table-cell table:style-name="Table15.A2" office:value-type="string">
            <text:p text:style-name="P24"><text:span text:style-name="T1">Item</text:span></text:p>
          </table:table-cell>
          <table:table-cell table:style-name="Table15.A2" office:value-type="string">
            <text:h text:style-name="P14" text:outline-level="9"><text:span text:style-name="T1">Market Price</text:span></text:h>
          </table:table-cell>
        </table:table-row>
        <table:table-row table:style-name="Table15.2">
          <table:table-cell table:style-name="Table15.A2" office:value-type="string">
            <text:p text:style-name="P25"><text:span text:style-name="T1">01–04</text:span></text:p>
          </table:table-cell>
          <table:table-cell table:style-name="Table15.A2" office:value-type="string">
            <text:p text:style-name="P15"><text:span text:style-name="T8">Shard </text:span><text:span text:style-name="T1">(+1, any one skill)</text:span></text:p>
          </table:table-cell>
          <table:table-cell table:style-name="Table15.A2" office:value-type="string">
            <text:p text:style-name="P27"><text:span text:style-name="T1">10 gp</text:span></text:p>
          </table:table-cell>
        </table:table-row>
        <table:table-row table:style-name="Table15.2">
          <table:table-cell table:style-name="Table15.A2" office:value-type="string">
            <text:p text:style-name="P25"><text:span text:style-name="T1">05–07</text:span></text:p>
          </table:table-cell>
          <table:table-cell table:style-name="Table15.A2" office:value-type="string">
            <text:p text:style-name="P15"><text:span text:style-name="T8">Shard </text:span><text:span text:style-name="T1">(+2, any one skill)</text:span></text:p>
          </table:table-cell>
          <table:table-cell table:style-name="Table15.A2" office:value-type="string">
            <text:p text:style-name="P27"><text:span text:style-name="T1">40 gp</text:span></text:p>
          </table:table-cell>
        </table:table-row>
        <table:table-row table:style-name="Table15.2">
          <table:table-cell table:style-name="Table15.A2" office:value-type="string">
            <text:p text:style-name="P25"><text:span text:style-name="T1">08–10</text:span></text:p>
          </table:table-cell>
          <table:table-cell table:style-name="Table15.A2" office:value-type="string">
            <text:p text:style-name="P15"><text:span text:style-name="T1">Crawling tattoo (any 1st level)</text:span></text:p>
          </table:table-cell>
          <table:table-cell table:style-name="Table15.A2" office:value-type="string">
            <text:p text:style-name="P27"><text:span text:style-name="T1">50 gp</text:span></text:p>
          </table:table-cell>
        </table:table-row>
        <table:table-row table:style-name="Table15.2">
          <table:table-cell table:style-name="Table15.A2" office:value-type="string">
            <text:p text:style-name="P25"><text:span text:style-name="T1">11–14</text:span></text:p>
          </table:table-cell>
          <table:table-cell table:style-name="Table15.A2" office:value-type="string">
            <text:p text:style-name="P15"><text:span text:style-name="T8">Crawling tattoo of concussion</text:span></text:p>
          </table:table-cell>
          <table:table-cell table:style-name="Table15.A2" office:value-type="string">
            <text:p text:style-name="P27"><text:span text:style-name="T1">50 gp</text:span></text:p>
          </table:table-cell>
        </table:table-row>
        <table:table-row table:style-name="Table15.2">
          <table:table-cell table:style-name="Table15.A2" office:value-type="string">
            <text:p text:style-name="P25"><text:span text:style-name="T1">15–18</text:span></text:p>
          </table:table-cell>
          <table:table-cell table:style-name="Table15.A2" office:value-type="string">
            <text:p text:style-name="P15"><text:span text:style-name="T8">Shard </text:span><text:span text:style-name="T1">(+3, any one skill)</text:span></text:p>
          </table:table-cell>
          <table:table-cell table:style-name="Table15.A2" office:value-type="string">
            <text:p text:style-name="P27"><text:span text:style-name="T1">90 gp</text:span></text:p>
          </table:table-cell>
        </table:table-row>
        <table:table-row table:style-name="Table15.2">
          <table:table-cell table:style-name="Table15.A2" office:value-type="string">
            <text:p text:style-name="P25"><text:span text:style-name="T1">19–21</text:span></text:p>
          </table:table-cell>
          <table:table-cell table:style-name="Table15.A2" office:value-type="string">
            <text:p text:style-name="P15"><text:span text:style-name="T8">Shard </text:span><text:span text:style-name="T1">(+4, any one skill)</text:span></text:p>
          </table:table-cell>
          <table:table-cell table:style-name="Table15.A2" office:value-type="string">
            <text:p text:style-name="P27"><text:span text:style-name="T1">160 gp</text:span></text:p>
          </table:table-cell>
        </table:table-row>
        <text:soft-page-break/>
        <table:table-row table:style-name="Table15.2">
          <table:table-cell table:style-name="Table15.A2" office:value-type="string">
            <text:p text:style-name="P25"><text:span text:style-name="T1">22–24</text:span></text:p>
          </table:table-cell>
          <table:table-cell table:style-name="Table15.A2" office:value-type="string">
            <text:p text:style-name="P15"><text:span text:style-name="T8">Shard </text:span><text:span text:style-name="T1">(+5, any one skill)</text:span></text:p>
          </table:table-cell>
          <table:table-cell table:style-name="Table15.A2" office:value-type="string">
            <text:p text:style-name="P27"><text:span text:style-name="T1">250 gp</text:span></text:p>
          </table:table-cell>
        </table:table-row>
        <table:table-row table:style-name="Table15.2">
          <table:table-cell table:style-name="Table15.A2" office:value-type="string">
            <text:p text:style-name="P25"><text:span text:style-name="T1">25–28</text:span></text:p>
          </table:table-cell>
          <table:table-cell table:style-name="Table15.A2" office:value-type="string">
            <text:p text:style-name="P15"><text:span text:style-name="T1">Crawling tattoo (any 2nd level)</text:span></text:p>
          </table:table-cell>
          <table:table-cell table:style-name="Table15.A2" office:value-type="string">
            <text:p text:style-name="P27"><text:span text:style-name="T1">300 gp</text:span></text:p>
          </table:table-cell>
        </table:table-row>
        <table:table-row table:style-name="Table15.2">
          <table:table-cell table:style-name="Table15.A2" office:value-type="string">
            <text:p text:style-name="P25"><text:span text:style-name="T1">29–31</text:span></text:p>
          </table:table-cell>
          <table:table-cell table:style-name="Table15.A2" office:value-type="string">
            <text:p text:style-name="P15"><text:span text:style-name="T8">Pearl, brain lock</text:span></text:p>
          </table:table-cell>
          <table:table-cell table:style-name="Table15.A2" office:value-type="string">
            <text:p text:style-name="P27"><text:span text:style-name="T1">300 gp</text:span></text:p>
          </table:table-cell>
        </table:table-row>
        <table:table-row table:style-name="Table15.2">
          <table:table-cell table:style-name="Table15.A2" office:value-type="string">
            <text:p text:style-name="P25"><text:span text:style-name="T1">32–35</text:span></text:p>
          </table:table-cell>
          <table:table-cell table:style-name="Table15.A2" office:value-type="string">
            <text:p text:style-name="P15"><text:span text:style-name="T8">Shard </text:span><text:span text:style-name="T1">(+6, any one skill)</text:span></text:p>
          </table:table-cell>
          <table:table-cell table:style-name="Table15.A2" office:value-type="string">
            <text:p text:style-name="P27"><text:span text:style-name="T1">360 gp</text:span></text:p>
          </table:table-cell>
        </table:table-row>
        <table:table-row table:style-name="Table15.2">
          <table:table-cell table:style-name="Table15.A2" office:value-type="string">
            <text:p text:style-name="P25"><text:span text:style-name="T1">36–38</text:span></text:p>
          </table:table-cell>
          <table:table-cell table:style-name="Table15.A2" office:value-type="string">
            <text:p text:style-name="P15"><text:span text:style-name="T8">Shard </text:span><text:span text:style-name="T1">(+7, any one skill)</text:span></text:p>
          </table:table-cell>
          <table:table-cell table:style-name="Table15.A2" office:value-type="string">
            <text:p text:style-name="P27"><text:span text:style-name="T1">490 gp</text:span></text:p>
          </table:table-cell>
        </table:table-row>
        <table:table-row table:style-name="Table15.2">
          <table:table-cell table:style-name="Table15.A2" office:value-type="string">
            <text:p text:style-name="P25"><text:span text:style-name="T1">39–41</text:span></text:p>
          </table:table-cell>
          <table:table-cell table:style-name="Table15.A2" office:value-type="string">
            <text:p text:style-name="P15"><text:span text:style-name="T8">Boots of stomping</text:span></text:p>
          </table:table-cell>
          <table:table-cell table:style-name="Table15.A2" office:value-type="string">
            <text:p text:style-name="P27"><text:span text:style-name="T1">600 gp</text:span></text:p>
          </table:table-cell>
        </table:table-row>
        <table:table-row table:style-name="Table15.2">
          <table:table-cell table:style-name="Table15.A2" office:value-type="string">
            <text:p text:style-name="P25"><text:span text:style-name="T1">42–44</text:span></text:p>
          </table:table-cell>
          <table:table-cell table:style-name="Table15.A2" office:value-type="string">
            <text:p text:style-name="P15"><text:span text:style-name="T8">Shard </text:span><text:span text:style-name="T1">(+8, any one skill)</text:span></text:p>
          </table:table-cell>
          <table:table-cell table:style-name="Table15.A2" office:value-type="string">
            <text:p text:style-name="P27"><text:span text:style-name="T1">640 gp</text:span></text:p>
          </table:table-cell>
        </table:table-row>
        <table:table-row table:style-name="Table15.2">
          <table:table-cell table:style-name="Table15.A2" office:value-type="string">
            <text:p text:style-name="P25"><text:span text:style-name="T1">45–47</text:span></text:p>
          </table:table-cell>
          <table:table-cell table:style-name="Table15.A2" office:value-type="string">
            <text:p text:style-name="P15"><text:span text:style-name="T1">Crawling tattoo (any 3rd level)</text:span></text:p>
          </table:table-cell>
          <table:table-cell table:style-name="Table15.A2" office:value-type="string">
            <text:p text:style-name="P27"><text:span text:style-name="T1">750 gp</text:span></text:p>
          </table:table-cell>
        </table:table-row>
        <text:soft-page-break/>
        <table:table-row table:style-name="Table15.2">
          <table:table-cell table:style-name="Table15.A2" office:value-type="string">
            <text:p text:style-name="P25"><text:span text:style-name="T1">48–50</text:span></text:p>
          </table:table-cell>
          <table:table-cell table:style-name="Table15.A2" office:value-type="string">
            <text:p text:style-name="P15"><text:span text:style-name="T8">Crawling tattoo of energy bolt</text:span></text:p>
          </table:table-cell>
          <table:table-cell table:style-name="Table15.A2" office:value-type="string">
            <text:p text:style-name="P27"><text:span text:style-name="T1">750 gp</text:span></text:p>
          </table:table-cell>
        </table:table-row>
        <table:table-row table:style-name="Table15.2">
          <table:table-cell table:style-name="Table15.A2" office:value-type="string">
            <text:p text:style-name="P25"><text:span text:style-name="T1">51–53</text:span></text:p>
          </table:table-cell>
          <table:table-cell table:style-name="Table15.A2" office:value-type="string">
            <text:p text:style-name="P15"><text:span text:style-name="T8">Pearl, breath crisis</text:span></text:p>
          </table:table-cell>
          <table:table-cell table:style-name="Table15.A2" office:value-type="string">
            <text:p text:style-name="P27"><text:span text:style-name="T1">750 gp</text:span></text:p>
          </table:table-cell>
        </table:table-row>
        <table:table-row table:style-name="Table15.2">
          <table:table-cell table:style-name="Table15.A2" office:value-type="string">
            <text:p text:style-name="P25"><text:span text:style-name="T1">54–56</text:span></text:p>
          </table:table-cell>
          <table:table-cell table:style-name="Table15.A2" office:value-type="string">
            <text:p text:style-name="P15"><text:span text:style-name="T8">Shard </text:span><text:span text:style-name="T1">(+9, any one skill)</text:span></text:p>
          </table:table-cell>
          <table:table-cell table:style-name="Table15.A2" office:value-type="string">
            <text:p text:style-name="P27"><text:span text:style-name="T1">810 gp</text:span></text:p>
          </table:table-cell>
        </table:table-row>
        <table:table-row table:style-name="Table15.2">
          <table:table-cell table:style-name="Table15.A2" office:value-type="string">
            <text:p text:style-name="P25"><text:span text:style-name="T1">57–59</text:span></text:p>
          </table:table-cell>
          <table:table-cell table:style-name="Table15.A2" office:value-type="string">
            <text:p text:style-name="P15"><text:span text:style-name="T8">Boots of landing </text:span></text:p>
          </table:table-cell>
          <table:table-cell table:style-name="Table15.A2" office:value-type="string">
            <text:p text:style-name="P27"><text:span text:style-name="T1">1,000 gp</text:span></text:p>
          </table:table-cell>
        </table:table-row>
        <table:table-row table:style-name="Table15.2">
          <table:table-cell table:style-name="Table15.A2" office:value-type="string">
            <text:p text:style-name="P25"><text:span text:style-name="T1">60–63</text:span></text:p>
          </table:table-cell>
          <table:table-cell table:style-name="Table15.A2" office:value-type="string">
            <text:p text:style-name="P15"><text:span text:style-name="T8">Psionic restraints, lesser</text:span></text:p>
          </table:table-cell>
          <table:table-cell table:style-name="Table15.A2" office:value-type="string">
            <text:p text:style-name="P27"><text:span text:style-name="T1">1,000 gp</text:span></text:p>
          </table:table-cell>
        </table:table-row>
        <table:table-row table:style-name="Table15.2">
          <table:table-cell table:style-name="Table15.A2" office:value-type="string">
            <text:p text:style-name="P25"><text:span text:style-name="T1">64–67</text:span></text:p>
          </table:table-cell>
          <table:table-cell table:style-name="Table15.A2" office:value-type="string">
            <text:p text:style-name="P15"><text:span text:style-name="T8">Shard </text:span><text:span text:style-name="T1">(+10, any one skill)</text:span></text:p>
          </table:table-cell>
          <table:table-cell table:style-name="Table15.A2" office:value-type="string">
            <text:p text:style-name="P27"><text:span text:style-name="T1">1,000 gp</text:span></text:p>
          </table:table-cell>
        </table:table-row>
        <table:table-row table:style-name="Table15.2">
          <table:table-cell table:style-name="Table15.A2" office:value-type="string">
            <text:p text:style-name="P25"><text:span text:style-name="T1">68–71</text:span></text:p>
          </table:table-cell>
          <table:table-cell table:style-name="Table15.A2" office:value-type="string">
            <text:p text:style-name="P15"><text:span text:style-name="T8">Pearl, personality parasite</text:span></text:p>
          </table:table-cell>
          <table:table-cell table:style-name="Table15.A2" office:value-type="string">
            <text:p text:style-name="P27"><text:span text:style-name="T1">1,400 gp</text:span></text:p>
          </table:table-cell>
        </table:table-row>
        <table:table-row table:style-name="Table15.2">
          <table:table-cell table:style-name="Table15.A2" office:value-type="string">
            <text:p text:style-name="P25"><text:span text:style-name="T1">72–75</text:span></text:p>
          </table:table-cell>
          <table:table-cell table:style-name="Table15.A2" office:value-type="string">
            <text:p text:style-name="P15"><text:span text:style-name="T8">Crystal mask of knowledge</text:span></text:p>
          </table:table-cell>
          <table:table-cell table:style-name="Table15.A2" office:value-type="string">
            <text:p text:style-name="P27"><text:span text:style-name="T1">2,500 gp</text:span></text:p>
          </table:table-cell>
        </table:table-row>
        <text:soft-page-break/>
        <table:table-row table:style-name="Table15.2">
          <table:table-cell table:style-name="Table15.A2" office:value-type="string">
            <text:p text:style-name="P25"><text:span text:style-name="T1">76–79</text:span></text:p>
          </table:table-cell>
          <table:table-cell table:style-name="Table15.A2" office:value-type="string">
            <text:p text:style-name="P15"><text:span text:style-name="T8">Crystal mask of languages</text:span></text:p>
          </table:table-cell>
          <table:table-cell table:style-name="Table15.A2" office:value-type="string">
            <text:p text:style-name="P27"><text:span text:style-name="T1">2,500 gp</text:span></text:p>
          </table:table-cell>
        </table:table-row>
        <table:table-row table:style-name="Table15.2">
          <table:table-cell table:style-name="Table15.A2" office:value-type="string">
            <text:p text:style-name="P25"><text:span text:style-name="T1">80–85</text:span></text:p>
          </table:table-cell>
          <table:table-cell table:style-name="Table15.A2" office:value-type="string">
            <text:p text:style-name="P15"><text:span text:style-name="T8">Eyes of expanded vision</text:span></text:p>
          </table:table-cell>
          <table:table-cell table:style-name="Table15.A2" office:value-type="string">
            <text:p text:style-name="P27"><text:span text:style-name="T1">3,000 gp</text:span></text:p>
          </table:table-cell>
        </table:table-row>
        <table:table-row table:style-name="Table15.2">
          <table:table-cell table:style-name="Table15.A2" office:value-type="string">
            <text:p text:style-name="P25"><text:span text:style-name="T1">86–89</text:span></text:p>
          </table:table-cell>
          <table:table-cell table:style-name="Table15.A2" office:value-type="string">
            <text:p text:style-name="P15"><text:span text:style-name="T8">Gloves of object reading</text:span></text:p>
          </table:table-cell>
          <table:table-cell table:style-name="Table15.A2" office:value-type="string">
            <text:p text:style-name="P27"><text:span text:style-name="T1">3,000 gp</text:span></text:p>
          </table:table-cell>
        </table:table-row>
        <table:table-row table:style-name="Table15.2">
          <table:table-cell table:style-name="Table15.A2" office:value-type="string">
            <text:p text:style-name="P25"><text:span text:style-name="T1">90–92</text:span></text:p>
          </table:table-cell>
          <table:table-cell table:style-name="Table15.A2" office:value-type="string">
            <text:p text:style-name="P15"><text:span text:style-name="T8">Mirror of suggestion</text:span></text:p>
          </table:table-cell>
          <table:table-cell table:style-name="Table15.A2" office:value-type="string">
            <text:p text:style-name="P27"><text:span text:style-name="T1">3,600 gp</text:span></text:p>
          </table:table-cell>
        </table:table-row>
        <table:table-row table:style-name="Table15.2">
          <table:table-cell table:style-name="Table15.A2" office:value-type="string">
            <text:p text:style-name="P25"><text:span text:style-name="T1">93–94</text:span></text:p>
          </table:table-cell>
          <table:table-cell table:style-name="Table15.A2" office:value-type="string">
            <text:p text:style-name="P15"><text:span text:style-name="T8">Psionic restraints, average</text:span></text:p>
          </table:table-cell>
          <table:table-cell table:style-name="Table15.A2" office:value-type="string">
            <text:p text:style-name="P27"><text:span text:style-name="T1">6,000 gp</text:span></text:p>
          </table:table-cell>
        </table:table-row>
        <table:table-row table:style-name="Table15.2">
          <table:table-cell table:style-name="Table15.A2" office:value-type="string">
            <text:p text:style-name="P25"><text:span text:style-name="T1">95–97</text:span></text:p>
          </table:table-cell>
          <table:table-cell table:style-name="Table15.A2" office:value-type="string">
            <text:p text:style-name="P15"><text:span text:style-name="T8">Torc of free will</text:span></text:p>
          </table:table-cell>
          <table:table-cell table:style-name="Table15.A2" office:value-type="string">
            <text:p text:style-name="P27"><text:span text:style-name="T1">6,000 gp</text:span></text:p>
          </table:table-cell>
        </table:table-row>
        <table:table-row table:style-name="Table15.2">
          <table:table-cell table:style-name="Table15.A31" office:value-type="string">
            <text:p text:style-name="P26"><text:span text:style-name="T1">98–100</text:span></text:p>
          </table:table-cell>
          <table:table-cell table:style-name="Table15.A31" office:value-type="string">
            <text:p text:style-name="P23"><text:span text:style-name="T8">Boots of skating</text:span></text:p>
          </table:table-cell>
          <table:table-cell table:style-name="Table15.A31" office:value-type="string">
            <text:p text:style-name="P28"><text:span text:style-name="T1">7,000 gp</text:span></text:p>
          </table:table-cell>
        </table:table-row>
      </table:table>
      <text:p text:style-name="P1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23"><text:span text:style-name="T9">Table: Medium Universal Items</text:span></text:p>
          </table:table-cell>
          <table:covered-table-cell/>
          <table:covered-table-cell/>
        </table:table-row>
        <table:table-row table:style-name="Table16.2">
          <table:table-cell table:style-name="Table16.A2" office:value-type="string">
            <text:p text:style-name="P26"><text:span text:style-name="T1">d%</text:span></text:p>
          </table:table-cell>
          <table:table-cell table:style-name="Table16.A2" office:value-type="string">
            <text:p text:style-name="P24"><text:span text:style-name="T1">Item</text:span></text:p>
          </table:table-cell>
          <table:table-cell table:style-name="Table16.A2" office:value-type="string">
            <text:h text:style-name="P14" text:outline-level="9"><text:span text:style-name="T1">Market Price</text:span></text:h>
          </table:table-cell>
        </table:table-row>
        <table:table-row table:style-name="Table16.2">
          <table:table-cell table:style-name="Table16.A2" office:value-type="string">
            <text:p text:style-name="P25"><text:span text:style-name="T1">01–04</text:span></text:p>
          </table:table-cell>
          <table:table-cell table:style-name="Table16.A2" office:value-type="string">
            <text:p text:style-name="P15"><text:span text:style-name="T8">Psionatrix of clairsentience</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05–08</text:span></text:p>
          </table:table-cell>
          <table:table-cell table:style-name="Table16.A2" office:value-type="string">
            <text:p text:style-name="P15"><text:span text:style-name="T8">Psionatrix of metacreativity</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09–12</text:span></text:p>
          </table:table-cell>
          <table:table-cell table:style-name="Table16.A2" office:value-type="string">
            <text:p text:style-name="P15"><text:span text:style-name="T8">Psionatrix of psychokinesis</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13–16</text:span></text:p>
          </table:table-cell>
          <table:table-cell table:style-name="Table16.A2" office:value-type="string">
            <text:p text:style-name="P15"><text:span text:style-name="T8">Psionatrix of psychometabolism</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17–20</text:span></text:p>
          </table:table-cell>
          <table:table-cell table:style-name="Table16.A2" office:value-type="string">
            <text:p text:style-name="P15"><text:span text:style-name="T8">Psionatrix of psychoportation</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21–25</text:span></text:p>
          </table:table-cell>
          <table:table-cell table:style-name="Table16.A2" office:value-type="string">
            <text:p text:style-name="P15"><text:span text:style-name="T8">Psionatrix of telepathy</text:span></text:p>
          </table:table-cell>
          <table:table-cell table:style-name="Table16.A2" office:value-type="string">
            <text:p text:style-name="P27"><text:span text:style-name="T1">8,000 gp</text:span></text:p>
          </table:table-cell>
        </table:table-row>
        <text:soft-page-break/>
        <table:table-row table:style-name="Table16.2">
          <table:table-cell table:style-name="Table16.A2" office:value-type="string">
            <text:p text:style-name="P25"><text:span text:style-name="T1">26–27</text:span></text:p>
          </table:table-cell>
          <table:table-cell table:style-name="Table16.A2" office:value-type="string">
            <text:p text:style-name="P15"><text:span text:style-name="T8">Third eye penetrate</text:span></text:p>
          </table:table-cell>
          <table:table-cell table:style-name="Table16.A2" office:value-type="string">
            <text:p text:style-name="P27"><text:span text:style-name="T1">8,000 gp</text:span></text:p>
          </table:table-cell>
        </table:table-row>
        <table:table-row table:style-name="Table16.2">
          <table:table-cell table:style-name="Table16.A2" office:value-type="string">
            <text:p text:style-name="P25"><text:span text:style-name="T1">28–29</text:span></text:p>
          </table:table-cell>
          <table:table-cell table:style-name="Table16.A2" office:value-type="string">
            <text:p text:style-name="P15"><text:span text:style-name="T8">Mirror of time hop</text:span></text:p>
          </table:table-cell>
          <table:table-cell table:style-name="Table16.A2" office:value-type="string">
            <text:p text:style-name="P27"><text:span text:style-name="T1">9,000 gp</text:span></text:p>
          </table:table-cell>
        </table:table-row>
        <table:table-row table:style-name="Table16.2">
          <table:table-cell table:style-name="Table16.A2" office:value-type="string">
            <text:p text:style-name="P25"><text:span text:style-name="T1">30–31</text:span></text:p>
          </table:table-cell>
          <table:table-cell table:style-name="Table16.A2" office:value-type="string">
            <text:p text:style-name="P15"><text:span text:style-name="T8">Crystal mask of detection</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32–33</text:span></text:p>
          </table:table-cell>
          <table:table-cell table:style-name="Table16.A2" office:value-type="string">
            <text:p text:style-name="P15"><text:span text:style-name="T8">Crystal mask of discernment</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34–35</text:span></text:p>
          </table:table-cell>
          <table:table-cell table:style-name="Table16.A2" office:value-type="string">
            <text:p text:style-name="P15"><text:span text:style-name="T8">Crystal mask of dread</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36–38</text:span></text:p>
          </table:table-cell>
          <table:table-cell table:style-name="Table16.A2" office:value-type="string">
            <text:p text:style-name="P15"><text:span text:style-name="T8">Crystal mask of psionic craft</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39–41</text:span></text:p>
          </table:table-cell>
          <table:table-cell table:style-name="Table16.A2" office:value-type="string">
            <text:p text:style-name="P15"><text:span text:style-name="T8">Ring of self-sufficiency</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42–43</text:span></text:p>
          </table:table-cell>
          <table:table-cell table:style-name="Table16.A2" office:value-type="string">
            <text:p text:style-name="P15"><text:span text:style-name="T8">Skin of nimbleness</text:span></text:p>
          </table:table-cell>
          <table:table-cell table:style-name="Table16.A2" office:value-type="string">
            <text:p text:style-name="P27"><text:span text:style-name="T1">10,000 gp</text:span></text:p>
          </table:table-cell>
        </table:table-row>
        <text:soft-page-break/>
        <table:table-row table:style-name="Table16.2">
          <table:table-cell table:style-name="Table16.A2" office:value-type="string">
            <text:p text:style-name="P25"><text:span text:style-name="T1">44–45</text:span></text:p>
          </table:table-cell>
          <table:table-cell table:style-name="Table16.A2" office:value-type="string">
            <text:p text:style-name="P15"><text:span text:style-name="T8">Third eye aware</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46–47</text:span></text:p>
          </table:table-cell>
          <table:table-cell table:style-name="Table16.A2" office:value-type="string">
            <text:p text:style-name="P15"><text:span text:style-name="T8">Third eye concentrate</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48–49</text:span></text:p>
          </table:table-cell>
          <table:table-cell table:style-name="Table16.A2" office:value-type="string">
            <text:p text:style-name="P15"><text:span text:style-name="T8">Third eye gather</text:span></text:p>
          </table:table-cell>
          <table:table-cell table:style-name="Table16.A2" office:value-type="string">
            <text:p text:style-name="P27"><text:span text:style-name="T1">10,000 gp</text:span></text:p>
          </table:table-cell>
        </table:table-row>
        <table:table-row table:style-name="Table16.2">
          <table:table-cell table:style-name="Table16.A2" office:value-type="string">
            <text:p text:style-name="P25"><text:span text:style-name="T1">50–52</text:span></text:p>
          </table:table-cell>
          <table:table-cell table:style-name="Table16.A2" office:value-type="string">
            <text:p text:style-name="P15"><text:span text:style-name="T8">Eyes of power leech</text:span></text:p>
          </table:table-cell>
          <table:table-cell table:style-name="Table16.A2" office:value-type="string">
            <text:p text:style-name="P27"><text:span text:style-name="T1">10,080 gp</text:span></text:p>
          </table:table-cell>
        </table:table-row>
        <table:table-row table:style-name="Table16.2">
          <table:table-cell table:style-name="Table16.A2" office:value-type="string">
            <text:p text:style-name="P25"><text:span text:style-name="T1">53–55</text:span></text:p>
          </table:table-cell>
          <table:table-cell table:style-name="Table16.A2" office:value-type="string">
            <text:p text:style-name="P15"><text:span text:style-name="T8">Third eye powerthieve</text:span></text:p>
          </table:table-cell>
          <table:table-cell table:style-name="Table16.A2" office:value-type="string">
            <text:p text:style-name="P27"><text:span text:style-name="T1">10,080 gp</text:span></text:p>
          </table:table-cell>
        </table:table-row>
        <table:table-row table:style-name="Table16.2">
          <table:table-cell table:style-name="Table16.A2" office:value-type="string">
            <text:p text:style-name="P25"><text:span text:style-name="T1">56–58</text:span></text:p>
          </table:table-cell>
          <table:table-cell table:style-name="Table16.A2" office:value-type="string">
            <text:p text:style-name="P15"><text:span text:style-name="T8">Third eye view</text:span></text:p>
          </table:table-cell>
          <table:table-cell table:style-name="Table16.A2" office:value-type="string">
            <text:p text:style-name="P27"><text:span text:style-name="T1">10,180 gp</text:span></text:p>
          </table:table-cell>
        </table:table-row>
        <table:table-row table:style-name="Table16.2">
          <table:table-cell table:style-name="Table16.A2" office:value-type="string">
            <text:p text:style-name="P25"><text:span text:style-name="T1">59–61</text:span></text:p>
          </table:table-cell>
          <table:table-cell table:style-name="Table16.A2" office:value-type="string">
            <text:p text:style-name="P15"><text:span text:style-name="T8">Crystal mask of mindarmor</text:span></text:p>
          </table:table-cell>
          <table:table-cell table:style-name="Table16.A2" office:value-type="string">
            <text:p text:style-name="P27"><text:span text:style-name="T1">10,667 gp</text:span></text:p>
          </table:table-cell>
        </table:table-row>
        <table:table-row table:style-name="Table16.2">
          <table:table-cell table:style-name="Table16.A2" office:value-type="string">
            <text:p text:style-name="P25"><text:span text:style-name="T1">62–63</text:span></text:p>
          </table:table-cell>
          <table:table-cell table:style-name="Table16.A2" office:value-type="string">
            <text:p text:style-name="P15"><text:span text:style-name="T8">Psionic restraints, greater</text:span></text:p>
          </table:table-cell>
          <table:table-cell table:style-name="Table16.A2" office:value-type="string">
            <text:p text:style-name="P27"><text:span text:style-name="T1">12,000 gp</text:span></text:p>
          </table:table-cell>
        </table:table-row>
        <text:soft-page-break/>
        <table:table-row table:style-name="Table16.2">
          <table:table-cell table:style-name="Table16.A2" office:value-type="string">
            <text:p text:style-name="P25"><text:span text:style-name="T1">64–65</text:span></text:p>
          </table:table-cell>
          <table:table-cell table:style-name="Table16.A2" office:value-type="string">
            <text:p text:style-name="P15"><text:span text:style-name="T8">Torc of leech freedom</text:span></text:p>
          </table:table-cell>
          <table:table-cell table:style-name="Table16.A2" office:value-type="string">
            <text:p text:style-name="P27"><text:span text:style-name="T1">12,000 gp</text:span></text:p>
          </table:table-cell>
        </table:table-row>
        <table:table-row table:style-name="Table16.2">
          <table:table-cell table:style-name="Table16.A2" office:value-type="string">
            <text:p text:style-name="P25"><text:span text:style-name="T1">66–68</text:span></text:p>
          </table:table-cell>
          <table:table-cell table:style-name="Table16.A2" office:value-type="string">
            <text:p text:style-name="P15"><text:span text:style-name="T8">Gloves of titan’s grip</text:span></text:p>
          </table:table-cell>
          <table:table-cell table:style-name="Table16.A2" office:value-type="string">
            <text:p text:style-name="P27"><text:span text:style-name="T1">14,000 gp</text:span></text:p>
          </table:table-cell>
        </table:table-row>
        <table:table-row table:style-name="Table16.2">
          <table:table-cell table:style-name="Table16.A2" office:value-type="string">
            <text:p text:style-name="P25"><text:span text:style-name="T1">69–70</text:span></text:p>
          </table:table-cell>
          <table:table-cell table:style-name="Table16.A2" office:value-type="string">
            <text:p text:style-name="P15"><text:span text:style-name="T8">Skin of the claw</text:span></text:p>
          </table:table-cell>
          <table:table-cell table:style-name="Table16.A2" office:value-type="string">
            <text:p text:style-name="P27"><text:span text:style-name="T1">16,000 gp</text:span></text:p>
          </table:table-cell>
        </table:table-row>
        <table:table-row table:style-name="Table16.2">
          <table:table-cell table:style-name="Table16.A2" office:value-type="string">
            <text:p text:style-name="P25"><text:span text:style-name="T1">71–72</text:span></text:p>
          </table:table-cell>
          <table:table-cell table:style-name="Table16.A2" office:value-type="string">
            <text:p text:style-name="P15"><text:span text:style-name="T8">Amulet of catapsi</text:span></text:p>
          </table:table-cell>
          <table:table-cell table:style-name="Table16.A2" office:value-type="string">
            <text:p text:style-name="P27"><text:span text:style-name="T1">16,200 gp</text:span></text:p>
          </table:table-cell>
        </table:table-row>
        <table:table-row table:style-name="Table16.2">
          <table:table-cell table:style-name="Table16.A2" office:value-type="string">
            <text:p text:style-name="P25"><text:span text:style-name="T1">73–74</text:span></text:p>
          </table:table-cell>
          <table:table-cell table:style-name="Table16.A2" office:value-type="string">
            <text:p text:style-name="P15"><text:span text:style-name="T8">Skin of the chameleon</text:span></text:p>
          </table:table-cell>
          <table:table-cell table:style-name="Table16.A2" office:value-type="string">
            <text:p text:style-name="P27"><text:span text:style-name="T1">18,000 gp</text:span></text:p>
          </table:table-cell>
        </table:table-row>
        <table:table-row table:style-name="Table16.2">
          <table:table-cell table:style-name="Table16.A2" office:value-type="string">
            <text:p text:style-name="P25"><text:span text:style-name="T1">75–76</text:span></text:p>
          </table:table-cell>
          <table:table-cell table:style-name="Table16.A2" office:value-type="string">
            <text:p text:style-name="P15"><text:span text:style-name="T8">Pearl, mind seed</text:span></text:p>
          </table:table-cell>
          <table:table-cell table:style-name="Table16.A2" office:value-type="string">
            <text:p text:style-name="P27"><text:span text:style-name="T1">18,500 gp</text:span></text:p>
          </table:table-cell>
        </table:table-row>
        <table:table-row table:style-name="Table16.2">
          <table:table-cell table:style-name="Table16.A2" office:value-type="string">
            <text:p text:style-name="P25"><text:span text:style-name="T1">77–78</text:span></text:p>
          </table:table-cell>
          <table:table-cell table:style-name="Table16.A2" office:value-type="string">
            <text:p text:style-name="P15"><text:span text:style-name="T8">Mirror of mind switch</text:span></text:p>
          </table:table-cell>
          <table:table-cell table:style-name="Table16.A2" office:value-type="string">
            <text:p text:style-name="P27"><text:span text:style-name="T1">19,800 gp</text:span></text:p>
          </table:table-cell>
        </table:table-row>
        <table:table-row table:style-name="Table16.2">
          <table:table-cell table:style-name="Table16.A2" office:value-type="string">
            <text:p text:style-name="P25"><text:span text:style-name="T1">79–80</text:span></text:p>
          </table:table-cell>
          <table:table-cell table:style-name="Table16.A2" office:value-type="string">
            <text:p text:style-name="P15"><text:span text:style-name="T8">Eyes of power leech, vampiric</text:span></text:p>
          </table:table-cell>
          <table:table-cell table:style-name="Table16.A2" office:value-type="string">
            <text:p text:style-name="P27"><text:span text:style-name="T1">20,160 gp</text:span></text:p>
          </table:table-cell>
        </table:table-row>
        <text:soft-page-break/>
        <table:table-row table:style-name="Table16.2">
          <table:table-cell table:style-name="Table16.A2" office:value-type="string">
            <text:p text:style-name="P25"><text:span text:style-name="T1">81–82</text:span></text:p>
          </table:table-cell>
          <table:table-cell table:style-name="Table16.A2" office:value-type="string">
            <text:p text:style-name="P15"><text:span text:style-name="T8">Crystal mask of insightful detection</text:span></text:p>
          </table:table-cell>
          <table:table-cell table:style-name="Table16.A2" office:value-type="string">
            <text:p text:style-name="P27"><text:span text:style-name="T1">20,250 gp</text:span></text:p>
          </table:table-cell>
        </table:table-row>
        <table:table-row table:style-name="Table16.2">
          <table:table-cell table:style-name="Table16.A2" office:value-type="string">
            <text:p text:style-name="P25"><text:span text:style-name="T1">83–84</text:span></text:p>
          </table:table-cell>
          <table:table-cell table:style-name="Table16.A2" office:value-type="string">
            <text:p text:style-name="P15"><text:span text:style-name="T8">Crystal anchor, body</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85–86</text:span></text:p>
          </table:table-cell>
          <table:table-cell table:style-name="Table16.A2" office:value-type="string">
            <text:p text:style-name="P15"><text:span text:style-name="T8">Crystal anchor, comprehension</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87–88</text:span></text:p>
          </table:table-cell>
          <table:table-cell table:style-name="Table16.A2" office:value-type="string">
            <text:p text:style-name="P15"><text:span text:style-name="T8">Crystal anchor, creation</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89–90</text:span></text:p>
          </table:table-cell>
          <table:table-cell table:style-name="Table16.A2" office:value-type="string">
            <text:p text:style-name="P15"><text:span text:style-name="T8">Crystal anchor, energy</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91</text:span></text:p>
          </table:table-cell>
          <table:table-cell table:style-name="Table16.A2" office:value-type="string">
            <text:p text:style-name="P15"><text:span text:style-name="T8">Crystal anchor, ghost</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92–93</text:span></text:p>
          </table:table-cell>
          <table:table-cell table:style-name="Table16.A2" office:value-type="string">
            <text:p text:style-name="P15"><text:span text:style-name="T8">Crystal anchor, mind</text:span></text:p>
          </table:table-cell>
          <table:table-cell table:style-name="Table16.A2" office:value-type="string">
            <text:p text:style-name="P27"><text:span text:style-name="T1">24,000 gp</text:span></text:p>
          </table:table-cell>
        </table:table-row>
        <table:table-row table:style-name="Table16.2">
          <table:table-cell table:style-name="Table16.A2" office:value-type="string">
            <text:p text:style-name="P25"><text:span text:style-name="T1">94–95</text:span></text:p>
          </table:table-cell>
          <table:table-cell table:style-name="Table16.A2" office:value-type="string">
            <text:p text:style-name="P15"><text:span text:style-name="T8">Crystal anchor, travel</text:span></text:p>
          </table:table-cell>
          <table:table-cell table:style-name="Table16.A2" office:value-type="string">
            <text:p text:style-name="P27"><text:span text:style-name="T1">24,000 gp</text:span></text:p>
          </table:table-cell>
        </table:table-row>
        <text:soft-page-break/>
        <table:table-row table:style-name="Table16.2">
          <table:table-cell table:style-name="Table16.A2" office:value-type="string">
            <text:p text:style-name="P25"><text:span text:style-name="T1">96–97</text:span></text:p>
          </table:table-cell>
          <table:table-cell table:style-name="Table16.A2" office:value-type="string">
            <text:p text:style-name="P15"><text:span text:style-name="T8">Psionic restraints, damping</text:span></text:p>
          </table:table-cell>
          <table:table-cell table:style-name="Table16.A2" office:value-type="string">
            <text:p text:style-name="P27"><text:span text:style-name="T1">24,000 gp</text:span></text:p>
          </table:table-cell>
        </table:table-row>
        <table:table-row table:style-name="Table16.2">
          <table:table-cell table:style-name="Table16.A42" office:value-type="string">
            <text:p text:style-name="P26"><text:span text:style-name="T1">98–100</text:span></text:p>
          </table:table-cell>
          <table:table-cell table:style-name="Table16.A42" office:value-type="string">
            <text:p text:style-name="P23"><text:span text:style-name="T8">Third eye sense</text:span></text:p>
          </table:table-cell>
          <table:table-cell table:style-name="Table16.A42" office:value-type="string">
            <text:p text:style-name="P28"><text:span text:style-name="T1">24,000 gp</text:span></text:p>
          </table:table-cell>
        </table:table-row>
      </table:table>
      <text:p text:style-name="P17"/>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23"><text:span text:style-name="T9">Table: Major Universal Items</text:span></text:p>
          </table:table-cell>
          <table:covered-table-cell/>
          <table:covered-table-cell/>
        </table:table-row>
        <table:table-row table:style-name="Table17.2">
          <table:table-cell table:style-name="Table17.A2" office:value-type="string">
            <text:p text:style-name="P26"><text:span text:style-name="T1">d%</text:span></text:p>
          </table:table-cell>
          <table:table-cell table:style-name="Table17.A2" office:value-type="string">
            <text:p text:style-name="P24"><text:span text:style-name="T1">Item</text:span></text:p>
          </table:table-cell>
          <table:table-cell table:style-name="Table17.A2" office:value-type="string">
            <text:h text:style-name="P14" text:outline-level="9"><text:span text:style-name="T1">Market Price</text:span></text:h>
          </table:table-cell>
        </table:table-row>
        <table:table-row table:style-name="Table17.2">
          <table:table-cell table:style-name="Table17.A2" office:value-type="string">
            <text:p text:style-name="P25"><text:span text:style-name="T1">01–08</text:span></text:p>
          </table:table-cell>
          <table:table-cell table:style-name="Table17.A2" office:value-type="string">
            <text:p text:style-name="P15"><text:span text:style-name="T8">Skin of the defender</text:span></text:p>
          </table:table-cell>
          <table:table-cell table:style-name="Table17.A2" office:value-type="string">
            <text:p text:style-name="P27"><text:span text:style-name="T1">32,000 gp</text:span></text:p>
          </table:table-cell>
        </table:table-row>
        <table:table-row table:style-name="Table17.2">
          <table:table-cell table:style-name="Table17.A2" office:value-type="string">
            <text:p text:style-name="P25"><text:span text:style-name="T1">09–16</text:span></text:p>
          </table:table-cell>
          <table:table-cell table:style-name="Table17.A2" office:value-type="string">
            <text:p text:style-name="P15"><text:span text:style-name="T8">Torc of power preservation</text:span></text:p>
          </table:table-cell>
          <table:table-cell table:style-name="Table17.A2" office:value-type="string">
            <text:p text:style-name="P27"><text:span text:style-name="T1">36,000 gp</text:span></text:p>
          </table:table-cell>
        </table:table-row>
        <table:table-row table:style-name="Table17.2">
          <table:table-cell table:style-name="Table17.A2" office:value-type="string">
            <text:p text:style-name="P25"><text:span text:style-name="T1">17–24</text:span></text:p>
          </table:table-cell>
          <table:table-cell table:style-name="Table17.A2" office:value-type="string">
            <text:p text:style-name="P15"><text:span text:style-name="T8">Boots of temporal acceleration</text:span></text:p>
          </table:table-cell>
          <table:table-cell table:style-name="Table17.A2" office:value-type="string">
            <text:p text:style-name="P27"><text:span text:style-name="T1">43,200 gp</text:span></text:p>
          </table:table-cell>
        </table:table-row>
        <table:table-row table:style-name="Table17.2">
          <table:table-cell table:style-name="Table17.A2" office:value-type="string">
            <text:p text:style-name="P25"><text:span text:style-name="T1">25–32</text:span></text:p>
          </table:table-cell>
          <table:table-cell table:style-name="Table17.A2" office:value-type="string">
            <text:p text:style-name="P15"><text:span text:style-name="T8">Third eye repudiate</text:span></text:p>
          </table:table-cell>
          <table:table-cell table:style-name="Table17.A2" office:value-type="string">
            <text:p text:style-name="P27"><text:span text:style-name="T1">43,200 gp</text:span></text:p>
          </table:table-cell>
        </table:table-row>
        <table:table-row table:style-name="Table17.2">
          <table:table-cell table:style-name="Table17.A2" office:value-type="string">
            <text:p text:style-name="P25"><text:span text:style-name="T1">33–40</text:span></text:p>
          </table:table-cell>
          <table:table-cell table:style-name="Table17.A2" office:value-type="string">
            <text:p text:style-name="P15"><text:span text:style-name="T8">Skin of fiery response</text:span></text:p>
          </table:table-cell>
          <table:table-cell table:style-name="Table17.A2" office:value-type="string">
            <text:p text:style-name="P27"><text:span text:style-name="T1">60,000 gp</text:span></text:p>
          </table:table-cell>
        </table:table-row>
        <table:table-row table:style-name="Table17.2">
          <table:table-cell table:style-name="Table17.A2" office:value-type="string">
            <text:p text:style-name="P25"><text:span text:style-name="T1">41–49</text:span></text:p>
          </table:table-cell>
          <table:table-cell table:style-name="Table17.A2" office:value-type="string">
            <text:p text:style-name="P15"><text:span text:style-name="T8">Skin of the troll</text:span></text:p>
          </table:table-cell>
          <table:table-cell table:style-name="Table17.A2" office:value-type="string">
            <text:p text:style-name="P27"><text:span text:style-name="T1">61,200 gp</text:span></text:p>
          </table:table-cell>
        </table:table-row>
        <table:table-row table:style-name="Table17.2">
          <table:table-cell table:style-name="Table17.A2" office:value-type="string">
            <text:p text:style-name="P25"><text:span text:style-name="T1">50–57</text:span></text:p>
          </table:table-cell>
          <table:table-cell table:style-name="Table17.A2" office:value-type="string">
            <text:p text:style-name="P15"><text:span text:style-name="T8">Skin of the hero</text:span></text:p>
          </table:table-cell>
          <table:table-cell table:style-name="Table17.A2" office:value-type="string">
            <text:p text:style-name="P27"><text:span text:style-name="T1">77,500 gp</text:span></text:p>
          </table:table-cell>
        </table:table-row>
        <table:table-row table:style-name="Table17.2">
          <table:table-cell table:style-name="Table17.A2" office:value-type="string">
            <text:p text:style-name="P25"><text:span text:style-name="T1">58–63</text:span></text:p>
          </table:table-cell>
          <table:table-cell table:style-name="Table17.A2" office:value-type="string">
            <text:p text:style-name="P15"><text:span text:style-name="T8">Skin of the spider</text:span></text:p>
          </table:table-cell>
          <table:table-cell table:style-name="Table17.A2" office:value-type="string">
            <text:p text:style-name="P27"><text:span text:style-name="T1">79,080 gp</text:span></text:p>
          </table:table-cell>
        </table:table-row>
        <table:table-row table:style-name="Table17.2">
          <table:table-cell table:style-name="Table17.A2" office:value-type="string">
            <text:p text:style-name="P25"><text:span text:style-name="T1">64–72</text:span></text:p>
          </table:table-cell>
          <table:table-cell table:style-name="Table17.A2" office:value-type="string">
            <text:p text:style-name="P15"><text:span text:style-name="T8">Skin of proteus</text:span></text:p>
          </table:table-cell>
          <table:table-cell table:style-name="Table17.A2" office:value-type="string">
            <text:p text:style-name="P27"><text:span text:style-name="T1">84,000 gp</text:span></text:p>
          </table:table-cell>
        </table:table-row>
        <table:table-row table:style-name="Table17.2">
          <table:table-cell table:style-name="Table17.A2" office:value-type="string">
            <text:p text:style-name="P25"><text:span text:style-name="T1">73–80</text:span></text:p>
          </table:table-cell>
          <table:table-cell table:style-name="Table17.A2" office:value-type="string">
            <text:p text:style-name="P15"><text:span text:style-name="T8">Third eye expose</text:span></text:p>
          </table:table-cell>
          <table:table-cell table:style-name="Table17.A2" office:value-type="string">
            <text:p text:style-name="P27"><text:span text:style-name="T1">112,000 gp</text:span></text:p>
          </table:table-cell>
        </table:table-row>
        <table:table-row table:style-name="Table17.2">
          <table:table-cell table:style-name="Table17.A2" office:value-type="string">
            <text:p text:style-name="P25"><text:span text:style-name="T1">81–87</text:span></text:p>
          </table:table-cell>
          <table:table-cell table:style-name="Table17.A2" office:value-type="string">
            <text:p text:style-name="P15"><text:span text:style-name="T8">Third eye conceal</text:span></text:p>
          </table:table-cell>
          <table:table-cell table:style-name="Table17.A2" office:value-type="string">
            <text:p text:style-name="P27"><text:span text:style-name="T1">120,000 gp</text:span></text:p>
          </table:table-cell>
        </table:table-row>
        <table:table-row table:style-name="Table17.2">
          <table:table-cell table:style-name="Table17.A2" office:value-type="string">
            <text:p text:style-name="P25"><text:span text:style-name="T1">88–92</text:span></text:p>
          </table:table-cell>
          <table:table-cell table:style-name="Table17.A2" office:value-type="string">
            <text:p text:style-name="P15"><text:span text:style-name="T8">Third eye dominate</text:span></text:p>
          </table:table-cell>
          <table:table-cell table:style-name="Table17.A2" office:value-type="string">
            <text:p text:style-name="P27"><text:span text:style-name="T1">120,000 gp</text:span></text:p>
          </table:table-cell>
        </table:table-row>
        <table:table-row table:style-name="Table17.2">
          <table:table-cell table:style-name="Table17.A2" office:value-type="string">
            <text:p text:style-name="P25"><text:span text:style-name="T1">93–97</text:span></text:p>
          </table:table-cell>
          <table:table-cell table:style-name="Table17.A2" office:value-type="string">
            <text:p text:style-name="P15"><text:span text:style-name="T8">Skin of iron</text:span></text:p>
          </table:table-cell>
          <table:table-cell table:style-name="Table17.A2" office:value-type="string">
            <text:p text:style-name="P27"><text:span text:style-name="T1">129,600 gp</text:span></text:p>
          </table:table-cell>
        </table:table-row>
        <table:table-row table:style-name="Table17.2">
          <table:table-cell table:style-name="Table17.A16" office:value-type="string">
            <text:p text:style-name="P26"><text:span text:style-name="T1">98–100</text:span></text:p>
          </table:table-cell>
          <table:table-cell table:style-name="Table17.A16" office:value-type="string">
            <text:p text:style-name="P23"><text:span text:style-name="T8">Skin of the psion</text:span></text:p>
          </table:table-cell>
          <table:table-cell table:style-name="Table17.A16" office:value-type="string">
            <text:p text:style-name="P28"><text:span text:style-name="T1">151,000 gp</text:span></text:p>
          </table:table-cell>
        </table:table-row>
      </table:table>
      <text:p text:style-name="P16"/>
      <text:h text:style-name="P10" text:outline-level="1"><text:span text:style-name="T3">Universal Item Descriptions</text:span></text:h>
      <text:p text:style-name="P15"><text:span text:style-name="T2">Universal items can be configured to do just about anything. </text:span></text:p>
      <text:p text:style-name="P15"><text:span text:style-name="T2">Standard universal items are described below.</text:span></text:p>
      <text:p text:style-name="P15"><text:span text:style-name="T3">Amulet of Catapsi:</text:span><text:span text:style-name="T2"> This copper amulet aids the wearer against other psionic characters. Once per day, the wearer can mentally command the </text:span><text:span text:style-name="T4">catapsi </text:span><text:span text:style-name="T2">power, which blankets a 30- foot-radius area surrounding the wearer in telepathic noise for 9 rounds. Each time other psionic characters within this range attempt to manifest a power, they must succeed on a DC 17 Will save or pay 4 more points than they otherwise would for each power manifestation. The limit on the number of power points a subject can spend on a power remains in effect, so the subject may not be able to manifest his or her highest-level powers.</text:span></text:p>
      <text:p text:style-name="P15"><text:span text:style-name="T2">Moderate telepathy; ML 9th; Craft Universal Item, </text:span><text:span text:style-name="T4">catapsi; </text:span><text:span text:style-name="T2">Price 16,200 gp.</text:span></text:p>
      <text:p text:style-name="P15"><text:span text:style-name="T3">Boots of Landing:</text:span><text:span text:style-name="T2"> These boots allow the wearer to recover instantly from a fall and can absorb some damage from falling once per day. The wearer lands on her feet no matter how far she falls, and takes 2 fewer dice of damage from the fall than normal.</text:span></text:p>
      <text:p text:style-name="P15"><text:span text:style-name="T2">Faint psychoportation; ML 2nd; Craft Universal Item, </text:span><text:span text:style-name="T4">catfall; </text:span><text:span text:style-name="T2">Price 1,000 gp; Weight 1 lb.</text:span></text:p>
      <text:p text:style-name="P15"><text:span text:style-name="T3">Boots of Skating:</text:span><text:span text:style-name="T2"> These boots allow the wearer to slide along the ground at will as if using the </text:span><text:span text:style-name="T4">skate </text:span><text:span text:style-name="T2">power.</text:span></text:p>
      <text:p text:style-name="P15"><text:soft-page-break/><text:span text:style-name="T2">Faint psychoportation; ML 1st; Craft Universal Item, </text:span><text:span text:style-name="T4">skate; </text:span><text:span text:style-name="T2">Price 7,000 gp; Weight 1 lb.</text:span></text:p>
      <text:p text:style-name="P15"><text:span text:style-name="T3">Boots of Stomping: </text:span><text:span text:style-name="T2">These boots allow the wearer to use </text:span><text:span text:style-name="T4">stomp </text:span><text:span text:style-name="T2">as the power three times per day (Reflex save DC 13) when the wearer stomps her feet. </text:span></text:p>
      <text:p text:style-name="P15"><text:span text:style-name="T2">Faint psychokinesis; ML 3rd; Craft Universal Item, </text:span><text:span text:style-name="T4">stomp; </text:span><text:span text:style-name="T2">Price 600 gp; Weight 1 lb.</text:span></text:p>
      <text:p text:style-name="P15"><text:span text:style-name="T3">Boots of Temporal Acceleration:</text:span><text:span text:style-name="T2"> These boots allow the wearer to speed up his own time frame for 2 rounds as if using the power </text:span><text:span text:style-name="T4">temporal acceleration</text:span><text:span text:style-name="T2">. The wearer can use this power once per day.</text:span></text:p>
      <text:p text:style-name="P15"><text:span text:style-name="T2">Strong psychoportation; ML 15th; Craft Universal Item, </text:span><text:span text:style-name="T4">temporal acceleration; </text:span><text:span text:style-name="T2">Price 43,200 gp; Weight 1 lb.</text:span></text:p>
      <text:p text:style-name="P15"><text:span text:style-name="T3">Crawling Tattoos:</text:span><text:span text:style-name="T2"> Crawling tattoos resemble standard psionic tattoos, but their effects are often harmful rather than beneficial. Like a psionic tattoo, a crawling tattoo can be scribed only with a power of no higher than 3rd level that targets one or more creatures. Exceptions are the </text:span><text:span text:style-name="T4">body adjustment </text:span><text:span text:style-name="T2">power, which can be scribed even though it affects only the manifester, and telepathy (compulsion) powers, which cannot be scribed at all. Powers that normally have an area affect only one target if scribed in a crawling tattoo. Powers with an experience point requirement cannot be scribed into a crawling tattoo. Otherwise, crawling tattoos are treated as psionic tattoos until they are activated by the wearer.</text:span></text:p>
      <text:p text:style-name="P15"><text:span text:style-name="T2">The wearer of a crawling tattoo can tap the tattoo as a standard action that provokes attacks of opportunity, mentally specifying a target (to which the wearer must have line of sight). Instead of manifesting its stored power, the tattoo animates, drops to the ground, and scuttles toward the target. The original wearer need no longer concentrate on the tattoo once animated.</text:span></text:p>
      <text:p text:style-name="P15"><text:span text:style-name="T2">The animated tattoo moves toward its designated target in the same round when it is activated. Treat it as a Fine construct that has AC 18, 10 hit points, a hardness of 5, speed 30 feet, and a bonus on attack rolls equal to the wearer’s manifester level + his key ability modifier. Crawling tattoos, unlike true constructs, are subject to illusions, darkness, fog, and similar effects. Should the target be killed, teleport away, or otherwise absent itself before the animated tattoo reaches it, the wearer can reclaim the tattoo. If it is destroyed, a crawling tattoo shatters and evaporates.</text:span></text:p>
      <text:p text:style-name="P15"><text:span text:style-name="T2">A crawling tattoo must enter the target’s square to attack and thus provokes attacks of opportunity as it passes through the target’s threatened area. The tattoo makes one touch attack <text:s/>per round thereafter until it strikes its target or is destroyed. On a successful attack, the power scribed in the crawling tattoo affects the target if the target fails the appropriate saving throw; however, powers that normally allow a Reflex saving throw automatically affect the touched target. Crawling tattoos can ferry beneficial powers as well as harmful ones, and a target can allow the tattoo’s touch attack to succeed if he or she desires.</text:span></text:p>
      <text:p text:style-name="P15"><text:span text:style-name="T2">Two examples of crawling tattoos are described below; many more types are possible.</text:span></text:p>
      <text:p text:style-name="P15"><text:span text:style-name="T4">Market Price: </text:span><text:span text:style-name="T2">The cost of a crawling tattoo depends on the level of the power scribed in it.</text:span></text:p>
      <table:table table:name="Table18" table:style-name="Table18">
        <table:table-column table:style-name="Table18.A"/>
        <table:table-column table:style-name="Table18.B"/>
        <table:table-row table:style-name="Table18.1">
          <table:table-cell table:style-name="Table18.A1" office:value-type="string">
            <text:h text:style-name="P9" text:outline-level="1"><text:span text:style-name="T1">Power Level</text:span></text:h>
          </table:table-cell>
          <table:table-cell table:style-name="Table18.A1" office:value-type="string">
            <text:h text:style-name="P11" text:outline-level="1"><text:span text:style-name="T1">Market Price</text:span></text:h>
          </table:table-cell>
        </table:table-row>
        <table:table-row table:style-name="Table18.1">
          <table:table-cell table:style-name="Table18.A2" office:value-type="string">
            <text:p text:style-name="P26"><text:span text:style-name="T1">1st</text:span></text:p>
          </table:table-cell>
          <table:table-cell table:style-name="Table18.A2" office:value-type="string">
            <text:p text:style-name="P28"><text:span text:style-name="T1">50 gp</text:span></text:p>
          </table:table-cell>
        </table:table-row>
        <table:table-row table:style-name="Table18.1">
          <table:table-cell table:style-name="Table18.A2" office:value-type="string">
            <text:p text:style-name="P25"><text:span text:style-name="T1">2nd</text:span></text:p>
          </table:table-cell>
          <table:table-cell table:style-name="Table18.A2" office:value-type="string">
            <text:p text:style-name="P27"><text:span text:style-name="T1">300 gp</text:span></text:p>
          </table:table-cell>
        </table:table-row>
        <table:table-row table:style-name="Table18.1">
          <table:table-cell table:style-name="Table18.A4" office:value-type="string">
            <text:p text:style-name="P26"><text:span text:style-name="T1">3rd</text:span></text:p>
          </table:table-cell>
          <table:table-cell table:style-name="Table18.A4" office:value-type="string">
            <text:p text:style-name="P28"><text:span text:style-name="T1">750 gp</text:span></text:p>
          </table:table-cell>
        </table:table-row>
      </table:table>
      <text:p text:style-name="P15"><text:span text:style-name="T4">Crawling Tattoo of Concussion</text:span><text:span text:style-name="T2">: This crawling tattoo delivers a concussion effect, dealing 1d6 points of damage to a creature hit by its touch attack.</text:span></text:p>
      <text:p text:style-name="P15"><text:span text:style-name="T2">Faint psychokinesis; ML 1st; Craft Universal Item, </text:span><text:span text:style-name="T4">concussion blast; </text:span><text:span text:style-name="T2">Price 50 gp.</text:span></text:p>
      <text:p text:style-name="P15"><text:span text:style-name="T4">Crawling Tattoo of Energy Bolt</text:span><text:span text:style-name="T2">: Each of these tattoos is keyed to one energy type: cold, electricity, fire, or sonic. This crawling tattoo delivers the </text:span><text:span text:style-name="T4">energy bolt </text:span><text:span text:style-name="T2">power, dealing 5d6 points of damage of its energy type.</text:span></text:p>
      <text:p text:style-name="P15"><text:span text:style-name="T2">Faint psychokinesis; ML 5th; Craft Universal Item, </text:span><text:span text:style-name="T4">energy bolt; </text:span><text:span text:style-name="T2">Price 750 gp.</text:span></text:p>
      <text:p text:style-name="P15"><text:span text:style-name="T3">Crystal Anchor: </text:span><text:span text:style-name="T2">A </text:span><text:span text:style-name="T4">crystal anchor </text:span><text:span text:style-name="T2">is a shaft of transparent crystal 4 to 5 feet in length, with a sharpened, spearlike head on one end. It ensnares the minds of those within range who manifest powers of a specified psionic discipline. The triggering discipline is specified at the time of creation.</text:span></text:p>
      <text:p text:style-name="P15"><text:span text:style-name="T2">A </text:span><text:span text:style-name="T4">crystal anchor </text:span><text:span text:style-name="T2">is activated by plunging the sharp head into the ground, leaving the shaft freestanding. It projects an invisible, 30-foot-radius field. If a power from the speci- fied discipline is manifested within this range, the manifester must succeed on a Will save (DC 15 + power level) or become subject to an effect similar to </text:span><text:span text:style-name="T4">brain lock</text:span><text:span text:style-name="T2">, except that the effect is permanent until dispelled or dismissed by the individual who initially drove the </text:span><text:span text:style-name="T4">crystal anchor </text:span><text:span text:style-name="T2">into the earth. Any anchor can be pulled out of the ground and reused at a later time.</text:span></text:p>
      <text:p text:style-name="P15"><text:span text:style-name="T2">When a </text:span><text:span text:style-name="T4">crystal anchor </text:span><text:span text:style-name="T2">successfully ensnares a target, a slender filament of insubstantial ectoplasm connects the victim to the shaft, even one outside the original area of the field.</text:span></text:p>
      <text:p text:style-name="P15"><text:span text:style-name="T2">A </text:span><text:span text:style-name="T4">crystal anchor </text:span><text:span text:style-name="T2">can attempt to ensnare a victim only five times per day. Previously caught targets can remain caught day after day and do not count against this daily limit on attempts.</text:span></text:p>
      <text:p text:style-name="P15"><text:span text:style-name="T2">An anchor’s owner can designate certain creatures to be unaffected by the anchor; such creatures need not make a saving throw and do not count against the daily limit on attempts. One </text:span><text:span text:style-name="T4">crystal anchor </text:span><text:span text:style-name="T2">can ensnare multiple targets simultaneously, and multiple </text:span><text:span text:style-name="T4">crystal anchors </text:span><text:span text:style-name="T2">can share overlapping fields.</text:span></text:p>
      <text:p text:style-name="P15"><text:span text:style-name="T2">Anchors that activate when a specific power is manifested in range are also possible, but are rarer.</text:span></text:p>
      <text:p text:style-name="P15"><text:span text:style-name="T2">A </text:span><text:span text:style-name="T4">crystal anchor </text:span><text:span text:style-name="T2">has AC 7, 15 hit points, a hardness of 8, and a break DC of 20.</text:span></text:p>
      <text:p text:style-name="P15"><text:span text:style-name="T4">Body Crystal Anchor: </text:span><text:span text:style-name="T2">Those who manifest psychometabolism powers are affected as described above.</text:span></text:p>
      <text:p text:style-name="P15"><text:soft-page-break/><text:span text:style-name="T2">Faint psychometabolism; ML 5th; Craft Universal Item, </text:span><text:span text:style-name="T4">brain lock, psionic contingency</text:span><text:span text:style-name="T2">, any psychometabolism power; Price 24,000 gp; Weight 3 lb.</text:span></text:p>
      <text:p text:style-name="P15"><text:span text:style-name="T4">Comprehension Crystal Anchor: </text:span><text:span text:style-name="T2">Those who manifest clairsentience powers are affected as described above.</text:span></text:p>
      <text:p text:style-name="P15"><text:span text:style-name="T2">Faint clairsentience; ML 5th; Craft Universal Item, </text:span><text:span text:style-name="T4">brain lock, psionic contingency</text:span><text:span text:style-name="T2">, any clairsentience power; Price 24,000 gp; Weight 3 lb.</text:span></text:p>
      <text:p text:style-name="P15"><text:span text:style-name="T4">Creation Crystal Anchor: </text:span><text:span text:style-name="T2">Those who manifest metacreativity powers are affected as described above.</text:span></text:p>
      <text:p text:style-name="P15"><text:span text:style-name="T2">Faint metacreativity; ML 5th; Craft Universal Item, </text:span><text:span text:style-name="T4">brain lock, psionic contingency</text:span><text:span text:style-name="T2">, any metacreativity power; Price 24,000 gp; Weight 3 lb.</text:span></text:p>
      <text:p text:style-name="P15"><text:span text:style-name="T4">Energy Crystal Anchor: </text:span><text:span text:style-name="T2">Those who manifest psychokinesis powers are affected as described above.</text:span></text:p>
      <text:p text:style-name="P15"><text:span text:style-name="T2">Faint psychokinesis; ML 5th; Craft Universal Item, </text:span><text:span text:style-name="T4">brain lock, psionic contingency</text:span><text:span text:style-name="T2">, any psychokinesis power; Price 24,000 gp; Weight 3 lb.</text:span></text:p>
      <text:p text:style-name="P15"><text:span text:style-name="T4">Ghost Crystal Anchor: </text:span><text:span text:style-name="T2">Those who manifest </text:span><text:span text:style-name="T4">remote viewing </text:span><text:span text:style-name="T2">are affected as described above.</text:span></text:p>
      <text:p text:style-name="P15"><text:span text:style-name="T2">Faint clairsentience; ML 5th; Craft Universal Item, </text:span><text:span text:style-name="T4">brain lock, psionic contingency</text:span><text:span text:style-name="T2">, </text:span><text:span text:style-name="T4">remote viewing; </text:span><text:span text:style-name="T2">Price 24,000 gp; Weight 3 lb.</text:span></text:p>
      <text:p text:style-name="P15"><text:span text:style-name="T4">Mind Crystal Anchor: </text:span><text:span text:style-name="T2">Those who manifest telepathy powers are affected as described above.</text:span></text:p>
      <text:p text:style-name="P15"><text:span text:style-name="T2">Faint telepathy; ML 5th; Craft Universal Item, </text:span><text:span text:style-name="T4">brain lock, psionic contingency</text:span><text:span text:style-name="T2">, any telepathy power; Price 24,000 gp; Weight 3 lb.</text:span></text:p>
      <text:p text:style-name="P15"><text:span text:style-name="T4">Travel Crystal Anchor: </text:span><text:span text:style-name="T2">Those who manifest psychoportation powers are affected as described above.</text:span></text:p>
      <text:p text:style-name="P15"><text:span text:style-name="T2">Faint psychoportation; ML 5th; Craft Universal Item, </text:span><text:span text:style-name="T4">brain lock, psionic contingency</text:span><text:span text:style-name="T2">, any psychoportation power; Price 24,000 gp; Weight 3 lb.</text:span></text:p>
      <text:p text:style-name="P15"><text:span text:style-name="T3">Crystal Masks:</text:span><text:span text:style-name="T2"> Each of the various types of crystal masks fits over the face of any Medium or Small humanoid, with slits for eyes and nostrils. The mask is transparent, although it distorts the wearer’s features. Leather straps attached to small holes on the sides of a mask enable the owner to affix the mask to his face.</text:span></text:p>
      <text:p text:style-name="P15"><text:span text:style-name="T2">Crystal masks confer special abilities or improved skills on their wearers.</text:span></text:p>
      <text:p text:style-name="P15"><text:span text:style-name="T2">A crystal mask is treated as eyewear or goggles for the purpose of determining which items can be worn on the body.</text:span></text:p>
      <text:p text:style-name="P15"><text:span text:style-name="T4">Crystal Mask of Detection: </text:span><text:span text:style-name="T2">The wearer of a </text:span><text:span text:style-name="T4">crystal mask of detection </text:span><text:span text:style-name="T2">can make Search checks with a +10 competence bonus.</text:span></text:p>
      <text:p text:style-name="P15"><text:span text:style-name="T2">Moderate clairsentience; ML 7th; Craft Universal Item, creator must have 10 ranks in Search; Price 10,000 gp; Weight 1/2 lb.</text:span></text:p>
      <text:p text:style-name="P15"><text:span text:style-name="T4">Crystal Mask of Discernment: </text:span><text:span text:style-name="T2">The wearer of a </text:span><text:span text:style-name="T4">crystal mask of discernment </text:span><text:span text:style-name="T2">can make Sense Motive checks with a +10 insight bonus.</text:span></text:p>
      <text:p text:style-name="P15"><text:span text:style-name="T2">Moderate clairsentience; ML 7th; Craft Universal Item, creator must have 10 ranks in Sense Motive; Price 10,000 gp; Weight 1/2 lb.</text:span></text:p>
      <text:p text:style-name="P15"><text:span text:style-name="T4">Crystal Mask of Dread: </text:span><text:span text:style-name="T2">The wearer of a </text:span><text:span text:style-name="T4">crystal mask of dread </text:span><text:span text:style-name="T2">can attempt to frighten other beings to her will. The wearer makes all Intimidate checks with a +10 competence bonus. </text:span></text:p>
      <text:p text:style-name="P15"><text:span text:style-name="T2">Moderate clairsentience; ML 7th; Craft Universal Item, creator must have 10 ranks in Intimidate; Price 10,000 gp; Weight 1/2 lb.</text:span></text:p>
      <text:p text:style-name="P15"><text:span text:style-name="T4">Crystal Mask of Insightful Detection: </text:span><text:span text:style-name="T2">The wearer of a </text:span><text:span text:style-name="T4">crystal mask of insightful detection </text:span><text:span text:style-name="T2">can make Search checks and Spot checks checks with a +9 insight bonus.</text:span></text:p>
      <text:p text:style-name="P15"><text:span text:style-name="T2">Moderate clairsentience; ML 7th; Craft Universal Item, creator must have 9 ranks in both Search and Spot; Price 20,250 gp; Weight 1/2 lb.</text:span></text:p>
      <text:p text:style-name="P15"><text:span text:style-name="T4">Crystal Mask of Knowledge: </text:span><text:span text:style-name="T2">Each of the various </text:span><text:span text:style-name="T4">crystal masks of knowledge </text:span><text:span text:style-name="T2">grants the wearer a +5 competence bonus on a specific type of Knowledge check. </text:span></text:p>
      <text:p text:style-name="P15"><text:span text:style-name="T2">Faint clairsentience; ML 3rd; Craft Universal Item, creator must have 5 ranks in the Knowledge skill of the appropriate type; Price 2,500 gp; Weight 1/2 lb.</text:span></text:p>
      <text:p text:style-name="P15"><text:span text:style-name="T4">Crystal Mask of Languages: </text:span><text:span text:style-name="T2">Each of the various </text:span><text:span text:style-name="T4">crystal masks of language </text:span><text:span text:style-name="T2">grants the wearer the ability to speak and write five different languages. </text:span></text:p>
      <text:p text:style-name="P15"><text:soft-page-break/><text:span text:style-name="T2">Faint clairsentience; ML 3rd; Craft Universal Item, creator must have the Speak Language skill for each of five languages; Price 2,500 gp; Weight 1/2 lb.</text:span></text:p>
      <text:p text:style-name="P15"><text:span text:style-name="T4">Crystal Mask of Mindarmor: </text:span><text:span text:style-name="T2">A </text:span><text:span text:style-name="T4">crystal mask of mindarmor </text:span><text:span text:style-name="T2">grants the wearer a +4 insight bonus on all Will saving throws.</text:span></text:p>
      <text:p text:style-name="P15"><text:span text:style-name="T2">Faint telepathy; ML 5th; Craft Universal Item, </text:span><text:span text:style-name="T4">conceal thoughts; </text:span><text:span text:style-name="T2">Price 10,667 gp; Weight 1/2 lb.</text:span></text:p>
      <text:p text:style-name="P15"><text:span text:style-name="T4">Crystal Mask of Psionic Craft: </text:span><text:span text:style-name="T2">The wearer of a </text:span><text:span text:style-name="T4">crystal mask of psionic craft </text:span><text:span text:style-name="T2">makes all Psicraft checks with a +10 competence bonus.</text:span></text:p>
      <text:p text:style-name="P15"><text:span text:style-name="T2">Moderate clairsentience; ML 7th; Craft Universal Item, creator must have 10 ranks in Psicraft; Price 10,000 gp; Weight 1/2 lb.</text:span></text:p>
      <text:p text:style-name="P15"><text:span text:style-name="T3">Eyes of Expanded Vision:</text:span><text:span text:style-name="T2"> These crystal lenses fit over the user’s eyes to expand his field of vision. Flanking opponents gain only a +1 bonus when attacking the user instead of +2 (rogues still get their full sneak attack damage because the wearer is still flanked). The wearer gains a +1 enhancement bonus on Spot checks but takes a –2 penalty on saves against gaze attacks.</text:span></text:p>
      <text:p text:style-name="P15"><text:span text:style-name="T2">Faint clairsentience; ML 1st; Craft Universal Item, </text:span><text:span text:style-name="T4">ubiquitous vision; </text:span><text:span text:style-name="T2">Price 3,000 gp.</text:span></text:p>
      <text:p text:style-name="P15"><text:span text:style-name="T3">Eyes of Power Leech:</text:span><text:span text:style-name="T2"> These crystal lenses fit over the user’s eyes. Once per day, the wearer is able to drain power points from another psionic creature or character by meeting its gaze as if using </text:span><text:span text:style-name="T4">power leech</text:span><text:span text:style-name="T2">. A selected target within 40 feet must succeed on a DC 16 Will save, or a connection of crackling energy is formed between the wearer and the victim. The connection drains 1d6 power points from the target for every round in which the wearer maintains concentration (to a maximum of 7 rounds). The wearer gains 1 power point from those drained from the target each round (subject to his normal maximum; points he cannot gain immediately are lost).</text:span></text:p>
      <text:p text:style-name="P15"><text:span text:style-name="T2">If the wearer has only one lens, the DC of the Will save is 14 instead of 16.</text:span></text:p>
      <text:p text:style-name="P15"><text:span text:style-name="T4">Eyes of power leech </text:span><text:span text:style-name="T2">have no effect on nonpsionic targets or psionic creatures with a current power point reserve of 0.</text:span></text:p>
      <text:p text:style-name="P15"><text:span text:style-name="T2">Moderate telepathy; ML 7th; Craft Universal Item, </text:span><text:span text:style-name="T4">power leech; </text:span><text:span text:style-name="T2">Price 10,080 gp.</text:span></text:p>
      <text:p text:style-name="P15"><text:span text:style-name="T3">Eyes of Power Leech, Vampiric:</text:span><text:span text:style-name="T2"> As </text:span><text:span text:style-name="T4">eyes of power leech, </text:span><text:span text:style-name="T2">except the wearer gains drained power points from the subject even if doing so would bring him over his normal maximum. The wearer of </text:span><text:span text:style-name="T4">vampiric eyes of power leech </text:span><text:span text:style-name="T2">can maintain concentration for up to 13 rounds. Power points the wearer gains in excess of his maximum fade after 8 hours if they are not spent before that time.</text:span></text:p>
      <text:p text:style-name="P15"><text:span text:style-name="T2">Strong telepathy; ML 15th; Craft Universal Item, </text:span><text:span text:style-name="T4">bend reality, power leech; </text:span><text:span text:style-name="T2">Price 20,160 gp.</text:span></text:p>
      <text:p text:style-name="P15"><text:span text:style-name="T3">Gloves of Object Reading: </text:span><text:span text:style-name="T2">While wearing these gloves, the user can learn the details of an inanimate object’s previous owner if he handles the object, as if manifesting the </text:span><text:span text:style-name="T4">object reading </text:span><text:span text:style-name="T2">power.</text:span></text:p>
      <text:p text:style-name="P15"><text:span text:style-name="T2">Faint clairsentience; ML 1st; Craft Universal Item, </text:span><text:span text:style-name="T4">object reading; </text:span><text:span text:style-name="T2">Price 3,000 gp.</text:span></text:p>
      <text:p text:style-name="P15"><text:span text:style-name="T3">Gloves of Titan’s Grip:</text:span><text:span text:style-name="T2"> While wearing these oversize gloves, the user gains a +8 enhancement bonus on grapple checks. The power is activated when the user enters a grapple. The enhancement bonus lasts for a maximum of 7 rounds per use, up to three uses per day.</text:span></text:p>
      <text:p text:style-name="P15"><text:span text:style-name="T2">Moderate psychometabolism; ML 9th; Craft Universal Item, </text:span><text:span text:style-name="T4">grip of iron; </text:span><text:span text:style-name="T2">Price 14,000 gp.</text:span></text:p>
      <text:p text:style-name="P15"><text:span text:style-name="T3">Mirror of Mind Switch: </text:span><text:span text:style-name="T2">This small hand mirror manifests its power once per day against a creature that sees its reflection within it, as a gaze attack with a range of 30 feet. Potential victims can attempt to avert their eyes or look away as they would from a normal gaze attack. A creature meeting its own gaze in the mirror must succeed on a DC 19 Will save, or its mind and the mind of the mirror’s wielder switch, as if by the </text:span><text:span text:style-name="T4">mind switch </text:span><text:span text:style-name="T2">power. Because the mirror is small, only a single creature can meet its own gaze. The wielder of the mirror is not affected by seeing himself.</text:span></text:p>
      <text:p text:style-name="P15"><text:span text:style-name="T2">Moderate telepathy; ML 11th; Craft Universal Item, </text:span><text:span text:style-name="T4">mind switch; </text:span><text:span text:style-name="T2">Price 19,800 gp; Weight 1/2 lb.</text:span></text:p>
      <text:p text:style-name="P15"><text:span text:style-name="T3">Mirror of Suggestion:</text:span><text:span text:style-name="T2"> This small hand mirror manifests its power up to twice per day against creatures that see their reflections within it, as a gaze attack with a range of 30 feet. Potential victims can attempt to avert their eyes or look away as they would from a normal gaze attack. A creature meeting its own gaze in the mirror must succeed on a DC 13 Will save or be affected by a </text:span><text:span text:style-name="T4">suggestion </text:span><text:span text:style-name="T2">chosen by the mirror’s wielder. Because the mirror is small, only a single creature can meet its own gaze each round. The wielder of the mirror is not affected by seeing herself.</text:span></text:p>
      <text:p text:style-name="P15"><text:span text:style-name="T2">Faint telepathy; ML 3rd; Craft Universal Item, </text:span><text:span text:style-name="T4">psionic suggestion; </text:span><text:span text:style-name="T2">Price 3,600 gp; Weight 1/2 lb.</text:span></text:p>
      <text:p text:style-name="P15"><text:span text:style-name="T3">Mirror of Time Hop: </text:span><text:span text:style-name="T2">This small hand mirror manifests its power up to twice per day against creatures that see their reflections within it, as a gaze attack with a range of 30 feet. Potential victims can attempt to avert their eyes or look away as they would from a normal gaze attack. A creature meeting its own gaze in the mirror must succeed on a DC 14 Will save or be pushed forward in time by 5 rounds, as if subject to the </text:span><text:span text:style-name="T4">time hop </text:span><text:span text:style-name="T2">power. Because the mirror is small, only a single creature can meet its own gaze each round. The wielder of the mirror is not affected by seeing herself.</text:span></text:p>
      <text:p text:style-name="P15"><text:span text:style-name="T2">Faint psychoportation; ML 5th; Craft Universal Item, </text:span><text:span text:style-name="T4">time hop; </text:span><text:span text:style-name="T2">Price 9,000 gp; Weight 1/2 lb.</text:span></text:p>
      <text:p text:style-name="P15"><text:span text:style-name="T3">Pearl, Brain Lock:</text:span><text:span text:style-name="T2"> This tiny pearly sphere speeds toward its target when hurled by its owner. He can hurl the pearl at any target within 130 feet that he can see and to which he has line of effect. If the target fails a DC 13 Will saving throw, the pearl seems to impact and then enter the flesh of the target. The target stands mentally paralyzed, as if by </text:span><text:span text:style-name="T4">brain lock, </text:span><text:span text:style-name="T2">for 3 rounds. The use destroys the item. </text:span></text:p>
      <text:p text:style-name="P15"><text:span text:style-name="T2">Faint telepathy: ML 3rd; Craft Universal Item, </text:span><text:span text:style-name="T4">brain lock; </text:span><text:span text:style-name="T2">Price 300 gp.</text:span></text:p>
      <text:p text:style-name="P15"><text:span text:style-name="T3">Pearl, Breath Crisis:</text:span><text:span text:style-name="T2"> This tiny pearly sphere speeds toward its target when hurled by its owner. He can hurl the pearl at any target within 150 feet that he can see and to which he has line of effect. If the target fails a DC 14 Will saving throw, the pearl seems to impact and then enter the flesh of the target. The target is affected as if by </text:span><text:span text:style-name="T4">crisis of breath </text:span><text:span text:style-name="T2">for 5 minutes. The use destroys the item. </text:span></text:p>
      <text:p text:style-name="P15"><text:span text:style-name="T2">Faint telepathy; ML 5th; Craft Universal Item, </text:span><text:span text:style-name="T4">crisis of breath; </text:span><text:span text:style-name="T2">Price 750 gp.</text:span></text:p>
      <text:p text:style-name="P15"><text:soft-page-break/><text:span text:style-name="T3">Pearl, Mind Seed: </text:span><text:span text:style-name="T2">This tiny pearly sphere instantly takes on the skin tone and texture of whatever creature handles it. It speeds toward its target when hurled by its owner. He can hurl the pearl at any target within 150 feet that he can see and to which he has line of effect. If the target fails a DC 22 Will saving throw, the pearl seems to impact and then enter the flesh of the target. The target is affected as if by a </text:span><text:span text:style-name="T4">mind seed </text:span><text:span text:style-name="T2">power, with the pearl’s wielder acting as the manifester. The use destroys the item.</text:span></text:p>
      <text:p text:style-name="P15"><text:span text:style-name="T2">Strong telepathy; ML 15th; Craft Universal Item, </text:span><text:span text:style-name="T4">mind seed; </text:span><text:span text:style-name="T2">Cost 6,000 gp + 2,500 XP; Price 18,500 gp.</text:span></text:p>
      <text:p text:style-name="P15"><text:span text:style-name="T3">Pearl, Personality Parasite:</text:span><text:span text:style-name="T2"> This tiny pearly sphere speeds toward its target when hurled by its owner. He can hurl the pearl at any target within 130 feet that he can see and to which he has line of effect. If the target fails a DC 16 Will saving throw, the pearl seems to impact and then enter the flesh of the target. The target is affected as if by </text:span><text:span text:style-name="T4">personality parasite </text:span><text:span text:style-name="T2">for 5 rounds. The use destroys the item. </text:span></text:p>
      <text:p text:style-name="P15"><text:span text:style-name="T2">Faint telepathy; ML 7th; Craft Universal Item, </text:span><text:span text:style-name="T4">personality parasite; </text:span><text:span text:style-name="T2">Price 1,400 gp.</text:span></text:p>
      <text:p text:style-name="P15"><text:span text:style-name="T3">Psionatrix: </text:span><text:span text:style-name="T2">Each of these multifaceted crystals is worn as an amulet. Unless noted otherwise, a psionatrix adds a +1 enhancement bonus to the save DC when the wearer uses powers of the discipline to which the psionatrix is keyed.</text:span></text:p>
      <text:p text:style-name="P15"><text:span text:style-name="T4">Psionatrix of clairsentience: </text:span><text:span text:style-name="T2">Blue light glimmers in this crystal’s heart. </text:span></text:p>
      <text:p text:style-name="P15"><text:span text:style-name="T2">Moderate clairsentience; ML 8th; Craft Universal Item, creator must be a seer; Price 8,000 gp.</text:span></text:p>
      <text:p text:style-name="P15"><text:span text:style-name="T4">Psionatrix of metacreativity: </text:span><text:span text:style-name="T2">Green light glimmers in this crystal’s heart.</text:span></text:p>
      <text:p text:style-name="P15"><text:span text:style-name="T2">Moderate metacreativity; ML 8th; Craft Universal Item, creator must be a shaper; Price 8,000 gp.</text:span></text:p>
      <text:p text:style-name="P15"><text:span text:style-name="T4">Psionatrix of psychokinesis: </text:span><text:span text:style-name="T2">Red light glimmers in this crystal’s heart.</text:span></text:p>
      <text:p text:style-name="P15"><text:span text:style-name="T2">Moderate psychokinesis; ML 8th; Craft Universal Item, creator must be a kineticist; Price 8,000 gp.</text:span></text:p>
      <text:p text:style-name="P15"><text:span text:style-name="T4">Psionatrix of psychometabolism: </text:span><text:span text:style-name="T2">Violet light glimmers in this crystal’s heart.</text:span></text:p>
      <text:p text:style-name="P15"><text:span text:style-name="T2">Moderate psychometabolism; ML 8th; Craft Universal Item, creator must be an egoist; Price 8,000 gp.</text:span></text:p>
      <text:p text:style-name="P15"><text:span text:style-name="T4">Psionatrix of psychoportation: </text:span><text:span text:style-name="T2">Yellow-red light glimmers in this crystal’s heart.</text:span></text:p>
      <text:p text:style-name="P15"><text:span text:style-name="T2">Moderate psychoportation; ML 8th; Craft Universal Item, creator must be a nomad; Price 8,000 gp.</text:span></text:p>
      <text:p text:style-name="P15"><text:span text:style-name="T4">Psionatrix of telepathy: </text:span><text:span text:style-name="T2">Piercing yellow light shines from this crystal’s heart.</text:span></text:p>
      <text:p text:style-name="P15"><text:span text:style-name="T2">Moderate telepathy; ML 8th; Craft Universal Item, creator must be a telepath; Price 8,000 gp.</text:span></text:p>
      <text:p text:style-name="P15"><text:span text:style-name="T3">Psionic Restraints:</text:span><text:span text:style-name="T2"> Each of the various psionic restraints is an iron cuff that cunningly locks around the wrist (DC 27 Open Lock check). The cuff limits the total number of power points a psionic creature wearing it can use in 1 round (regardless of the creature’s total power point reserve), or completely damps the ability to use psionics. All types of psionic restraints prevent the free manifesting of power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h text:style-name="P7" text:outline-level="1"><text:span text:style-name="T1">Restraint Type</text:span></text:h>
          </table:table-cell>
          <table:table-cell table:style-name="Table19.B1" office:value-type="string">
            <text:p text:style-name="P8"><text:span text:style-name="T1">Allowed Power Points/Round</text:span></text:p>
          </table:table-cell>
          <table:table-cell table:style-name="Table19.A1" office:value-type="string">
            <text:h text:style-name="P14" text:outline-level="9"><text:span text:style-name="T1">Market Price</text:span></text:h>
          </table:table-cell>
        </table:table-row>
        <table:table-row table:style-name="Table19.1">
          <table:table-cell table:style-name="Table19.A2" office:value-type="string">
            <text:p text:style-name="P23"><text:span text:style-name="T1">Lesser</text:span></text:p>
          </table:table-cell>
          <table:table-cell table:style-name="Table19.A2" office:value-type="string">
            <text:p text:style-name="P26"><text:span text:style-name="T1">5</text:span></text:p>
          </table:table-cell>
          <table:table-cell table:style-name="Table19.C2" office:value-type="string">
            <text:p text:style-name="P28"><text:span text:style-name="T1">1,000 gp</text:span></text:p>
          </table:table-cell>
        </table:table-row>
        <table:table-row table:style-name="Table19.1">
          <table:table-cell table:style-name="Table19.A2" office:value-type="string">
            <text:p text:style-name="P15"><text:span text:style-name="T1">Average</text:span></text:p>
          </table:table-cell>
          <table:table-cell table:style-name="Table19.A2" office:value-type="string">
            <text:p text:style-name="P25"><text:span text:style-name="T1">3</text:span></text:p>
          </table:table-cell>
          <table:table-cell table:style-name="Table19.C2" office:value-type="string">
            <text:p text:style-name="P27"><text:span text:style-name="T1">6,000 gp</text:span></text:p>
          </table:table-cell>
        </table:table-row>
        <table:table-row table:style-name="Table19.1">
          <table:table-cell table:style-name="Table19.A2" office:value-type="string">
            <text:p text:style-name="P15"><text:span text:style-name="T1">Greater</text:span></text:p>
          </table:table-cell>
          <table:table-cell table:style-name="Table19.A2" office:value-type="string">
            <text:p text:style-name="P25"><text:span text:style-name="T1">1</text:span></text:p>
          </table:table-cell>
          <table:table-cell table:style-name="Table19.C2" office:value-type="string">
            <text:p text:style-name="P27"><text:span text:style-name="T1">12,000 gp</text:span></text:p>
          </table:table-cell>
        </table:table-row>
        <table:table-row table:style-name="Table19.1">
          <table:table-cell table:style-name="Table19.A5" office:value-type="string">
            <text:p text:style-name="P23"><text:span text:style-name="T1">Damping</text:span></text:p>
          </table:table-cell>
          <table:table-cell table:style-name="Table19.A5" office:value-type="string">
            <text:p text:style-name="P26"><text:span text:style-name="T1">0</text:span></text:p>
          </table:table-cell>
          <table:table-cell table:style-name="Table19.C5" office:value-type="string">
            <text:p text:style-name="P28"><text:span text:style-name="T1">24,000 gp</text:span></text:p>
          </table:table-cell>
        </table:table-row>
      </table:table>
      <text:p text:style-name="P15"><text:span text:style-name="T2">Strong psychokinesis; ML 16th; Craft Universal Item, </text:span><text:span text:style-name="T4">bend reality, dispel psionics; </text:span><text:span text:style-name="T2">Weight 1 lb.</text:span></text:p>
      <text:p text:style-name="P15"><text:span text:style-name="T3">Psychoactive Skins:</text:span><text:span text:style-name="T2"> Psychoactive skins (also sometimes called ectoshells) are fistsized globs of psionically charged ectoplasm. As a standard action, a psychoactive skin spreads over and covers a Medium or smaller creature that projects the proper command thought; the same command thought causes the skin to shrink back down to its former size. Each of the various psychoactive skins is charged with one of a wide array of powers that constantly affect the wearer.</text:span></text:p>
      <text:p text:style-name="P15"><text:span text:style-name="T2">A deployed skin completely covers the wearer and all his equipment like a second skin, allowing the wearer to see, hear, and breathe normally. It rolls away from various parts of the body as needed, such as when the wearer needs to eat or access a backpack. Held items or items specifically excluded are not covered by a psychoactive skin.</text:span></text:p>
      <text:p text:style-name="P15"><text:span text:style-name="T2">Up to three skins can be worn simultaneously, although only the outermost is active in any given round (the powers of hidden skins cannot be manifested). Skin layers can be changed with a command thought as a standard action, which causes a lower-layer skin to come to the surface.</text:span></text:p>
      <text:p text:style-name="P15"><text:soft-page-break/><text:span text:style-name="T4">Skin of the Chameleon: </text:span><text:span text:style-name="T2">This psychoactive skin adjusts to surrounding textures and colors, continually granting the wearer a +10 enhancement bonus on Hide checks.</text:span></text:p>
      <text:p text:style-name="P15"><text:span text:style-name="T2">Faint psychometabolism; ML 3rd; Craft Universal Item, </text:span><text:span text:style-name="T4">chameleon; </text:span><text:span text:style-name="T2">Price 18,000 gp; Weight 2 lb.</text:span></text:p>
      <text:p text:style-name="P15"><text:span text:style-name="T4">Skin of the Claw: </text:span><text:span text:style-name="T2">This psychoactive skin benefits only a wearer who has levels in psychic warrior. If such a character wears this skin, he can activate the </text:span><text:span text:style-name="T4">claws of the beast </text:span><text:span text:style-name="T2">power at will, as a free action that does not provoke attacks of opportunity. He can also dismiss the claws equally quickly.</text:span></text:p>
      <text:p text:style-name="P15"><text:span text:style-name="T2">Faint psychometabolism; ML 4th; Craft Universal Item, </text:span><text:span text:style-name="T4">claws of the beast; </text:span><text:span text:style-name="T2">Price 16,000 gp; Weight 2 lb.</text:span></text:p>
      <text:p text:style-name="P15"><text:span text:style-name="T4">Skin of the Defender: </text:span><text:span text:style-name="T2">This psychoactive skin continually grants the wearer a +4 bonus to natural armor.</text:span></text:p>
      <text:p text:style-name="P15"><text:span text:style-name="T2">Faint psychometabolism; ML 5th; Craft Universal Item, </text:span><text:span text:style-name="T4">thicken skin; </text:span><text:span text:style-name="T2">Price 32,000 gp; Weight 2 lb.</text:span></text:p>
      <text:p text:style-name="P15"><text:span text:style-name="T4">Skin of Fiery Response: </text:span><text:span text:style-name="T2">This psychoactive skin answers the first attack made against the wearer in each round with an automatically manifested and targeted “ectoburst” against the attacker. The burst ejects from the skin on the wearer’s turn, making a ranged touch attack as described in the </text:span><text:span text:style-name="T4">energy retort </text:span><text:span text:style-name="T2">power, but the energy type chosen is always fire. If the attack hits, the target takes 2d6 points of fire damage as the ectoburst flames up and is consumed. This attack does not in any way hinder the wearer, count against her total actions for the round, or provoke attacks of opportunity.</text:span></text:p>
      <text:p text:style-name="P15"><text:span text:style-name="T2">Faint psychokinesis; ML 5th; Craft Universal Item, </text:span><text:span text:style-name="T4">energy retort; </text:span><text:span text:style-name="T2">Price 60,000 gp; Weight 2 lb.</text:span></text:p>
      <text:p text:style-name="P15"><text:span text:style-name="T4">Skin of the Hero: </text:span><text:span text:style-name="T2">This psychoactive skin continually grants the wearer a +3 deflection bonus to Armor Class, a +3 resistance bonus on all saving throws, and a +3 enhancement bonus on attack rolls.</text:span></text:p>
      <text:p text:style-name="P15"><text:span text:style-name="T2">Strong psychometabolism; ML 18th; Craft Universal Item, </text:span><text:span text:style-name="T4">bend reality; </text:span><text:span text:style-name="T2">Price 77,500 gp; Weight 2 lb.</text:span></text:p>
      <text:p text:style-name="P15"><text:span text:style-name="T4">Skin of Iron: </text:span><text:span text:style-name="T2">This psychoactive skin affects the wearer as the </text:span><text:span text:style-name="T4">psionic iron body </text:span><text:span text:style-name="T2">power up to three times per day for 15 minutes with each use. When the skin’s power is not active, it has no protective qualities. Activating the </text:span><text:span text:style-name="T4">psionic iron body </text:span><text:span text:style-name="T2">effect is a standard action that provokes attacks of opportunity.</text:span></text:p>
      <text:p text:style-name="P15"><text:span text:style-name="T2">Strong metacreativity; ML 15th; Craft Universal Item, </text:span><text:span text:style-name="T4">psionic iron body; </text:span><text:span text:style-name="T2">Price 129,600 gp; Weight 2 lb.</text:span></text:p>
      <text:p text:style-name="P15"><text:span text:style-name="T4">Skin of Nimbleness: </text:span><text:span text:style-name="T2">This psychoactive skin continually grants the wearer a +10 competence bonus on Tumble checks.</text:span></text:p>
      <text:p text:style-name="P15"><text:span text:style-name="T2">Moderate psychometabolism; ML 8th; Craft Universal Item, creator must have 10 ranks in Tumble; Price 10,000 gp; Weight 2 lb.</text:span></text:p>
      <text:p text:style-name="P15"><text:span text:style-name="T4">Skin of Proteus: </text:span><text:span text:style-name="T2">This psychoactive skin continually affects the wearer as the </text:span><text:span text:style-name="T4">metamorphosis </text:span><text:span text:style-name="T2">power. While in a form other than his natural form, the wearer does not appear to be wearing the skin.</text:span></text:p>
      <text:p text:style-name="P15"><text:span text:style-name="T2">Moderate psychometabolism; ML 7th; Craft Universal Item, </text:span><text:span text:style-name="T4">metamorphosis; </text:span><text:span text:style-name="T2">Price 84,000 gp; Weight 2 lb.</text:span></text:p>
      <text:p text:style-name="P15"><text:span text:style-name="T4">Skin of the Psion: </text:span><text:span text:style-name="T2">This psychoactive skin grants the wearer 7 bonus power points per day and power resistance 21. </text:span></text:p>
      <text:p text:style-name="P15"><text:span text:style-name="T2">Strong clairsentience; ML 17th; Craft Universal Item, </text:span><text:span text:style-name="T4">power resistance; </text:span><text:span text:style-name="T2">Price 151,000 gp; Weight 2 lb.</text:span></text:p>
      <text:p text:style-name="P15"><text:span text:style-name="T4">Skin of the Spider: </text:span><text:span text:style-name="T2">This psychoactive skin continually grants the wearer a +20 competence bonus on Climb checks and continually affects the wearer as the </text:span><text:span text:style-name="T4">body equilibrium </text:span><text:span text:style-name="T2">power. Three times per day, the wearer can manifest </text:span><text:span text:style-name="T4">entangling ectoplasm </text:span><text:span text:style-name="T2">against a target within 30 feet.</text:span></text:p>
      <text:p text:style-name="P15"><text:span text:style-name="T2">Faint psychometabolism; ML 3rd; Craft Universal Item, creator must have 10 ranks in Climb, </text:span><text:span text:style-name="T4">body equilibrium, entangling ectoplasm; </text:span><text:span text:style-name="T2">Price 79,080 gp; Weight 2 lb.</text:span></text:p>
      <text:p text:style-name="P15"><text:span text:style-name="T4">Skin of the Troll: </text:span><text:span text:style-name="T2">This psychoactive skin continually allows a living wearer to heal more quickly. The wearer heals 5 points of damage per minute. Except for the slower rate of healing, this skin affects its wearer as if the wearer were under the effect of a continual </text:span><text:span text:style-name="T4">true metabolism </text:span><text:span text:style-name="T2">power. </text:span></text:p>
      <text:p text:style-name="P15"><text:span text:style-name="T2">Strong psychometabolism; ML 17th; Craft Universal Item, </text:span><text:span text:style-name="T4">true metabolism; </text:span><text:span text:style-name="T2">Price 61,200 gp; Weight 2 lb.</text:span></text:p>
      <text:p text:style-name="P15"><text:span text:style-name="T2">Ring of Self-Sufficiency: This crystalline ring continually grants the wearer a +10 competence bonus on Autohypnosis checks.</text:span></text:p>
      <text:p text:style-name="P15"><text:span text:style-name="T2">Moderate psychometabolism; ML 7th; Craft Universal Item, creator must have 10 ranks in Autohypnosis; Price 10,000 gp.</text:span></text:p>
      <text:p text:style-name="P15"><text:span text:style-name="T3">Shards:</text:span><text:span text:style-name="T2"> These universal items are tiny fragments of cast-off crystal imprinted with minuscule bits of psionic power. Using a </text:span><text:span text:style-name="T4">shard </text:span><text:span text:style-name="T2">requires grasping it and projecting a command thought as a standard action (most </text:span><text:span text:style-name="T4">shards </text:span><text:span text:style-name="T2">telepathically whisper their command word into the minds of living creatures who handle them). A </text:span><text:span text:style-name="T4">shard </text:span><text:span text:style-name="T2">grants a temporary competence bonus on one specific skill, ranging from +1 to +10. The granted bonus lasts until the skill is used or 10 rounds pass, whichever comes first. Once its effect is activated, a </text:span><text:span text:style-name="T4">shard </text:span><text:span text:style-name="T2">disintegrates immediately, whether or not the bonus granted by the </text:span><text:span text:style-name="T4">shard </text:span><text:span text:style-name="T2">is eventually used.</text:span></text:p>
      <text:p text:style-name="P15"><text:span text:style-name="T2">Moderate psychometabolism; ML 7th; Craft Universal Item, creator must have ranks in the specified skill at least equal to the imprinted bonus; Price 10 gp (+1), 40 gp (+2), 90 gp (+3), 160 gp (+4), 250 gp (+5), 360 gp (+6), 490 gp (+7), 640 gp (+8), 810 gp (+9), or 1,000 gp (+10). </text:span></text:p>
      <text:p text:style-name="P15"><text:span text:style-name="T3">Third Eyes: </text:span><text:span text:style-name="T2">These objects appear as small crystals, always with at least one wide, flat facet, and contain a variety of powers. When the owner uses the proper command thought, the crystal adheres to the center of his forehead (the same command thought causes the </text:span><text:span text:style-name="T4">third eye </text:span><text:span text:style-name="T2">to disengage). Only one </text:span><text:span text:style-name="T4">third eye </text:span><text:span text:style-name="T2">can be worn at a time.</text:span></text:p>
      <text:p text:style-name="P15"><text:soft-page-break/><text:span text:style-name="T2">A </text:span><text:span text:style-name="T4">third eye </text:span><text:span text:style-name="T2">is treated as eyewear or goggles for the purpose of determining which items can be worn on the body.</text:span></text:p>
      <text:p text:style-name="P15"><text:span text:style-name="T4">Aware: </text:span><text:span text:style-name="T2">This kind of </text:span><text:span text:style-name="T4">third eye </text:span><text:span text:style-name="T2">continually grants the wearer a +10 competence bonus on Spot checks.</text:span></text:p>
      <text:p text:style-name="P15"><text:span text:style-name="T2">Moderate clairsentience; ML 7th; Craft Universal Item, creator must have 10 ranks in Spot; Price 10,000 gp.</text:span></text:p>
      <text:p text:style-name="P15"><text:span text:style-name="T4">Conceal: </text:span><text:span text:style-name="T2">While worn, a </text:span><text:span text:style-name="T4">third eye conceal </text:span><text:span text:style-name="T2">protects the wearer from view by all devices, powers, and spells that detect, inf luence, or read emotions or thoughts. This power protects against all mind-affecting powers and effects as well as information-gathering by clairsentience powers or effects (except for </text:span><text:span text:style-name="T4">metafaculty</text:span><text:span text:style-name="T2">); this item affects the wearer as if he enjoyed the benefit of the </text:span><text:span text:style-name="T4">psionic mind blank </text:span><text:span text:style-name="T2">power.</text:span></text:p>
      <text:p text:style-name="P15"><text:span text:style-name="T2">Strong telepathy; ML 15th; Craft Universal Item, </text:span><text:span text:style-name="T4">psionic mind blank; </text:span><text:span text:style-name="T2">Price 120,000 gp.</text:span></text:p>
      <text:p text:style-name="P15"><text:span text:style-name="T4">Concentrate: </text:span><text:span text:style-name="T2">This kind of </text:span><text:span text:style-name="T4">third eye </text:span><text:span text:style-name="T2">continually grants the wearer a +10 competence bonus on Concentration checks. </text:span></text:p>
      <text:p text:style-name="P15"><text:span text:style-name="T2">Moderate telepathy; ML 7th; Craft Universal Item, creator must have 10 ranks in Concentration; Price 10,000 gp.</text:span></text:p>
      <text:p text:style-name="P15"><text:span text:style-name="T4">Dominate: </text:span><text:span text:style-name="T2">The wearer of a </text:span><text:span text:style-name="T4">third eye dominate </text:span><text:span text:style-name="T2">can attempt to dominate a subject as with the power </text:span><text:span text:style-name="T4">psionic dominate, </text:span><text:span text:style-name="T2">augmented to target any creature type it can affect, once per day (save DC 18).</text:span></text:p>
      <text:p text:style-name="P15"><text:span text:style-name="T2">Strong telepathy; ML 15th; Craft Universal Item, </text:span><text:span text:style-name="T4">psionic dominate; </text:span><text:span text:style-name="T2">Price 120,000 gp.</text:span></text:p>
      <text:p text:style-name="P15"><text:span text:style-name="T4">Expose: </text:span><text:span text:style-name="T2">The wearer of this kind of </text:span><text:span text:style-name="T4">third eye </text:span><text:span text:style-name="T2">always knows when someone lies directly to him.</text:span></text:p>
      <text:p text:style-name="P15"><text:span text:style-name="T2">Strong telepathy; ML 15th; Craft Universal Item, </text:span><text:span text:style-name="T4">bend reality; </text:span><text:span text:style-name="T2">Price 112,000 gp.</text:span></text:p>
      <text:p text:style-name="P15"><text:span text:style-name="T4">Gather: </text:span><text:span text:style-name="T2">This kind of </text:span><text:span text:style-name="T4">third eye </text:span><text:span text:style-name="T2">continually grants the wearer a +10 competence bonus on Gather Information checks.</text:span></text:p>
      <text:p text:style-name="P15"><text:span text:style-name="T2">Moderate clairsentience; ML 7th; Craft Universal Item, creator must have 10 ranks in Gather Information; Price 10,000 gp.</text:span></text:p>
      <text:p text:style-name="P15"><text:span text:style-name="T4">Penetrate: </text:span><text:span text:style-name="T2">While worn, a </text:span><text:span text:style-name="T4">third eye penetrate </text:span><text:span text:style-name="T2">grants the wearer a +2 bonus on manifester level checks to overcome a creature’s power resistance.</text:span></text:p>
      <text:p text:style-name="P15"><text:span text:style-name="T2">Strong clairsentience; ML 15th; Craft Universal Item, </text:span><text:span text:style-name="T4">bend reality; </text:span><text:span text:style-name="T2">Price 8,000 gp.</text:span></text:p>
      <text:p text:style-name="P15"><text:span text:style-name="T4">Powerthieve: </text:span><text:span text:style-name="T2">While worn, a </text:span><text:span text:style-name="T4">third eye powerthieve </text:span><text:span text:style-name="T2">allows the wearer to borrow one power from a psionic target within 40 feet once per day. If the target fails a DC 16 Will save, it instantly loses one power of the wearer’s choice, and the wearer instantly gains temporary knowledge of this power.</text:span></text:p>
      <text:p text:style-name="P15"><text:span text:style-name="T2">The wearer can manifest the borrowed power normally if she has sufficient power points to pay for its cost. The wearer retains knowledge of the power for up to 70 minutes, at which time she loses knowledge of the power and the former owner regains it, regardless of the distance between them. If the former owner is dead, the wearer still loses the borrowed power.</text:span></text:p>
      <text:p text:style-name="P15"><text:span text:style-name="T2">Moderate telepathy; ML 7th; Craft Universal Item, </text:span><text:span text:style-name="T4">thieving mindlink; </text:span><text:span text:style-name="T2">Price 10,080 gp.</text:span></text:p>
      <text:p text:style-name="P15"><text:span text:style-name="T4">Repudiate: </text:span><text:span text:style-name="T2">While worn, this powerful item allows the wearer to manifest </text:span><text:span text:style-name="T4">dispel psionics </text:span><text:span text:style-name="T2">once per day with a +20 modifier on the dispel check (the wearer uses the +20 modifier in place of his manifester level).</text:span></text:p>
      <text:p text:style-name="P15"><text:span text:style-name="T2">Strong psychokinesis; ML 20th; Craft Universal Item, </text:span><text:span text:style-name="T4">dispel psionics; </text:span><text:span text:style-name="T2">Price 43,200 gp.</text:span></text:p>
      <text:p text:style-name="P15"><text:span text:style-name="T4">Sense</text:span><text:span text:style-name="T2">: The wearer of this kind of </text:span><text:span text:style-name="T4">third eye </text:span><text:span text:style-name="T2">can manifest </text:span><text:span text:style-name="T4">clairvoyant sense </text:span><text:span text:style-name="T2">at will.</text:span></text:p>
      <text:p text:style-name="P15"><text:span text:style-name="T2">Faint clairsentience; ML 3rd; Craft Universal Item, </text:span><text:span text:style-name="T4">clairvoyant sense; </text:span><text:span text:style-name="T2">Price 24,000 gp.</text:span></text:p>
      <text:p text:style-name="P15"><text:span text:style-name="T4">View: </text:span><text:span text:style-name="T2">The wearer of this kind of </text:span><text:span text:style-name="T4">third eye </text:span><text:span text:style-name="T2">can spin a quasireal version of himself and send it over virtually any distance or into other planes of existence, as if manifesting the </text:span><text:span text:style-name="T4">remote viewing </text:span><text:span text:style-name="T2">power, once per day.</text:span></text:p>
      <text:p text:style-name="P15"><text:span text:style-name="T2">Moderate clairsentience; ML 7th; Craft Universal Item, </text:span><text:span text:style-name="T4">remote viewing; </text:span><text:span text:style-name="T2">Price 10,180 gp.</text:span></text:p>
      <text:p text:style-name="P15"><text:span text:style-name="T3">Torc of Free Will:</text:span><text:span text:style-name="T2"> This item is a band inlaid with precious metal, worn around the neck or upper arm. The wearer of a </text:span><text:span text:style-name="T4">torc of free will </text:span><text:span text:style-name="T2">is not affected by the </text:span><text:span text:style-name="T4">brain lock </text:span><text:span text:style-name="T2">power or items that produce </text:span><text:span text:style-name="T4">brain lock </text:span><text:span text:style-name="T2">effects (such as </text:span><text:span text:style-name="T4">crystal anchors</text:span><text:span text:style-name="T2">).</text:span></text:p>
      <text:p text:style-name="P15"><text:span text:style-name="T2">A torc is treated as an amulet for the purpose of determining which items can be worn on the body.</text:span></text:p>
      <text:p text:style-name="P15"><text:span text:style-name="T2">Faint telepathy; ML 3rd; Craft Universal Item, </text:span><text:span text:style-name="T4">brain lock; </text:span><text:span text:style-name="T2">Price 6,000 gp; Weight 2 lb.</text:span></text:p>
      <text:p text:style-name="P15"><text:soft-page-break/><text:span text:style-name="T3">Torc of Leech Freedom:</text:span><text:span text:style-name="T2"> This item is a band inlaid with precious metal, worn around the neck or upper arm. The wearer of a </text:span><text:span text:style-name="T4">torc of leech freedom </text:span><text:span text:style-name="T2">automatically resists up to two uses of </text:span><text:span text:style-name="T4">power leech </text:span><text:span text:style-name="T2">against him per day.</text:span></text:p>
      <text:p text:style-name="P15"><text:span text:style-name="T2">A torc is treated as an amulet for the purpose of determining which items can be worn on the body.</text:span></text:p>
      <text:p text:style-name="P15"><text:span text:style-name="T2">Faint telepathy; ML 5th; Craft Universal Item, </text:span><text:span text:style-name="T4">power leech; </text:span><text:span text:style-name="T2">Price 12,000 gp; Weight 2 lb.</text:span></text:p>
      <text:p text:style-name="P15"><text:span text:style-name="T3">Torc of Power Preservation:</text:span><text:span text:style-name="T2"> This item is a band inlaid with precious metal, worn around the neck or upper arm. The wearer of a </text:span><text:span text:style-name="T4">torc of power preservation </text:span><text:span text:style-name="T2">manifests all powers by paying power points equal to the standard cost minus 1 (minimum of 1).</text:span></text:p>
      <text:p text:style-name="P15"><text:span text:style-name="T2">A torc is treated as an amulet for the purpose of determining which items can be worn on the body.</text:span></text:p>
      <text:p text:style-name="P15"><text:span text:style-name="T2">Strong clairsentience; ML 15th; Craft Universal Item, </text:span><text:span text:style-name="T4">bend reality; </text:span><text:span text:style-name="T2">Price 36,000 gp; Weight 2 lb.</text:span></text:p>
      <text:p text:style-name="P18"/>
      <text:p text:style-name="P15"><text:span text:style-name="T6">CURSED ITEMS</text:span></text:p>
      <table:table table:name="Table20" table:style-name="Table20">
        <table:table-column table:style-name="Table20.A"/>
        <table:table-column table:style-name="Table20.B"/>
        <table:table-row table:style-name="Table20.1">
          <table:table-cell table:style-name="Table20.A1" office:value-type="string">
            <text:p text:style-name="P26"><text:span text:style-name="T9">d%</text:span></text:p>
          </table:table-cell>
          <table:table-cell table:style-name="Table20.A1" office:value-type="string">
            <text:p text:style-name="P23"><text:span text:style-name="T9">Curse</text:span></text:p>
          </table:table-cell>
        </table:table-row>
        <table:table-row table:style-name="Table20.1">
          <table:table-cell table:style-name="Table20.A2" office:value-type="string">
            <text:p text:style-name="P26"><text:span text:style-name="T1">01–33</text:span></text:p>
          </table:table-cell>
          <table:table-cell table:style-name="Table20.A2" office:value-type="string">
            <text:p text:style-name="P23"><text:span text:style-name="T1">Backfire</text:span></text:p>
          </table:table-cell>
        </table:table-row>
        <table:table-row table:style-name="Table20.1">
          <table:table-cell table:style-name="Table20.A2" office:value-type="string">
            <text:p text:style-name="P25"><text:span text:style-name="T1">34–66</text:span></text:p>
          </table:table-cell>
          <table:table-cell table:style-name="Table20.A2" office:value-type="string">
            <text:p text:style-name="P15"><text:span text:style-name="T1">Exhausting</text:span></text:p>
          </table:table-cell>
        </table:table-row>
        <table:table-row table:style-name="Table20.1">
          <table:table-cell table:style-name="Table20.A4" office:value-type="string">
            <text:p text:style-name="P26"><text:span text:style-name="T1">67–100</text:span></text:p>
          </table:table-cell>
          <table:table-cell table:style-name="Table20.A4" office:value-type="string">
            <text:p text:style-name="P23"><text:span text:style-name="T1">Subversive</text:span></text:p>
          </table:table-cell>
        </table:table-row>
      </table:table>
      <text:p text:style-name="P15"><text:span text:style-name="T3">Backfire:</text:span><text:span text:style-name="T2"> The imbedded psionic effect of the cursed item targets the user instead of its intended target.</text:span></text:p>
      <text:p text:style-name="P15"><text:span text:style-name="T3">Exhausting:</text:span><text:span text:style-name="T2"> A cursed item of this sort resembles a normal psionic item with a power that can be freely activated, but it instead drains the user of power points whenever he activates its power. </text:span></text:p>
      <text:p text:style-name="P15"><text:span text:style-name="T3">Subversive: </text:span><text:span text:style-name="T2">A cursed item of this sort appears identical to a standard psionic item. However, it holds an inner malice for the wearer, whose saving throws take a constant –2 penalty. The owner isn’t instantly aware of this penalty but may become aware after a while, when it becomes clear that he fails saves that others make with the same result on the saving throw.</text:span></text:p>
      <text:p text:style-name="P16"/>
      <text:h text:style-name="P10" text:outline-level="1"><text:span text:style-name="T3">Specific Cursed Item</text:span></text:h>
      <text:p text:style-name="P15"><text:span text:style-name="T3">Reverse Capacitor:</text:span><text:span text:style-name="T2"> A </text:span><text:span text:style-name="T4">reverse capacitor </text:span><text:span text:style-name="T2">doesn’t store power points—it drains them, to the surprise and chagrin of a psionic character taken in by its resemblance to a </text:span><text:span text:style-name="T4">cognizance crystal. </text:span><text:span text:style-name="T2">Powers that identify psionic items incorrectly identify a </text:span><text:span text:style-name="T4">reverse capacitor </text:span><text:span text:style-name="T2">as a </text:span><text:span text:style-name="T4">cognizance crystal </text:span><text:span text:style-name="T2">50% of the time.</text:span></text:p>
      <text:p text:style-name="P15"><text:span text:style-name="T2">A psionic character attempting to use the power points supposedly stored in a </text:span><text:span text:style-name="T4">reverse capacitor </text:span><text:span text:style-name="T2">instead loses 1d6 power points per round for 7 rounds. A crackling arc connects the brow of the character with the stone. If the character can put more than 40 feet between himself and the </text:span><text:span text:style-name="T4">reverse capacitor, </text:span><text:span text:style-name="T2">the effect ends. If the </text:span><text:span text:style-name="T4">reverse capacitor </text:span><text:span text:style-name="T2">drains more power points than the psionic character possesses, the draining effect ends.</text:span></text:p>
      <text:p text:style-name="P15"><text:span text:style-name="T2">The drained power points are simply lost. Each new attempt to use the power points supposedly stored in the </text:span><text:span text:style-name="T4">reverse capacitor </text:span><text:span text:style-name="T2">initiates the draining effect anew.</text:span></text:p>
      <text:p text:style-name="P15"><text:span text:style-name="T2">Strong telepathy; ML 15th; Craft Universal Item, </text:span><text:span text:style-name="T4">bend reality, power leech; </text:span><text:span text:style-name="T2">Price 112,000 gp; Weight 1 lb.</text:span></text:p>
      <text:p text:style-name="P18"/>
      <text:p text:style-name="P15"><text:span text:style-name="T6">PSIONIC ARTIFACTS</text:span></text:p>
      <text:h text:style-name="P10" text:outline-level="1"><text:span text:style-name="T3">Minor Artifacts</text:span></text:h>
      <text:p text:style-name="P15"><text:span text:style-name="T2">Minor artifacts are not necessarily unique items, Instead, they are psionic items that no longer can be made, at least by common mortal means.</text:span></text:p>
      <text:p text:style-name="P15"><text:span text:style-name="T3">Sutra of Tranquil Thought:</text:span><text:span text:style-name="T2"> This monastic tome describes ancient techniques of mental focus and is highly prized by psionic practitioners. If a psionic character who is not evil studies the work during one week of solitary contemplation, he gains 17 bonus power points and experience points sufficient to place him halfway into the next level of experience. Those who use their powers for evil are punished for their impertinence, losing 5d6 x 1,000 XP for defiling the book. In addition, an evil reader must make an immediate DC 15 Will save or become permanently </text:span><text:span text:style-name="T4">confused </text:span><text:span text:style-name="T2">as if affected by the </text:span><text:span text:style-name="T4">insanity </text:span><text:span text:style-name="T2">power. Only </text:span><text:span text:style-name="T4">psychic chirurgery </text:span><text:span text:style-name="T2">or similarly extreme measures can restore sanity.</text:span></text:p>
      <text:p text:style-name="P15"><text:span text:style-name="T2">The minds of nonpsionic beings are too clouded to benefit from the secrets of this book. To anyone without psionic aptitude, the book’s pages appear to contain nothing but elaborate patterns and drawings of mysterious beings. Once it is read, the book vanishes into the Astral Plane to an unknown destination. Even if it is found again, the same character cannot benefit twice from perusing its contents.</text:span></text:p>
      <text:p text:style-name="P15"><text:soft-page-break/><text:span text:style-name="T2">Strong telepathy; ML 20th; Weight 3 lb. </text:span></text:p>
      <text:p text:style-name="P16"/>
      <text:h text:style-name="P10" text:outline-level="1"><text:span text:style-name="T3">Major Artifacts</text:span></text:h>
      <text:p text:style-name="P15"><text:span text:style-name="T2">Major artifacts are unique items—only one of each such item exists. They are difficult to find and dangerous to handle, but once found, are often even more difficult to destroy. A major psionic artifact has only a single, specific means of destruction.</text:span></text:p>
      <text:p text:style-name="P15"><text:span text:style-name="T3">Annulus: </text:span><text:span text:style-name="T2">This artifact is the ultimate psionic nullifier. Forged to keep enemies of vast psionic power at bay, the </text:span><text:span text:style-name="T4">Annulus </text:span><text:span text:style-name="T2">is an artifact that any psionic being should fear. It has been forgotten in the modern age, and merely finding it would precipitate a great upheaval across the planes.</text:span></text:p>
      <text:p text:style-name="P15"><text:span text:style-name="T2">The </text:span><text:span text:style-name="T4">Annulus </text:span><text:span text:style-name="T2">is a 1-foot-diameter ring of silvery material. Tiny slots, antennae, spheres, and other intricate projections decorate the exterior of the hoop; however, two smoothed lengths of the ring provide an adequate surface for grasping the item.</text:span></text:p>
      <text:p text:style-name="P15"><text:span text:style-name="T2">The </text:span><text:span text:style-name="T4">Annulus </text:span><text:span text:style-name="T2">has several powers, all of which require a wielder to tightly grasp the ring with at least one hand. When it is first grasped, knowledge of the artifact’s powers immediately flood the wielder’s mind. The wielder can access all powers of the </text:span><text:span text:style-name="T4">Annulus </text:span><text:span text:style-name="T2">at manifester level 20th.</text:span></text:p>
      <text:p text:style-name="P15"><text:span text:style-name="T2">• The </text:span><text:span text:style-name="T4">Annulus </text:span><text:span text:style-name="T2">generates a continuous </text:span><text:span text:style-name="T4">catapsi </text:span><text:span text:style-name="T2">effect within a 100-foot-radius of the wielder (who is unaffected).</text:span></text:p>
      <text:p text:style-name="P15"><text:span text:style-name="T2">• The wielder gains a +4 enhancement bonus on any attempt to resist an effect that deals ability damage.</text:span></text:p>
      <text:p text:style-name="P15"><text:span text:style-name="T2">• Once per day, the wielder can trigger </text:span><text:span text:style-name="T4">ultrablast </text:span><text:span text:style-name="T2">as a standard action.</text:span></text:p>
      <text:p text:style-name="P15"><text:span text:style-name="T2">• Three times per day, as a standard action, the wielder can trigger an effect similar to </text:span><text:span text:style-name="T4">psionic dimensional anchor </text:span><text:span text:style-name="T2">that affects all creatures in a 50-foot radius.</text:span></text:p>
      <text:p text:style-name="P15"><text:span text:style-name="T2">The primary power of the </text:span><text:span text:style-name="T4">Annulus, </text:span><text:span text:style-name="T2">however, is psionic nullification. Once per year, the wielder can trigger this effect as a special action requiring 10 rounds of continuous concentration to complete. The wielder specifies a target or targets within a 100-foot radius, ranging from a specific psionic individual or item to a group of psionic beings that share the same philosophy. The nullification effect is accompanied by blasts of light, heat, and sound from the </text:span><text:span text:style-name="T4">Annulus. </text:span><text:span text:style-name="T2">Nonpsionic creatures and items are unaffected, as are nontargeted beings, but any psionic target—regardless of any protection it may possess—disintegrates in a terrific explosion. Nothing is left but floating dust.</text:span></text:p>
      <text:p text:style-name="P15"><text:span text:style-name="T2">It is relatively easy to nullify a single target or a small group of targets, but nullifying a more powerful being (such as a demigod or greater entity) or another major artifact taxes the </text:span><text:span text:style-name="T4">Annulus </text:span><text:span text:style-name="T2">to its limits. If it is used to nullify such a target, the artifact succeeds but is destroyed in the process and cannot be retrieved by any means.</text:span></text:p>
      <text:p text:style-name="P15"><text:span text:style-name="T3">Psicrown of the Crystal Mind:</text:span><text:span text:style-name="T2"> An elaborate crystalline psicrown etched with strange designs, this exceptional psicrown is so invested with power that it is considered an artifact. </text:span></text:p>
      <text:p text:style-name="P15"><text:span text:style-name="T2">The power points in the </text:span><text:span text:style-name="T4">Psicrown of the Crystal Mind </text:span><text:span text:style-name="T2">can be used to manifest any of the following powers at manifester level 20th (or at the wearer’s manifester level if it is higher than 20th).</text:span></text:p>
      <text:p text:style-name="P15"><text:span text:style-name="T4">• Burst</text:span></text:p>
      <text:p text:style-name="P15"><text:span text:style-name="T4">• Catfall</text:span></text:p>
      <text:p text:style-name="P15"><text:span text:style-name="T4">• </text:span><text:span text:style-name="T2">C</text:span><text:span text:style-name="T4">oncealing amorpha, greater</text:span></text:p>
      <text:p text:style-name="P15"><text:span text:style-name="T4">• Concussion blast</text:span></text:p>
      <text:p text:style-name="P15"><text:span text:style-name="T4">• Daze, psionic</text:span></text:p>
      <text:p text:style-name="P15"><text:span text:style-name="T4">• Detect psionics</text:span></text:p>
      <text:p text:style-name="P15"><text:span text:style-name="T4">• Dominate, psionic</text:span></text:p>
      <text:p text:style-name="P15"><text:span text:style-name="T4">• Far hand</text:span></text:p>
      <text:p text:style-name="P15"><text:span text:style-name="T4">• Float</text:span></text:p>
      <text:p text:style-name="P15"><text:span text:style-name="T4">• Mindlink</text:span></text:p>
      <text:p text:style-name="P15"><text:span text:style-name="T4">• Inertial barrier</text:span></text:p>
      <text:p text:style-name="P15"><text:span text:style-name="T4">• Telekinetic force</text:span></text:p>
      <text:p text:style-name="P15"><text:soft-page-break/><text:span text:style-name="T4">• Telekinetic maneuver</text:span></text:p>
      <text:p text:style-name="P15"><text:span text:style-name="T4">• Telekinetic thrust</text:span></text:p>
      <text:p text:style-name="P15"><text:span text:style-name="T4">• Teleport, psionic</text:span></text:p>
      <text:p text:style-name="P15"><text:span text:style-name="T4">• Thicken skin</text:span></text:p>
      <text:p text:style-name="P15"><text:span text:style-name="T4">• True metabolism</text:span></text:p>
      <text:p text:style-name="P15"><text:span text:style-name="T2">The wearer of the </text:span><text:span text:style-name="T4">Psicrown of the Crystal Mind </text:span><text:span text:style-name="T2">also gains power resistance equal to 10 + his manifester level.</text:span></text:p>
      <text:p text:style-name="P15"><text:span text:style-name="T2">The </text:span><text:span text:style-name="T4">Psicrown of the Crystal Mind </text:span><text:span text:style-name="T2">has 1,000 power points when discovered. Anyone who dons the crown instantly knows the number of power points it has at the current time. The crown recharges itself, gaining back 1 power point per day if it currently has fewer than 1,000 points.</text:span></text:p>
      <text:p text:style-name="P15"><text:span text:style-name="T2">As a special one-time use of the psicrown, the wearer can channel all the remaining charges in the psicrown into an uncontrolled burst of energy. The wearer triggers this use as a standard action. All within 20 feet of the wearer take hit points of damage equal to half the power points left in the staff (Reflex DC 18 half). The wearer inhabits a tiny eye of calm at the center of the destruction and is unharmed, but the psicrown is reduced to a burned-out cinder.</text:span></text:p>
      <text:p text:style-name="P22"/>
      <text:h text:style-name="P4" text:outline-level="5"><text:span text:style-name="T5">CREATING PSIONIC ITEMS</text:span></text:h>
      <text:p text:style-name="P15"><text:span text:style-name="T2">To calculate the costs involved in creating a psionic item, refer to Creating Magic Items. Although that information deals with magic items, the price formulas presented there are identical to those for psionic items.</text:span></text:p>
      <text:p text:style-name="P15"><text:span text:style-name="T2">Creating psionic armor and psionic weapons is almost identical to the requirements for creating magic armor and magic weapons</text:span><text:span text:style-name="T4">.</text:span></text:p>
      <text:h text:style-name="P10" text:outline-level="1"><text:span text:style-name="T3">Creating Dorjes</text:span></text:h>
      <text:p text:style-name="P15"><text:span text:style-name="T2">To create a dorje, a character needs a small supply of materials, the most obvious being a chunk of crystal or the crystal shards of the dorje to be carved from or assembled. The cost of the materials is subsumed in the cost of creating the dorje—375 gp x the level of the power x the level of the manifester. Dorjes are always fully charged (50 charges) when created.</text:span></text:p>
      <text:p text:style-name="P15"><text:span text:style-name="T2">If an augmentable power is incorporated into a dorje at a higher manifester level than the minimum level required to manifest the power, each discharge of the power from the dorje is augmented to the limit of that higher manifester level. Alternatively, if you want to have a higher manifester level in the dorje, you must pay for the dorje as if the power was one level higher for each additional two manifester levels you want. </text:span></text:p>
      <text:p text:style-name="P15"><text:span text:style-name="T2">The creator must know the power or powers to be imprinted in the dorje (or must have the power available in some other form). If manifesting the power would reduce the manifester’s experience point total, she pays the cost (multiplied by 50) upon beginning the dorje in addition to the experience point cost for making the dorje itself. The act of working on the dorje costs a number of power points per day equal to the power point cost of the power that is being embedded in the crystal of the dorje.</text:span></text:p>
      <text:p text:style-name="P15"><text:span text:style-name="T2">Crafting a dorje requires one day for each 1,000 gp of the base price.</text:span></text:p>
      <text:p text:style-name="P15"><text:span text:style-name="T2">Item Creation Feat Required: Craft Dorje.</text:span></text:p>
      <text:h text:style-name="P10" text:outline-level="1"><text:span text:style-name="T3">Creating Power Stones</text:span></text:h>
      <text:p text:style-name="P15"><text:span text:style-name="T2">To create a power stone, a character needs a supply of incense and fine etching tools, the cost of which is subsumed in the cost of encoding the power stone—12.5 gp x the level of the power x the level of the manifester. All materials used to imprint a power stone must be fresh and unused. A character must pay the full cost for encoding each power stone no matter how many times she previously has imprinted the same power.</text:span></text:p>
      <text:p text:style-name="P15"><text:span text:style-name="T2">The creator must know the power or powers to be imprinted in the power stone (or must have the power available in some other form). If manifesting the power would reduce the manifester’s experience point total, she pays the cost upon beginning the power stone in addition to the experience point cost for making the power stone itself. The act of encoding triggers the power as if it had been manifested, costing the character an appropriate number of power points.</text:span></text:p>
      <text:p text:style-name="P15"><text:span text:style-name="T2">Encoding a power stone requires one day for each 1,000 gp of the base price.</text:span></text:p>
      <text:p text:style-name="P15"><text:span text:style-name="T2">Item Creation Feat Required: Imprint Stone. </text:span></text:p>
      <text:h text:style-name="P10" text:outline-level="1"><text:span text:style-name="T3">Creating Psicrowns</text:span></text:h>
      <text:p text:style-name="P15"><text:span text:style-name="T2">To create a psicrown, a character needs a supply of materials, the most obvious being a circlet, crown, or the pieces of the crown to be assembled. The cost of the materials is subsumed in the cost of creating the psicrown—375 gp x the level of the highest-level power x the level of the manifester, + 75% of the value of the next highest-level power (281.25 gp x the level of the power x the level of the manifester), + one-half of the value of any other powers (187.5 gp x the level of the power x the level of the manifester). Psicrowns are always created with full power points.</text:span></text:p>
      <text:p text:style-name="P15"><text:span text:style-name="T2">Alternatively, if you want to have a higher manifester level in the psicrown, you must pay for the psicrown as if the highest-level power is one level higher for each additional two manifester levels you want.</text:span></text:p>
      <text:p text:style-name="P15"><text:span text:style-name="T2">The creator must know the power or powers to be imprinted in the psicrown (or must have the power available in some other form). If any of the powers has an XP cost, the creator must provide XP equal to 50 x that cost. This expense is in addition to the experience point cost for making the psicrown itself. The act of working on a psicrown costs a number of power points per day equal to the cost of manifesting each of the powers associated with the psicrown once per day.</text:span></text:p>
      <text:p text:style-name="P15"><text:soft-page-break/><text:span text:style-name="T2">Crafting a psicrown requires one day for each 1,000 gp of the base price.</text:span></text:p>
      <text:p text:style-name="P15"><text:span text:style-name="T2">Item Creation Feat Required: Craft Psicrown.</text:span></text:p>
      <text:h text:style-name="P10" text:outline-level="1"><text:span text:style-name="T3">Creating Psionic Tattoos</text:span></text:h>
      <text:p text:style-name="P15"><text:span text:style-name="T2">The creator of a psionic tattoo must have a patch of uncovered skin free of hair and fur, and at least a few containers in which to mix dyes. In addition, he needs special materials, usually to create dyes. The costs for materials and dyes are subsumed in the cost for scribing the psionic tattoo— 25 gp x the level of the power x the level of the manifester. All ingredients and materials used to scribe a psionic tattoo must be fresh and unused. The character must pay the full cost for scribing each psionic tattoo. (Economies of scale do not apply.)</text:span></text:p>
      <text:p text:style-name="P15"><text:span text:style-name="T2">The user of the psionic tattoo is both the manifester and the target; therefore, powers that target another creature</text:span><text:span text:style-name="T4"> </text:span><text:span text:style-name="T2">cannot be stored in psionic tattoo form. Powers with a range of personal can be made into psionic tattoos, but they cost double the price of standard psionic tattoos.</text:span></text:p>
      <text:p text:style-name="P15"><text:span text:style-name="T2">The creator must know the power to be placed in the psionic tattoo (or must have the power available in some other form). If manifesting the power would reduce the manifester’s XP total, he pays the XP cost upon beginning the scribing in addition to the experience point cost for making the psionic tattoo itself. The act of scribing triggers the power as if it had been manifested, costing the character an appropriate number of power points.</text:span></text:p>
      <text:p text:style-name="P15"><text:span text:style-name="T2">Scribing a psionic tattoo requires one day.</text:span></text:p>
      <text:p text:style-name="P15"><text:span text:style-name="T2">Item Creation Feat Required: Scribe Tattoo.</text:span></text:p>
      <text:h text:style-name="P10" text:outline-level="1"><text:span text:style-name="T3">Creating Universal Items</text:span></text:h>
      <text:p text:style-name="P15"><text:span text:style-name="T2">To create a universal item, a character usually needs some sort of equipment or tools to work on the item. He also needs a supply of materials, the most obvious being the item itself or the pieces of the item to be assembled. The cost for the materials is subsumed in the cost for creating the item. Universal item costs are difficult to formularize. Refer to Table: Estimating Magic Item Gold Piece Values</text:span><text:span text:style-name="T4"> </text:span><text:span text:style-name="T2">and use the given item prices as a guideline. Creating an item costs half the market value listed.</text:span></text:p>
      <text:p text:style-name="P15"><text:span text:style-name="T2">If powers are involved in the prerequisites for making the item, the creator must know the power to be placed in the item (or must have the power available in some other form). Any experience point cost for a prerequisite power is not incurred by the creator of the item. The act of working on the item requires a payment of power points appropriate to the power or powers associated with the item during each day of the item’s creation.</text:span></text:p>
      <text:p text:style-name="P15"><text:span text:style-name="T2">Crafting a universal item requires one day for each 1,000 gp of the base price.</text:span></text:p>
      <text:p text:style-name="P15"><text:span text:style-name="T2">Item Creation Feat Required: Craft Universal Item.</text:span></text:p>
      <text:p text:style-name="P22"/>
      <text:p text:style-name="P15"><text:span text:style-name="T5">SPECIAL MATERIALS</text:span></text:p>
      <text:p text:style-name="P15"><text:span text:style-name="T2">In addition to psionic items with imbedded powers, some substances have innate special properties.</text:span></text:p>
      <text:p text:style-name="P15"><text:span text:style-name="T3">Crystal, Deep: </text:span><text:span text:style-name="T2">Deep crystal is crystal of above-average quality found at the hearts of large veins or deposits of mundane crystal (see below). Deep crystal is renowned for its strength and its psionically resonant nature. Mundane crystal is used for many items of psionic manufacture, such as dorjes, power stones, and psicrystals. Deep crystal is a better grade.</text:span></text:p>
      <text:p text:style-name="P15"><text:span text:style-name="T2">While a weapon made of deep crystal is no different from a mundane crystal weapon for a nonpsionic character, a psionic wielder of a deep crystal weapon can focus psionic power through it, increasing the damage that weapon deals. As a free action that does not provoke attacks of opportunity, the wielder can channel psionic power into a melee weapon or ranged weapon made of deep crystal. For 2 power points, the deep crystal weapon deals an extra 2d6 points of damage. The weapon will stay charged for 1 minute or until it scores its next hit. Bows, crossbows, and slings bestow this power on their ammunition. All missile weapons lose this effect if they miss. However, they may be recovered and charged again.</text:span></text:p>
      <text:p text:style-name="P15"><text:span text:style-name="T2">Any weapon made of deep crystal costs 1,000 gp more than its noncrystal counterpart. Any item could potentially be made out of deep crystal. Because deep crystal armor is considered to be made out of metal, druids cannot wear it.</text:span></text:p>
      <text:p text:style-name="P15"><text:span text:style-name="T2">Deep crystal has 30 hit points per inch of thickness and a hardness of 10.</text:span></text:p>
      <text:p text:style-name="P15"><text:span text:style-name="T3">Crystal, Mundane:</text:span><text:span text:style-name="T2"> Mundane crystal can be used in place of metal in weapons or armor, using a special forging process. The fortified crystal possesses the properties of a similar masterwork steel weapon or armor, except for visual appearance.</text:span></text:p>
      <text:p text:style-name="P15"><text:span text:style-name="T2">Weapons and armor made of mundane crystal cost the same amount to make as their masterwork counterparts. Any item could potentially be made with mundane crystal. Because mundane crystal armor is considered to be made out of metal, druids cannot wear it.</text:span></text:p>
      <text:p text:style-name="P15"><text:span text:style-name="T2">Mundane crystal properly forged has 25 hit points per inch of thickness and a hardness of 8.</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ITEMS</dc:title>
    <meta:initial-creator>asmith</meta:initial-creator>
    <meta:creation-date>2004-04-07T11:08:00</meta:creation-date>
    <dc:date>2004-04-07T11:08:00</dc:date>
    <meta:editing-cycles>2</meta:editing-cycles>
    <meta:editing-duration>P0D</meta:editing-duration>
    <meta:document-statistic meta:table-count="20" meta:image-count="0" meta:object-count="0" meta:page-count="40" meta:paragraph-count="1477" meta:word-count="19104" meta:character-count="110536" meta:non-whitespace-character-count="93079"/>
    <meta:generator>LibreOffice/5.4.6.2$Linux_X86_64 LibreOffice_project/40m0$Build-2</meta:generator>
    <meta:user-defined meta:name="Company">Wizards of the Coast</meta:user-defined>
    <meta:user-defined meta:name="Operator">asmith</meta:user-defined>
  </office:meta>
</office:document-meta>
</file>